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Object 130/content.xml"/>
  <manifest:file-entry manifest:media-type="text/xml" manifest:full-path="Object 130/settings.xml"/>
  <manifest:file-entry manifest:media-type="application/vnd.oasis.opendocument.formula" manifest:full-path="Object 130/"/>
  <manifest:file-entry manifest:media-type="text/xml" manifest:full-path="Object 131/content.xml"/>
  <manifest:file-entry manifest:media-type="text/xml" manifest:full-path="Object 131/settings.xml"/>
  <manifest:file-entry manifest:media-type="application/vnd.oasis.opendocument.formula" manifest:full-path="Object 131/"/>
  <manifest:file-entry manifest:media-type="text/xml" manifest:full-path="Object 132/content.xml"/>
  <manifest:file-entry manifest:media-type="text/xml" manifest:full-path="Object 132/settings.xml"/>
  <manifest:file-entry manifest:media-type="application/vnd.oasis.opendocument.formula" manifest:full-path="Object 132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133/content.xml"/>
  <manifest:file-entry manifest:media-type="text/xml" manifest:full-path="Object 133/settings.xml"/>
  <manifest:file-entry manifest:media-type="application/vnd.oasis.opendocument.formula" manifest:full-path="Object 133/"/>
  <manifest:file-entry manifest:media-type="text/xml" manifest:full-path="Object 134/content.xml"/>
  <manifest:file-entry manifest:media-type="text/xml" manifest:full-path="Object 134/settings.xml"/>
  <manifest:file-entry manifest:media-type="application/vnd.oasis.opendocument.formula" manifest:full-path="Object 134/"/>
  <manifest:file-entry manifest:media-type="" manifest:full-path="Object 135/Configurations2/statusbar/"/>
  <manifest:file-entry manifest:media-type="" manifest:full-path="Object 135/Configurations2/accelerator/current.xml"/>
  <manifest:file-entry manifest:media-type="" manifest:full-path="Object 135/Configurations2/accelerator/"/>
  <manifest:file-entry manifest:media-type="" manifest:full-path="Object 135/Configurations2/floater/"/>
  <manifest:file-entry manifest:media-type="" manifest:full-path="Object 135/Configurations2/popupmenu/"/>
  <manifest:file-entry manifest:media-type="" manifest:full-path="Object 135/Configurations2/progressbar/"/>
  <manifest:file-entry manifest:media-type="" manifest:full-path="Object 135/Configurations2/menubar/"/>
  <manifest:file-entry manifest:media-type="" manifest:full-path="Object 135/Configurations2/toolbar/"/>
  <manifest:file-entry manifest:media-type="" manifest:full-path="Object 135/Configurations2/images/Bitmaps/"/>
  <manifest:file-entry manifest:media-type="" manifest:full-path="Object 135/Configurations2/images/"/>
  <manifest:file-entry manifest:media-type="application/vnd.sun.xml.ui.configuration" manifest:full-path="Object 135/Configurations2/"/>
  <manifest:file-entry manifest:media-type="text/xml" manifest:full-path="Object 135/content.xml"/>
  <manifest:file-entry manifest:media-type="text/xml" manifest:full-path="Object 135/settings.xml"/>
  <manifest:file-entry manifest:media-type="application/vnd.oasis.opendocument.formula" manifest:version="1.2" manifest:full-path="Object 135/"/>
  <manifest:file-entry manifest:media-type="text/xml" manifest:full-path="Object 136/content.xml"/>
  <manifest:file-entry manifest:media-type="text/xml" manifest:full-path="Object 136/settings.xml"/>
  <manifest:file-entry manifest:media-type="application/vnd.oasis.opendocument.formula" manifest:full-path="Object 136/"/>
  <manifest:file-entry manifest:media-type="text/xml" manifest:full-path="Object 137/content.xml"/>
  <manifest:file-entry manifest:media-type="text/xml" manifest:full-path="Object 137/settings.xml"/>
  <manifest:file-entry manifest:media-type="application/vnd.oasis.opendocument.formula" manifest:full-path="Object 137/"/>
  <manifest:file-entry manifest:media-type="text/xml" manifest:full-path="Object 138/content.xml"/>
  <manifest:file-entry manifest:media-type="text/xml" manifest:full-path="Object 138/settings.xml"/>
  <manifest:file-entry manifest:media-type="application/vnd.oasis.opendocument.formula" manifest:full-path="Object 138/"/>
  <manifest:file-entry manifest:media-type="text/xml" manifest:full-path="Object 139/content.xml"/>
  <manifest:file-entry manifest:media-type="text/xml" manifest:full-path="Object 139/settings.xml"/>
  <manifest:file-entry manifest:media-type="application/vnd.oasis.opendocument.formula" manifest:full-path="Object 139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full-path="Object 90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full-path="Object 91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full-path="Object 9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full-path="Object 93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full-path="Object 94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full-path="Object 95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full-path="Object 96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full-path="Object 97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full-path="Object 98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full-path="Object 41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full-path="Object 99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full-path="Object 42/"/>
  <manifest:file-entry manifest:media-type="image/png" manifest:full-path="Pictures/10000000000000500000000F4CE678D1.png"/>
  <manifest:file-entry manifest:media-type="" manifest:full-path="Pictures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full-path="Object 47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full-path="Object 49/"/>
  <manifest:file-entry manifest:media-type="text/xml" manifest:full-path="Object 140/content.xml"/>
  <manifest:file-entry manifest:media-type="text/xml" manifest:full-path="Object 140/settings.xml"/>
  <manifest:file-entry manifest:media-type="application/vnd.oasis.opendocument.formula" manifest:full-path="Object 140/"/>
  <manifest:file-entry manifest:media-type="text/xml" manifest:full-path="Object 141/content.xml"/>
  <manifest:file-entry manifest:media-type="text/xml" manifest:full-path="Object 141/settings.xml"/>
  <manifest:file-entry manifest:media-type="application/vnd.oasis.opendocument.formula" manifest:full-path="Object 141/"/>
  <manifest:file-entry manifest:media-type="text/xml" manifest:full-path="Object 142/content.xml"/>
  <manifest:file-entry manifest:media-type="text/xml" manifest:full-path="Object 142/settings.xml"/>
  <manifest:file-entry manifest:media-type="application/vnd.oasis.opendocument.formula" manifest:full-path="Object 142/"/>
  <manifest:file-entry manifest:media-type="text/xml" manifest:full-path="Object 143/content.xml"/>
  <manifest:file-entry manifest:media-type="text/xml" manifest:full-path="Object 143/settings.xml"/>
  <manifest:file-entry manifest:media-type="application/vnd.oasis.opendocument.formula" manifest:full-path="Object 143/"/>
  <manifest:file-entry manifest:media-type="text/xml" manifest:full-path="Object 144/content.xml"/>
  <manifest:file-entry manifest:media-type="text/xml" manifest:full-path="Object 144/settings.xml"/>
  <manifest:file-entry manifest:media-type="application/vnd.oasis.opendocument.formula" manifest:full-path="Object 144/"/>
  <manifest:file-entry manifest:media-type="text/xml" manifest:full-path="Object 145/content.xml"/>
  <manifest:file-entry manifest:media-type="text/xml" manifest:full-path="Object 145/settings.xml"/>
  <manifest:file-entry manifest:media-type="application/vnd.oasis.opendocument.formula" manifest:full-path="Object 145/"/>
  <manifest:file-entry manifest:media-type="text/xml" manifest:full-path="Object 146/content.xml"/>
  <manifest:file-entry manifest:media-type="text/xml" manifest:full-path="Object 146/settings.xml"/>
  <manifest:file-entry manifest:media-type="application/vnd.oasis.opendocument.formula" manifest:full-path="Object 146/"/>
  <manifest:file-entry manifest:media-type="application/binary" manifest:full-path="layout-cache"/>
  <manifest:file-entry manifest:media-type="text/xml" manifest:full-path="content.xml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full-path="Object 5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full-path="Object 54/"/>
  <manifest:file-entry manifest:media-type="" manifest:full-path="Object 55/Configurations2/statusba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progressbar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full-path="Object 57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full-path="Object 58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full-path="Object 59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full-path="Object 100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full-path="Object 101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full-path="Object 102/"/>
  <manifest:file-entry manifest:media-type="application/rdf+xml" manifest:full-path="manifest.rdf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full-path="Object 103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full-path="Object 104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full-path="Object 105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full-path="Object 106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full-path="Object 107/"/>
  <manifest:file-entry manifest:media-type="text/xml" manifest:full-path="Object 108/content.xml"/>
  <manifest:file-entry manifest:media-type="text/xml" manifest:full-path="Object 108/settings.xml"/>
  <manifest:file-entry manifest:media-type="application/vnd.oasis.opendocument.formula" manifest:full-path="Object 108/"/>
  <manifest:file-entry manifest:media-type="application/x-openoffice-gdimetafile;windows_formatname=&quot;GDIMetaFile&quot;" manifest:full-path="ObjectReplacements/Object 130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132"/>
  <manifest:file-entry manifest:media-type="" manifest:full-path="ObjectReplacements/Object 133"/>
  <manifest:file-entry manifest:media-type="application/x-openoffice-gdimetafile;windows_formatname=&quot;GDIMetaFile&quot;" manifest:full-path="ObjectReplacements/Object 134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137"/>
  <manifest:file-entry manifest:media-type="application/x-openoffice-gdimetafile;windows_formatname=&quot;GDIMetaFile&quot;" manifest:full-path="ObjectReplacements/Object 138"/>
  <manifest:file-entry manifest:media-type="application/x-openoffice-gdimetafile;windows_formatname=&quot;GDIMetaFile&quot;" manifest:full-path="ObjectReplacements/Object 139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" manifest:full-path="ObjectReplacements/Object 48"/>
  <manifest:file-entry manifest:media-type="" manifest:full-path="ObjectReplacements/Object 49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141"/>
  <manifest:file-entry manifest:media-type="application/x-openoffice-gdimetafile;windows_formatname=&quot;GDIMetaFile&quot;" manifest:full-path="ObjectReplacements/Object 142"/>
  <manifest:file-entry manifest:media-type="application/x-openoffice-gdimetafile;windows_formatname=&quot;GDIMetaFile&quot;" manifest:full-path="ObjectReplacements/Object 143"/>
  <manifest:file-entry manifest:media-type="application/x-openoffice-gdimetafile;windows_formatname=&quot;GDIMetaFile&quot;" manifest:full-path="ObjectReplacements/Object 144"/>
  <manifest:file-entry manifest:media-type="application/x-openoffice-gdimetafile;windows_formatname=&quot;GDIMetaFile&quot;" manifest:full-path="ObjectReplacements/Object 145"/>
  <manifest:file-entry manifest:media-type="application/x-openoffice-gdimetafile;windows_formatname=&quot;GDIMetaFile&quot;" manifest:full-path="ObjectReplacements/Object 146"/>
  <manifest:file-entry manifest:media-type="" manifest:full-path="ObjectReplacements/Object 50"/>
  <manifest:file-entry manifest:media-type="application/x-openoffice-gdimetafile;windows_formatname=&quot;GDIMetaFile&quot;" manifest:full-path="ObjectReplacements/Object 51"/>
  <manifest:file-entry manifest:media-type="" manifest:full-path="ObjectReplacements/Object 52"/>
  <manifest:file-entry manifest:media-type="" manifest:full-path="ObjectReplacements/Object 53"/>
  <manifest:file-entry manifest:media-type="" manifest:full-path="ObjectReplacements/Object 54"/>
  <manifest:file-entry manifest:media-type="application/x-openoffice-gdimetafile;windows_formatname=&quot;GDIMetaFile&quot;" manifest:full-path="ObjectReplacements/Object 55"/>
  <manifest:file-entry manifest:media-type="" manifest:full-path="ObjectReplacements/Object 56"/>
  <manifest:file-entry manifest:media-type="application/x-openoffice-gdimetafile;windows_formatname=&quot;GDIMetaFile&quot;" manifest:full-path="ObjectReplacements/Object 57"/>
  <manifest:file-entry manifest:media-type="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108"/>
  <manifest:file-entry manifest:media-type="" manifest:full-path="ObjectReplacements/Object 109"/>
  <manifest:file-entry manifest:media-type="application/x-openoffice-gdimetafile;windows_formatname=&quot;GDIMetaFile&quot;" manifest:full-path="ObjectReplacements/Object 60"/>
  <manifest:file-entry manifest:media-type="" manifest:full-path="ObjectReplacements/Object 61"/>
  <manifest:file-entry manifest:media-type="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" manifest:full-path="ObjectReplacements/Object 110"/>
  <manifest:file-entry manifest:media-type="" manifest:full-path="ObjectReplacements/Object 111"/>
  <manifest:file-entry manifest:media-type="" manifest:full-path="ObjectReplacements/Object 112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114"/>
  <manifest:file-entry manifest:media-type="" manifest:full-path="ObjectReplacements/Object 115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117"/>
  <manifest:file-entry manifest:media-type="" manifest:full-path="ObjectReplacements/Object 118"/>
  <manifest:file-entry manifest:media-type="" manifest:full-path="ObjectReplacements/Object 1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" manifest:full-path="ObjectReplacements/Object 75"/>
  <manifest:file-entry manifest:media-type="application/x-openoffice-gdimetafile;windows_formatname=&quot;GDIMetaFile&quot;" manifest:full-path="ObjectReplacements/Object 76"/>
  <manifest:file-entry manifest:media-type="" manifest:full-path="ObjectReplacements/Object 77"/>
  <manifest:file-entry manifest:media-type="application/x-openoffice-gdimetafile;windows_formatname=&quot;GDIMetaFile&quot;" manifest:full-path="ObjectReplacements/Object 20"/>
  <manifest:file-entry manifest:media-type="" manifest:full-path="ObjectReplacements/Object 7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21"/>
  <manifest:file-entry manifest:media-type="" manifest:full-path="ObjectReplacements/Object 3"/>
  <manifest:file-entry manifest:media-type="application/x-openoffice-gdimetafile;windows_formatname=&quot;GDIMetaFile&quot;" manifest:full-path="ObjectReplacements/Object 122"/>
  <manifest:file-entry manifest:media-type="" manifest:full-path="ObjectReplacements/Object 4"/>
  <manifest:file-entry manifest:media-type="application/x-openoffice-gdimetafile;windows_formatname=&quot;GDIMetaFile&quot;" manifest:full-path="ObjectReplacements/Object 123"/>
  <manifest:file-entry manifest:media-type="" manifest:full-path="ObjectReplacements/Object 5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7"/>
  <manifest:file-entry manifest:media-type="" manifest:full-path="ObjectReplacements/Object 126"/>
  <manifest:file-entry manifest:media-type="application/x-openoffice-gdimetafile;windows_formatname=&quot;GDIMetaFile&quot;" manifest:full-path="ObjectReplacements/Object 8"/>
  <manifest:file-entry manifest:media-type="" manifest:full-path="ObjectReplacements/Object 127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28"/>
  <manifest:file-entry manifest:media-type="" manifest:full-path="ObjectReplacements/Object 129"/>
  <manifest:file-entry manifest:media-type="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" manifest:full-path="ObjectReplacements/Object 84"/>
  <manifest:file-entry manifest:media-type="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30"/>
  <manifest:file-entry manifest:media-type="" manifest:full-path="ObjectReplacements/Object 88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" manifest:full-path="ObjectReplacements/Object 39"/>
  <manifest:file-entry manifest:media-type="" manifest:full-path="ObjectReplacements/"/>
  <manifest:file-entry manifest:media-type="text/xml" manifest:full-path="Object 109/content.xml"/>
  <manifest:file-entry manifest:media-type="text/xml" manifest:full-path="Object 109/settings.xml"/>
  <manifest:file-entry manifest:media-type="application/vnd.oasis.opendocument.formula" manifest:full-path="Object 109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full-path="Object 60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full-path="Object 61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full-path="Object 6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full-path="Object 63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full-path="Object 64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full-path="Object 65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full-path="Object 66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full-path="Object 67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full-path="Object 68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full-path="Object 69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110/content.xml"/>
  <manifest:file-entry manifest:media-type="text/xml" manifest:full-path="Object 110/settings.xml"/>
  <manifest:file-entry manifest:media-type="application/vnd.oasis.opendocument.formula" manifest:full-path="Object 110/"/>
  <manifest:file-entry manifest:media-type="text/xml" manifest:full-path="Object 111/content.xml"/>
  <manifest:file-entry manifest:media-type="text/xml" manifest:full-path="Object 111/settings.xml"/>
  <manifest:file-entry manifest:media-type="application/vnd.oasis.opendocument.formula" manifest:full-path="Object 111/"/>
  <manifest:file-entry manifest:media-type="text/xml" manifest:full-path="Object 112/content.xml"/>
  <manifest:file-entry manifest:media-type="text/xml" manifest:full-path="Object 112/settings.xml"/>
  <manifest:file-entry manifest:media-type="application/vnd.oasis.opendocument.formula" manifest:full-path="Object 112/"/>
  <manifest:file-entry manifest:media-type="text/xml" manifest:full-path="Object 113/content.xml"/>
  <manifest:file-entry manifest:media-type="text/xml" manifest:full-path="Object 113/settings.xml"/>
  <manifest:file-entry manifest:media-type="application/vnd.oasis.opendocument.formula" manifest:full-path="Object 113/"/>
  <manifest:file-entry manifest:media-type="text/xml" manifest:full-path="Object 114/content.xml"/>
  <manifest:file-entry manifest:media-type="text/xml" manifest:full-path="Object 114/settings.xml"/>
  <manifest:file-entry manifest:media-type="application/vnd.oasis.opendocument.formula" manifest:full-path="Object 114/"/>
  <manifest:file-entry manifest:media-type="text/xml" manifest:full-path="Object 115/content.xml"/>
  <manifest:file-entry manifest:media-type="text/xml" manifest:full-path="Object 115/settings.xml"/>
  <manifest:file-entry manifest:media-type="application/vnd.oasis.opendocument.formula" manifest:full-path="Object 115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full-path="Object 116/"/>
  <manifest:file-entry manifest:media-type="text/xml" manifest:full-path="Object 117/content.xml"/>
  <manifest:file-entry manifest:media-type="text/xml" manifest:full-path="Object 117/settings.xml"/>
  <manifest:file-entry manifest:media-type="application/vnd.oasis.opendocument.formula" manifest:full-path="Object 117/"/>
  <manifest:file-entry manifest:media-type="text/xml" manifest:full-path="Object 118/content.xml"/>
  <manifest:file-entry manifest:media-type="text/xml" manifest:full-path="Object 118/settings.xml"/>
  <manifest:file-entry manifest:media-type="application/vnd.oasis.opendocument.formula" manifest:full-path="Object 118/"/>
  <manifest:file-entry manifest:media-type="text/xml" manifest:full-path="Object 119/content.xml"/>
  <manifest:file-entry manifest:media-type="text/xml" manifest:full-path="Object 119/settings.xml"/>
  <manifest:file-entry manifest:media-type="application/vnd.oasis.opendocument.formula" manifest:full-path="Object 119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full-path="Object 70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full-path="Object 71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full-path="Object 7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full-path="Object 73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full-path="Object 74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full-path="Object 75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full-path="Object 76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full-path="Object 77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full-path="Object 78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full-path="Object 79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120/content.xml"/>
  <manifest:file-entry manifest:media-type="text/xml" manifest:full-path="Object 120/settings.xml"/>
  <manifest:file-entry manifest:media-type="application/vnd.oasis.opendocument.formula" manifest:full-path="Object 120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121/content.xml"/>
  <manifest:file-entry manifest:media-type="text/xml" manifest:full-path="Object 121/settings.xml"/>
  <manifest:file-entry manifest:media-type="application/vnd.oasis.opendocument.formula" manifest:full-path="Object 121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full-path="Object 12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123/content.xml"/>
  <manifest:file-entry manifest:media-type="text/xml" manifest:full-path="Object 123/settings.xml"/>
  <manifest:file-entry manifest:media-type="application/vnd.oasis.opendocument.formula" manifest:full-path="Object 123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124/content.xml"/>
  <manifest:file-entry manifest:media-type="text/xml" manifest:full-path="Object 124/settings.xml"/>
  <manifest:file-entry manifest:media-type="application/vnd.oasis.opendocument.formula" manifest:full-path="Object 124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125/content.xml"/>
  <manifest:file-entry manifest:media-type="text/xml" manifest:full-path="Object 125/settings.xml"/>
  <manifest:file-entry manifest:media-type="application/vnd.oasis.opendocument.formula" manifest:full-path="Object 125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126/content.xml"/>
  <manifest:file-entry manifest:media-type="text/xml" manifest:full-path="Object 126/settings.xml"/>
  <manifest:file-entry manifest:media-type="application/vnd.oasis.opendocument.formula" manifest:full-path="Object 126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127/content.xml"/>
  <manifest:file-entry manifest:media-type="text/xml" manifest:full-path="Object 127/settings.xml"/>
  <manifest:file-entry manifest:media-type="application/vnd.oasis.opendocument.formula" manifest:full-path="Object 127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Object 128/content.xml"/>
  <manifest:file-entry manifest:media-type="text/xml" manifest:full-path="Object 128/settings.xml"/>
  <manifest:file-entry manifest:media-type="application/vnd.oasis.opendocument.formula" manifest:full-path="Object 128/"/>
  <manifest:file-entry manifest:media-type="text/xml" manifest:full-path="Object 129/content.xml"/>
  <manifest:file-entry manifest:media-type="text/xml" manifest:full-path="Object 129/settings.xml"/>
  <manifest:file-entry manifest:media-type="application/vnd.oasis.opendocument.formula" manifest:full-path="Object 129/"/>
  <manifest:file-entry manifest:media-type="text/xml" manifest:full-path="meta.xml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full-path="Object 80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full-path="Object 81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full-path="Object 8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full-path="Object 83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full-path="Object 84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full-path="Object 85/"/>
  <manifest:file-entry manifest:media-type="" manifest:full-path="Thumbnails/thumbnail.png"/>
  <manifest:file-entry manifest:media-type="" manifest:full-path="Thumbnails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full-path="Object 86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full-path="Object 87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full-path="Object 88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full-path="Object 89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Nimbus Roman No9 L"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Nimbus Roman No9 L" fo:font-size="10pt" style:text-underline-style="solid" style:text-underline-width="auto" style:text-underline-color="font-color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8.274cm"/>
        </style:tab-stops>
      </style:paragraph-properties>
      <style:text-properties style:font-name="Nimbus Roman No9 L" fo:font-size="10pt" style:text-underline-style="solid" style:text-underline-width="auto" style:text-underline-color="font-color" style:font-size-asian="10pt" style:font-size-complex="10pt"/>
    </style:style>
    <style:style style:name="P4" style:family="paragraph" style:parent-style-name="Standard">
      <style:text-properties style:font-name="Nimbus Roman No9 L"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8.274cm"/>
        </style:tab-stops>
      </style:paragraph-properties>
      <style:text-properties style:font-name="Nimbus Roman No9 L" fo:font-size="10pt" style:font-size-asian="10pt" style:font-size-complex="10pt"/>
    </style:style>
    <style:style style:name="P6" style:family="paragraph" style:parent-style-name="Standard">
      <style:paragraph-properties>
        <style:tab-stops/>
      </style:paragraph-properties>
      <style:text-properties style:font-name="Nimbus Roman No9 L" fo:font-size="10pt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3.171cm"/>
        </style:tab-stops>
      </style:paragraph-properties>
      <style:text-properties style:font-name="Nimbus Roman No9 L" fo:font-size="10pt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1.727cm"/>
        </style:tab-stops>
      </style:paragraph-properties>
      <style:text-properties style:font-name="Nimbus Roman No9 L" fo:font-size="10pt" style:font-size-asian="10pt" style:font-size-complex="10pt"/>
    </style:style>
    <style:style style:name="P9" style:family="paragraph" style:parent-style-name="Standard">
      <style:paragraph-properties>
        <style:tab-stops/>
      </style:paragraph-properties>
      <style:text-properties style:font-name="Nimbus Roman No9 L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0" style:family="paragraph" style:parent-style-name="Standard">
      <style:paragraph-properties>
        <style:tab-stops>
          <style:tab-stop style:position="3.171cm"/>
        </style:tab-stops>
      </style:paragraph-properties>
      <style:text-properties style:font-name="Nimbus Roman No9 L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1" style:family="paragraph" style:parent-style-name="Standard">
      <style:paragraph-properties>
        <style:tab-stops>
          <style:tab-stop style:position="1.727cm"/>
        </style:tab-stops>
      </style:paragraph-properties>
      <style:text-properties style:font-name="Nimbus Roman No9 L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2" style:family="paragraph" style:parent-style-name="Standard">
      <style:paragraph-properties fo:break-before="page">
        <style:tab-stops/>
      </style:paragraph-properties>
      <style:text-properties style:font-name="Nimbus Roman No9 L" fo:font-size="10pt" style:font-size-asian="10pt" style:font-size-complex="10pt"/>
    </style:style>
    <style:style style:name="P13" style:family="paragraph">
      <style:text-properties fo:font-size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name-asian="Courier New" style:font-style-asian="italic" style:font-weight-asian="normal" style:font-name-complex="Courier New" style:font-style-complex="italic" style:font-weight-complex="normal"/>
    </style:style>
    <style:style style:name="T4" style:family="text">
      <style:text-properties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5" style:family="text">
      <style:text-properties fo:font-style="normal" style:text-underline-style="solid" style:text-underline-width="auto" style:text-underline-color="font-color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6" style:family="text">
      <style:text-properties style:font-name="Times New Roman" fo:font-size="6pt" style:font-size-asian="6pt" style:font-size-complex="6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ormula">
      <style:graphic-properties fo:margin-left="0cm" fo:margin-right="0.101cm" style:wrap="parallel" style:number-wrapped-paragraphs="no-limit" style:wrap-contour="false" style:vertical-pos="middle" style:vertical-rel="text" style:horizontal-pos="from-left" style:horizontal-rel="paragraph-content" fo:background-color="#ffffff" style:background-transparency="100%" fo:padding="0.049cm" fo:border="none" draw:ole-draw-aspect="1">
        <style:background-image/>
      </style:graphic-properties>
    </style:style>
    <style:style style:name="fr3" style:family="graphic" style:parent-style-name="Formula">
      <style:graphic-properties fo:margin-left="0cm" fo:margin-right="0.101cm" style:wrap="parallel" style:number-wrapped-paragraphs="no-limit" style:wrap-contour="false" style:vertical-pos="middle" style:vertical-rel="text" style:horizontal-pos="from-left" style:horizontal-rel="paragraph-content" fo:padding="0.049cm" fo:border="0.002cm solid #000000" draw:ole-draw-aspect="1"/>
    </style:style>
    <style:style style:name="fr4" style:family="graphic" style:parent-style-name="Formula">
      <style:graphic-properties fo:margin-left="0cm" fo:margin-right="0.101cm" style:wrap="parallel" style:number-wrapped-paragraphs="no-limit" style:wrap-contour="false" style:vertical-pos="middle" style:vertical-rel="text" style:horizontal-pos="from-left" style:horizontal-rel="paragraph-content" fo:background-color="#ffffff" style:background-transparency="100%" fo:padding="0.049cm" fo:border="0.002cm solid #000000" draw:ole-draw-aspect="1">
        <style:background-image/>
      </style:graphic-properties>
    </style:style>
    <style:style style:name="fr5" style:family="graphic" style:parent-style-name="Formula">
      <style:graphic-properties fo:margin-left="0cm" fo:margin-right="0.101cm" style:wrap="parallel" style:number-wrapped-paragraphs="no-limit" style:wrap-contour="false" style:vertical-pos="middle" style:vertical-rel="baseline" style:horizontal-pos="from-left" style:horizontal-rel="page" draw:ole-draw-aspect="1"/>
    </style:style>
    <style:style style:name="fr6" style:family="graphic" style:parent-style-name="Formula">
      <style:graphic-properties fo:margin-left="0.101cm" fo:margin-right="0.101cm" style:wrap="parallel" style:number-wrapped-paragraphs="no-limit" style:wrap-contour="false" style:vertical-pos="from-top" style:horizontal-pos="from-left" style:horizontal-rel="paragraph-content" fo:background-color="#ffffff" style:background-transparency="100%" fo:padding="0.049cm" fo:border="none" draw:ole-draw-aspect="1">
        <style:background-image/>
      </style:graphic-properties>
    </style:style>
    <style:style style:name="fr7" style:family="graphic" style:parent-style-name="Formula">
      <style:graphic-properties fo:margin-left="0.101cm" fo:margin-right="0.101cm" style:wrap="parallel" style:number-wrapped-paragraphs="no-limit" style:wrap-contour="false" style:vertical-pos="middle" style:vertical-rel="text" style:horizontal-pos="from-left" style:horizontal-rel="paragraph-content" fo:background-color="#ffffff" style:background-transparency="100%" fo:padding="0.049cm" fo:border="none" draw:ole-draw-aspect="1">
        <style:background-image/>
      </style:graphic-properties>
    </style:style>
    <style:style style:name="fr8" style:family="graphic" style:parent-style-name="Formula">
      <style:graphic-properties fo:margin-left="0.101cm" fo:margin-right="0.101cm" style:wrap="parallel" style:number-wrapped-paragraphs="no-limit" style:wrap-contour="false" style:vertical-pos="middle" style:vertical-rel="text" style:horizontal-pos="from-left" style:horizontal-rel="paragraph-content" fo:background-color="#ffffff" style:background-transparency="100%" fo:padding="0.049cm" fo:border="0.002cm solid #000000" draw:ole-draw-aspect="1">
        <style:background-image/>
      </style:graphic-properties>
    </style:style>
    <style:style style:name="fr9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10" style:family="graphic" style:parent-style-name="Formula">
      <style:graphic-properties style:vertical-pos="middle" style:vertical-rel="text" style:horizontal-pos="from-left" style:horizontal-rel="paragraph-content" fo:padding="0.049cm" fo:border="0.002cm solid #000000" draw:ole-draw-aspect="1"/>
    </style:style>
    <style:style style:name="fr1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0.695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055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a xlink:type="simple" xlink:href="http://creativecommons.org/licenses/by-sa/3.0/es/" office:name="Creative Commons">
        <draw:frame draw:style-name="fr1" draw:name="gráficos2" text:anchor-type="page" text:anchor-page-number="2" svg:x="17.575cm" svg:y="28.609cm" svg:width="2.117cm" svg:height="0.397cm" draw:z-index="0">
          <draw:image xlink:href="Pictures/10000000000000500000000F4CE678D1.png" xlink:type="simple" xlink:show="embed" xlink:actuate="onLoad"/>
        </draw:frame>
      </draw:a>
      <draw:frame text:anchor-type="page" text:anchor-page-number="1" draw:z-index="23" draw:style-name="gr1" draw:text-style-name="P13" svg:width="9.436cm" svg:height="0.696cm" svg:x="10.49cm" svg:y="28.688cm">
        <draw:text-box>
          <text:p><text:span text:style-name="T6"><text:s/></text:span><text:span text:style-name="T6"><text:a xlink:href="http://sites.google.com/site/zeehio/">Sergio Oller</text:a></text:span><text:span text:style-name="T6"> <text:s/>v1.8 2010. Permisos a darrera. Formulari disponible a: http://www.sergioller.com</text:span></text:p>
        </draw:text-box>
      </draw:frame>
      <draw:frame text:anchor-type="page" text:anchor-page-number="2" draw:z-index="27" draw:style-name="gr2" draw:text-style-name="P13" svg:width="14.479cm" svg:height="1.056cm" svg:x="3.097cm" svg:y="28.609cm">
        <draw:text-box>
          <text:p><text:span text:style-name="T6"><text:s/></text:span><text:span text:style-name="T6"><text:a xlink:href="http://sites.google.com/site/zeehio/">Sergio Oller</text:a></text:span><text:span text:style-name="T6"> v1.8 2010. S'autoritza la còpia i distribució de l'obra així com fer-ne obres derivades sempre que es reconegui l'autor original i les obres derivades es comparteixin amb la mateixa llicència (</text:span><text:span text:style-name="T6"><text:a xlink:href="http://creativecommons.org/licenses/by-sa/3.0/es/deed.ca">CC-BY-SA</text:a></text:span><text:span text:style-name="T6">). Comentaris i correccions: </text:span><text:span text:style-name="T6"><text:a xlink:href="mailto:sergioller@gmail.com">sergioller@gmail.com</text:a></text:span><text:span text:style-name="T6">. Formulari disponible a: http://www.sergioller.com</text:span></text:p>
        </draw:text-box>
      </draw:frame>
      <text:p text:style-name="P2">Mecànica Quàntica: Formulari</text:p>
      <text:p text:style-name="P4"><text:span text:style-name="T1">H Pauli: </text:span><draw:frame draw:style-name="fr2" draw:name="Objeto1" text:anchor-type="as-char" svg:width="4.634cm" svg:height="1.051cm" draw:z-index="28"><draw:object xlink:href="./Object 1" xlink:type="simple" xlink:show="embed" xlink:actuate="onLoad"/><draw:image xlink:href="./ObjectReplacements/Object 1" xlink:type="simple" xlink:show="embed" xlink:actuate="onLoad"/></draw:frame><draw:frame draw:style-name="fr2" draw:name="Objeto2" text:anchor-type="as-char" svg:width="4.958cm" svg:height="1.115cm" draw:z-index="29"><draw:object xlink:href="./Object 2" xlink:type="simple" xlink:show="embed" xlink:actuate="onLoad"/><draw:image xlink:href="./ObjectReplacements/Object 2" xlink:type="simple" xlink:show="embed" xlink:actuate="onLoad"/></draw:frame><draw:frame draw:style-name="fr2" draw:name="Objeto4" text:anchor-type="as-char" svg:width="2.185cm" svg:height="0.998cm" draw:z-index="30"><draw:object xlink:href="./Object 4" xlink:type="simple" xlink:show="embed" xlink:actuate="onLoad"/><draw:image xlink:href="./ObjectReplacements/Object 4" xlink:type="simple" xlink:show="embed" xlink:actuate="onLoad"/></draw:frame> <draw:frame draw:style-name="fr2" draw:name="Objeto3" text:anchor-type="as-char" svg:width="1.02cm" svg:height="0.51cm" draw:z-index="31"><draw:object xlink:href="./Object 3" xlink:type="simple" xlink:show="embed" xlink:actuate="onLoad"/><draw:image xlink:href="./ObjectReplacements/Object 3" xlink:type="simple" xlink:show="embed" xlink:actuate="onLoad"/></draw:frame><draw:frame draw:style-name="fr2" draw:name="Objeto5" text:anchor-type="as-char" svg:width="1.439cm" svg:height="0.995cm" draw:z-index="34"><draw:object xlink:href="./Object 5" xlink:type="simple" xlink:show="embed" xlink:actuate="onLoad"/><draw:image xlink:href="./ObjectReplacements/Object 5" xlink:type="simple" xlink:show="embed" xlink:actuate="onLoad"/></draw:frame> </text:p>
      <text:p text:style-name="P4"><draw:frame draw:style-name="fr3" draw:name="Objeto58" text:anchor-type="as-char" svg:width="3.826cm" svg:height="1.175cm" draw:z-index="35"><draw:object xlink:href="./Object 60" xlink:type="simple" xlink:show="embed" xlink:actuate="onLoad"/><draw:image xlink:href="./ObjectReplacements/Object 60" xlink:type="simple" xlink:show="embed" xlink:actuate="onLoad"/></draw:frame><draw:frame draw:style-name="fr4" draw:name="Objeto6" text:anchor-type="as-char" svg:width="7.848cm" svg:height="1.111cm" draw:z-index="40"><draw:object xlink:href="./Object 6" xlink:type="simple" xlink:show="embed" xlink:actuate="onLoad"/><draw:image xlink:href="./ObjectReplacements/Object 6" xlink:type="simple" xlink:show="embed" xlink:actuate="onLoad"/></draw:frame><draw:frame draw:style-name="fr2" draw:name="Objeto13" text:anchor-type="as-char" svg:width="3.51cm" svg:height="1.162cm" draw:z-index="85"><draw:object xlink:href="./Object 13" xlink:type="simple" xlink:show="embed" xlink:actuate="onLoad"/><draw:image xlink:href="./ObjectReplacements/Object 13" xlink:type="simple" xlink:show="embed" xlink:actuate="onLoad"/></draw:frame></text:p>
      <text:p text:style-name="P4"><draw:frame draw:style-name="fr2" draw:name="Objeto7" text:anchor-type="as-char" svg:width="2.828cm" svg:height="1.108cm" draw:z-index="94"><draw:object xlink:href="./Object 7" xlink:type="simple" xlink:show="embed" xlink:actuate="onLoad"/><draw:image xlink:href="./ObjectReplacements/Object 7" xlink:type="simple" xlink:show="embed" xlink:actuate="onLoad"/></draw:frame> <draw:frame draw:style-name="fr2" draw:name="Objeto8" text:anchor-type="as-char" svg:width="3.138cm" svg:height="1.111cm" draw:z-index="95"><draw:object xlink:href="./Object 8" xlink:type="simple" xlink:show="embed" xlink:actuate="onLoad"/><draw:image xlink:href="./ObjectReplacements/Object 8" xlink:type="simple" xlink:show="embed" xlink:actuate="onLoad"/></draw:frame> <draw:frame draw:style-name="fr2" draw:name="Objeto9" text:anchor-type="as-char" svg:width="2.842cm" svg:height="1.111cm" draw:z-index="96"><draw:object xlink:href="./Object 9" xlink:type="simple" xlink:show="embed" xlink:actuate="onLoad"/><draw:image xlink:href="./ObjectReplacements/Object 9" xlink:type="simple" xlink:show="embed" xlink:actuate="onLoad"/></draw:frame> <draw:frame draw:style-name="fr2" draw:name="Objeto10" text:anchor-type="as-char" svg:width="3.074cm" svg:height="1.111cm" draw:z-index="97"><draw:object xlink:href="./Object 10" xlink:type="simple" xlink:show="embed" xlink:actuate="onLoad"/><draw:image xlink:href="./ObjectReplacements/Object 10" xlink:type="simple" xlink:show="embed" xlink:actuate="onLoad"/></draw:frame> <draw:frame draw:style-name="fr2" draw:name="Objeto11" text:anchor-type="as-char" svg:width="2.21cm" svg:height="1.111cm" draw:z-index="98"><draw:object xlink:href="./Object 11" xlink:type="simple" xlink:show="embed" xlink:actuate="onLoad"/><draw:image xlink:href="./ObjectReplacements/Object 11" xlink:type="simple" xlink:show="embed" xlink:actuate="onLoad"/></draw:frame> <draw:frame draw:style-name="fr2" draw:name="Objeto12" text:anchor-type="as-char" svg:width="2.21cm" svg:height="1.111cm" draw:z-index="99"><draw:object xlink:href="./Object 12" xlink:type="simple" xlink:show="embed" xlink:actuate="onLoad"/><draw:image xlink:href="./ObjectReplacements/Object 12" xlink:type="simple" xlink:show="embed" xlink:actuate="onLoad"/></draw:frame></text:p>
      <text:p text:style-name="P4"/>
      <text:p text:style-name="P4"><draw:frame draw:style-name="fr5" draw:name="Objeto144" text:anchor-type="as-char" svg:width="3.394cm" svg:height="1.669cm" draw:z-index="100"><draw:object xlink:href="./Object 144" xlink:type="simple" xlink:show="embed" xlink:actuate="onLoad"/><draw:image xlink:href="./ObjectReplacements/Object 144" xlink:type="simple" xlink:show="embed" xlink:actuate="onLoad"/></draw:frame><draw:frame draw:style-name="fr5" draw:name="Objeto145" text:anchor-type="as-char" svg:width="3.838cm" svg:height="1.662cm" draw:z-index="101"><draw:object xlink:href="./Object 145" xlink:type="simple" xlink:show="embed" xlink:actuate="onLoad"/><draw:image xlink:href="./ObjectReplacements/Object 145" xlink:type="simple" xlink:show="embed" xlink:actuate="onLoad"/></draw:frame><draw:frame draw:style-name="fr5" draw:name="Objeto146" text:anchor-type="as-char" svg:width="3.327cm" svg:height="1.662cm" draw:z-index="102"><draw:object xlink:href="./Object 146" xlink:type="simple" xlink:show="embed" xlink:actuate="onLoad"/><draw:image xlink:href="./ObjectReplacements/Object 146" xlink:type="simple" xlink:show="embed" xlink:actuate="onLoad"/></draw:frame></text:p>
      <text:p text:style-name="P1">Operadors:</text:p>
      <text:p text:style-name="P4"><draw:frame draw:style-name="fr6" draw:name="Objeto15" text:anchor-type="as-char" svg:y="0cm" svg:width="3.231cm" svg:height="0.515cm" draw:z-index="1"><draw:object xlink:href="./Object 15" xlink:type="simple" xlink:show="embed" xlink:actuate="onLoad"/><draw:image xlink:href="./ObjectReplacements/Object 15" xlink:type="simple" xlink:show="embed" xlink:actuate="onLoad"/></draw:frame><draw:frame draw:style-name="fr6" draw:name="Objeto16" text:anchor-type="as-char" svg:y="0cm" svg:width="5.068cm" svg:height="0.515cm" draw:z-index="2"><draw:object xlink:href="./Object 16" xlink:type="simple" xlink:show="embed" xlink:actuate="onLoad"/><draw:image xlink:href="./ObjectReplacements/Object 16" xlink:type="simple" xlink:show="embed" xlink:actuate="onLoad"/></draw:frame><draw:frame draw:style-name="fr7" draw:name="Objeto17" text:anchor-type="as-char" svg:width="7.784cm" svg:height="0.566cm" draw:z-index="3"><draw:object xlink:href="./Object 17" xlink:type="simple" xlink:show="embed" xlink:actuate="onLoad"/><draw:image xlink:href="./ObjectReplacements/Object 17" xlink:type="simple" xlink:show="embed" xlink:actuate="onLoad"/></draw:frame></text:p>
      <text:p text:style-name="P4"/>
      <text:p text:style-name="P4"><draw:frame draw:style-name="fr7" draw:name="Objeto18" text:anchor-type="as-char" svg:width="4.2cm" svg:height="0.616cm" draw:z-index="4"><draw:object xlink:href="./Object 18" xlink:type="simple" xlink:show="embed" xlink:actuate="onLoad"/><draw:image xlink:href="./ObjectReplacements/Object 18" xlink:type="simple" xlink:show="embed" xlink:actuate="onLoad"/></draw:frame><draw:frame draw:style-name="fr7" draw:name="Objeto19" text:anchor-type="as-char" svg:width="5.549cm" svg:height="0.651cm" draw:z-index="5"><draw:object xlink:href="./Object 19" xlink:type="simple" xlink:show="embed" xlink:actuate="onLoad"/><draw:image xlink:href="./ObjectReplacements/Object 19" xlink:type="simple" xlink:show="embed" xlink:actuate="onLoad"/></draw:frame></text:p>
      <text:p text:style-name="P4"/>
      <text:p text:style-name="P4"><draw:frame draw:style-name="fr7" draw:name="Objeto20" text:anchor-type="as-char" svg:width="12.45cm" svg:height="0.617cm" draw:z-index="6"><draw:object xlink:href="./Object 20" xlink:type="simple" xlink:show="embed" xlink:actuate="onLoad"/><draw:image xlink:href="./ObjectReplacements/Object 20" xlink:type="simple" xlink:show="embed" xlink:actuate="onLoad"/></draw:frame></text:p>
      <text:p text:style-name="P4"/>
      <text:p text:style-name="P4"><draw:frame draw:style-name="fr7" draw:name="Objeto21" text:anchor-type="as-char" svg:width="7.527cm" svg:height="0.589cm" draw:z-index="7"><draw:object xlink:href="./Object 21" xlink:type="simple" xlink:show="embed" xlink:actuate="onLoad"/><draw:image xlink:href="./ObjectReplacements/Object 21" xlink:type="simple" xlink:show="embed" xlink:actuate="onLoad"/></draw:frame><draw:frame draw:style-name="fr7" draw:name="Objeto23" text:anchor-type="as-char" svg:width="8.83cm" svg:height="0.596cm" draw:z-index="8"><draw:object xlink:href="./Object 23" xlink:type="simple" xlink:show="embed" xlink:actuate="onLoad"/><draw:image xlink:href="./ObjectReplacements/Object 23" xlink:type="simple" xlink:show="embed" xlink:actuate="onLoad"/></draw:frame></text:p>
      <text:p text:style-name="P4"/>
      <text:p text:style-name="P4"><draw:frame draw:style-name="fr7" draw:name="Objeto22" text:anchor-type="as-char" svg:width="6.659cm" svg:height="1.177cm" draw:z-index="9"><draw:object xlink:href="./Object 22" xlink:type="simple" xlink:show="embed" xlink:actuate="onLoad"/><draw:image xlink:href="./ObjectReplacements/Object 22" xlink:type="simple" xlink:show="embed" xlink:actuate="onLoad"/></draw:frame> <draw:frame draw:style-name="fr7" draw:name="Objeto26" text:anchor-type="as-char" svg:width="4.195cm" svg:height="0.55cm" draw:z-index="103"><draw:object xlink:href="./Object 26" xlink:type="simple" xlink:show="embed" xlink:actuate="onLoad"/><draw:image xlink:href="./ObjectReplacements/Object 26" xlink:type="simple" xlink:show="embed" xlink:actuate="onLoad"/></draw:frame><draw:frame draw:style-name="fr7" draw:name="Objeto27" text:anchor-type="as-char" svg:width="6.223cm" svg:height="0.863cm" draw:z-index="104"><draw:object xlink:href="./Object 27" xlink:type="simple" xlink:show="embed" xlink:actuate="onLoad"/><draw:image xlink:href="./ObjectReplacements/Object 27" xlink:type="simple" xlink:show="embed" xlink:actuate="onLoad"/></draw:frame></text:p>
      <text:p text:style-name="P5"><draw:frame draw:style-name="fr8" draw:name="Objeto24" text:anchor-type="as-char" svg:width="3.149cm" svg:height="0.624cm" draw:z-index="105"><draw:object xlink:href="./Object 24" xlink:type="simple" xlink:show="embed" xlink:actuate="onLoad"/><draw:image xlink:href="./ObjectReplacements/Object 24" xlink:type="simple" xlink:show="embed" xlink:actuate="onLoad"/></draw:frame> <draw:frame draw:style-name="fr7" draw:name="Objeto25" text:anchor-type="as-char" svg:width="4.105cm" svg:height="0.527cm" draw:z-index="10"><draw:object xlink:href="./Object 25" xlink:type="simple" xlink:show="embed" xlink:actuate="onLoad"/><draw:image xlink:href="./ObjectReplacements/Object 25" xlink:type="simple" xlink:show="embed" xlink:actuate="onLoad"/></draw:frame><draw:frame draw:style-name="fr9" draw:name="Objeto135" text:anchor-type="as-char" svg:width="5.306cm" svg:height="1.074cm" draw:z-index="106"><draw:object xlink:href="./Object 135" xlink:type="simple" xlink:show="embed" xlink:actuate="onLoad"/><draw:image xlink:href="./ObjectReplacements/Object 135" xlink:type="simple" xlink:show="embed" xlink:actuate="onLoad"/></draw:frame> <draw:frame draw:style-name="fr9" draw:name="Objeto136" text:anchor-type="as-char" svg:width="4.838cm" svg:height="1.242cm" draw:z-index="107"><draw:object xlink:href="./Object 136" xlink:type="simple" xlink:show="embed" xlink:actuate="onLoad"/><draw:image xlink:href="./ObjectReplacements/Object 136" xlink:type="simple" xlink:show="embed" xlink:actuate="onLoad"/></draw:frame></text:p>
      <text:p text:style-name="P5"><draw:frame draw:style-name="fr8" draw:name="Objeto28" text:anchor-type="as-char" svg:width="3.949cm" svg:height="0.667cm" draw:z-index="108"><draw:object xlink:href="./Object 28" xlink:type="simple" xlink:show="embed" xlink:actuate="onLoad"/><draw:image xlink:href="./ObjectReplacements/Object 28" xlink:type="simple" xlink:show="embed" xlink:actuate="onLoad"/></draw:frame> <draw:frame draw:style-name="fr7" draw:name="Objeto29" text:anchor-type="as-char" svg:width="4.424cm" svg:height="0.896cm" draw:z-index="109"><draw:object xlink:href="./Object 29" xlink:type="simple" xlink:show="embed" xlink:actuate="onLoad"/><draw:image xlink:href="./ObjectReplacements/Object 29" xlink:type="simple" xlink:show="embed" xlink:actuate="onLoad"/></draw:frame></text:p>
      <text:p text:style-name="P5"><draw:frame draw:style-name="fr7" draw:name="Objeto30" text:anchor-type="as-char" svg:width="11.758cm" svg:height="0.947cm" draw:z-index="110"><draw:object xlink:href="./Object 30" xlink:type="simple" xlink:show="embed" xlink:actuate="onLoad"/><draw:image xlink:href="./ObjectReplacements/Object 30" xlink:type="simple" xlink:show="embed" xlink:actuate="onLoad"/></draw:frame><draw:frame draw:style-name="fr7" draw:name="Objeto33" text:anchor-type="as-char" svg:width="6.334cm" svg:height="0.997cm" draw:z-index="111"><draw:object xlink:href="./Object 33" xlink:type="simple" xlink:show="embed" xlink:actuate="onLoad"/><draw:image xlink:href="./ObjectReplacements/Object 33" xlink:type="simple" xlink:show="embed" xlink:actuate="onLoad"/></draw:frame></text:p>
      <text:p text:style-name="P3">Ev. temporal:</text:p>
      <text:p text:style-name="P5"><draw:frame draw:style-name="fr7" draw:name="Objeto31" text:anchor-type="as-char" svg:width="5.034cm" svg:height="0.873cm" draw:z-index="112"><draw:object xlink:href="./Object 31" xlink:type="simple" xlink:show="embed" xlink:actuate="onLoad"/><draw:image xlink:href="./ObjectReplacements/Object 31" xlink:type="simple" xlink:show="embed" xlink:actuate="onLoad"/></draw:frame><draw:frame draw:style-name="fr8" draw:name="Objeto142" text:anchor-type="as-char" svg:width="3.768cm" svg:height="0.928cm" draw:z-index="113"><draw:object xlink:href="./Object 142" xlink:type="simple" xlink:show="embed" xlink:actuate="onLoad"/><draw:image xlink:href="./ObjectReplacements/Object 142" xlink:type="simple" xlink:show="embed" xlink:actuate="onLoad"/></draw:frame><draw:frame draw:style-name="fr7" draw:name="Objeto133" text:anchor-type="as-char" svg:width="4.909cm" svg:height="0.97cm" draw:z-index="114"><draw:object xlink:href="./Object 133" xlink:type="simple" xlink:show="embed" xlink:actuate="onLoad"/><draw:image xlink:href="./ObjectReplacements/Object 133" xlink:type="simple" xlink:show="embed" xlink:actuate="onLoad"/></draw:frame><draw:frame draw:style-name="fr7" draw:name="Objeto32" text:anchor-type="as-char" svg:width="2.288cm" svg:height="0.803cm" draw:z-index="11"><draw:object xlink:href="./Object 32" xlink:type="simple" xlink:show="embed" xlink:actuate="onLoad"/><draw:image xlink:href="./ObjectReplacements/Object 32" xlink:type="simple" xlink:show="embed" xlink:actuate="onLoad"/></draw:frame></text:p>
      <text:p text:style-name="P5"><draw:frame draw:style-name="fr7" draw:name="Objeto34" text:anchor-type="as-char" svg:width="3.14cm" svg:height="0.637cm" draw:z-index="115"><draw:object xlink:href="./Object 34" xlink:type="simple" xlink:show="embed" xlink:actuate="onLoad"/><draw:image xlink:href="./ObjectReplacements/Object 34" xlink:type="simple" xlink:show="embed" xlink:actuate="onLoad"/></draw:frame><draw:frame draw:style-name="fr7" draw:name="Objeto35" text:anchor-type="as-char" svg:width="3.591cm" svg:height="0.637cm" draw:z-index="116"><draw:object xlink:href="./Object 35" xlink:type="simple" xlink:show="embed" xlink:actuate="onLoad"/><draw:image xlink:href="./ObjectReplacements/Object 35" xlink:type="simple" xlink:show="embed" xlink:actuate="onLoad"/></draw:frame><draw:frame draw:style-name="fr7" draw:name="Objeto36" text:anchor-type="as-char" svg:width="2.708cm" svg:height="0.637cm" draw:z-index="117"><draw:object xlink:href="./Object 36" xlink:type="simple" xlink:show="embed" xlink:actuate="onLoad"/><draw:image xlink:href="./ObjectReplacements/Object 36" xlink:type="simple" xlink:show="embed" xlink:actuate="onLoad"/></draw:frame> <draw:frame draw:style-name="fr7" draw:name="Objeto40" text:anchor-type="as-char" svg:width="3.935cm" svg:height="1.014cm" draw:z-index="118"><draw:object xlink:href="./Object 40" xlink:type="simple" xlink:show="embed" xlink:actuate="onLoad"/><draw:image xlink:href="./ObjectReplacements/Object 40" xlink:type="simple" xlink:show="embed" xlink:actuate="onLoad"/></draw:frame><draw:frame draw:style-name="fr7" draw:name="Objeto39" text:anchor-type="as-char" svg:width="4.071cm" svg:height="1.012cm" draw:z-index="119"><draw:object xlink:href="./Object 39" xlink:type="simple" xlink:show="embed" xlink:actuate="onLoad"/><draw:image xlink:href="./ObjectReplacements/Object 39" xlink:type="simple" xlink:show="embed" xlink:actuate="onLoad"/></draw:frame></text:p>
      <text:p text:style-name="P5"><draw:frame draw:style-name="fr7" draw:name="Objeto37" text:anchor-type="as-char" svg:width="5.787cm" svg:height="1.109cm" draw:z-index="12"><draw:object xlink:href="./Object 37" xlink:type="simple" xlink:show="embed" xlink:actuate="onLoad"/><draw:image xlink:href="./ObjectReplacements/Object 37" xlink:type="simple" xlink:show="embed" xlink:actuate="onLoad"/></draw:frame> <draw:frame draw:style-name="fr7" draw:name="Objeto38" text:anchor-type="as-char" svg:width="5.676cm" svg:height="1.109cm" draw:z-index="13"><draw:object xlink:href="./Object 38" xlink:type="simple" xlink:show="embed" xlink:actuate="onLoad"/><draw:image xlink:href="./ObjectReplacements/Object 38" xlink:type="simple" xlink:show="embed" xlink:actuate="onLoad"/></draw:frame><draw:frame draw:style-name="fr8" draw:name="Objeto42" text:anchor-type="as-char" svg:width="4.62cm" svg:height="0.997cm" draw:z-index="120"><draw:object xlink:href="./Object 42" xlink:type="simple" xlink:show="embed" xlink:actuate="onLoad"/><draw:image xlink:href="./ObjectReplacements/Object 42" xlink:type="simple" xlink:show="embed" xlink:actuate="onLoad"/></draw:frame></text:p>
      <text:p text:style-name="P5"><draw:frame draw:style-name="fr7" draw:name="Objeto43" text:anchor-type="as-char" svg:width="3.872cm" svg:height="0.586cm" draw:z-index="121"><draw:object xlink:href="./Object 43" xlink:type="simple" xlink:show="embed" xlink:actuate="onLoad"/><draw:image xlink:href="./ObjectReplacements/Object 43" xlink:type="simple" xlink:show="embed" xlink:actuate="onLoad"/></draw:frame><draw:frame draw:style-name="fr7" draw:name="Objeto41" text:anchor-type="as-char" svg:width="2.325cm" svg:height="0.515cm" draw:z-index="14"><draw:object xlink:href="./Object 41" xlink:type="simple" xlink:show="embed" xlink:actuate="onLoad"/><draw:image xlink:href="./ObjectReplacements/Object 41" xlink:type="simple" xlink:show="embed" xlink:actuate="onLoad"/></draw:frame><draw:frame draw:style-name="fr7" draw:name="Objeto44" text:anchor-type="as-char" svg:width="3.434cm" svg:height="0.582cm" draw:z-index="15"><draw:object xlink:href="./Object 44" xlink:type="simple" xlink:show="embed" xlink:actuate="onLoad"/><draw:image xlink:href="./ObjectReplacements/Object 44" xlink:type="simple" xlink:show="embed" xlink:actuate="onLoad"/></draw:frame><draw:frame draw:style-name="fr7" draw:name="Objeto45" text:anchor-type="as-char" svg:width="3.672cm" svg:height="0.582cm" draw:z-index="16"><draw:object xlink:href="./Object 45" xlink:type="simple" xlink:show="embed" xlink:actuate="onLoad"/><draw:image xlink:href="./ObjectReplacements/Object 45" xlink:type="simple" xlink:show="embed" xlink:actuate="onLoad"/></draw:frame></text:p>
      <text:p text:style-name="P5"><draw:frame draw:style-name="fr7" draw:name="Objeto46" text:anchor-type="as-char" svg:width="3.563cm" svg:height="0.997cm" draw:z-index="17"><draw:object xlink:href="./Object 46" xlink:type="simple" xlink:show="embed" xlink:actuate="onLoad"/><draw:image xlink:href="./ObjectReplacements/Object 46" xlink:type="simple" xlink:show="embed" xlink:actuate="onLoad"/></draw:frame><draw:frame draw:style-name="fr7" draw:name="Objeto47" text:anchor-type="as-char" svg:width="4.073cm" svg:height="0.997cm" draw:z-index="18"><draw:object xlink:href="./Object 47" xlink:type="simple" xlink:show="embed" xlink:actuate="onLoad"/><draw:image xlink:href="./ObjectReplacements/Object 47" xlink:type="simple" xlink:show="embed" xlink:actuate="onLoad"/></draw:frame><draw:frame draw:style-name="fr9" draw:name="Objeto143" text:anchor-type="as-char" svg:width="3.958cm" svg:height="0.848cm" draw:z-index="122"><draw:object xlink:href="./Object 143" xlink:type="simple" xlink:show="embed" xlink:actuate="onLoad"/><draw:image xlink:href="./ObjectReplacements/Object 143" xlink:type="simple" xlink:show="embed" xlink:actuate="onLoad"/></draw:frame></text:p>
      <text:p text:style-name="P5"><text:span text:style-name="T1">Osc. Harmònic:</text:span> <draw:frame draw:style-name="fr8" draw:name="Objeto48" text:anchor-type="as-char" svg:width="3.702cm" svg:height="1.057cm" draw:z-index="19"><draw:object xlink:href="./Object 48" xlink:type="simple" xlink:show="embed" xlink:actuate="onLoad"/><draw:image xlink:href="./ObjectReplacements/Object 48" xlink:type="simple" xlink:show="embed" xlink:actuate="onLoad"/></draw:frame><draw:frame draw:style-name="fr7" draw:name="Objeto50" text:anchor-type="as-char" svg:width="2.926cm" svg:height="1.095cm" draw:z-index="123"><draw:object xlink:href="./Object 50" xlink:type="simple" xlink:show="embed" xlink:actuate="onLoad"/><draw:image xlink:href="./ObjectReplacements/Object 50" xlink:type="simple" xlink:show="embed" xlink:actuate="onLoad"/></draw:frame> <draw:frame draw:style-name="fr7" draw:name="Objeto49" text:anchor-type="as-char" svg:width="1.824cm" svg:height="1.034cm" draw:z-index="20"><draw:object xlink:href="./Object 49" xlink:type="simple" xlink:show="embed" xlink:actuate="onLoad"/><draw:image xlink:href="./ObjectReplacements/Object 49" xlink:type="simple" xlink:show="embed" xlink:actuate="onLoad"/></draw:frame><draw:frame draw:style-name="fr7" draw:name="Objeto52" text:anchor-type="as-char" svg:width="1.406cm" svg:height="0.997cm" draw:z-index="124"><draw:object xlink:href="./Object 52" xlink:type="simple" xlink:show="embed" xlink:actuate="onLoad"/><draw:image xlink:href="./ObjectReplacements/Object 52" xlink:type="simple" xlink:show="embed" xlink:actuate="onLoad"/></draw:frame> <draw:frame draw:style-name="fr7" draw:name="Objeto51" text:anchor-type="as-char" svg:width="1.519cm" svg:height="1.051cm" draw:z-index="21"><draw:object xlink:href="./Object 51" xlink:type="simple" xlink:show="embed" xlink:actuate="onLoad"/><draw:image xlink:href="./ObjectReplacements/Object 51" xlink:type="simple" xlink:show="embed" xlink:actuate="onLoad"/></draw:frame></text:p>
      <text:p text:style-name="P5"><draw:frame draw:style-name="fr7" draw:name="Objeto54" text:anchor-type="as-char" svg:width="2.884cm" svg:height="1.034cm" draw:z-index="125"><draw:object xlink:href="./Object 54" xlink:type="simple" xlink:show="embed" xlink:actuate="onLoad"/><draw:image xlink:href="./ObjectReplacements/Object 54" xlink:type="simple" xlink:show="embed" xlink:actuate="onLoad"/></draw:frame> <draw:frame draw:style-name="fr7" draw:name="Objeto53" text:anchor-type="as-char" svg:width="3.034cm" svg:height="1.034cm" draw:z-index="22"><draw:object xlink:href="./Object 53" xlink:type="simple" xlink:show="embed" xlink:actuate="onLoad"/><draw:image xlink:href="./ObjectReplacements/Object 53" xlink:type="simple" xlink:show="embed" xlink:actuate="onLoad"/></draw:frame><draw:frame draw:style-name="fr7" draw:name="Objeto62" text:anchor-type="as-char" svg:width="2.843cm" svg:height="1.034cm" draw:z-index="126"><draw:object xlink:href="./Object 58" xlink:type="simple" xlink:show="embed" xlink:actuate="onLoad"/><draw:image xlink:href="./ObjectReplacements/Object 58" xlink:type="simple" xlink:show="embed" xlink:actuate="onLoad"/></draw:frame><draw:frame draw:style-name="fr7" draw:name="Objeto63" text:anchor-type="as-char" svg:width="3.043cm" svg:height="1.034cm" draw:z-index="127"><draw:object xlink:href="./Object 62" xlink:type="simple" xlink:show="embed" xlink:actuate="onLoad"/><draw:image xlink:href="./ObjectReplacements/Object 62" xlink:type="simple" xlink:show="embed" xlink:actuate="onLoad"/></draw:frame><draw:frame draw:style-name="fr9" draw:name="Objeto134" text:anchor-type="as-char" svg:width="3.521cm" svg:height="1.034cm" draw:z-index="128"><draw:object xlink:href="./Object 134" xlink:type="simple" xlink:show="embed" xlink:actuate="onLoad"/><draw:image xlink:href="./ObjectReplacements/Object 134" xlink:type="simple" xlink:show="embed" xlink:actuate="onLoad"/></draw:frame></text:p>
      <text:p text:style-name="P5"><draw:frame draw:style-name="fr8" draw:name="Objeto57" text:anchor-type="as-char" svg:width="3.792cm" svg:height="1.203cm" draw:z-index="24"><draw:object xlink:href="./Object 57" xlink:type="simple" xlink:show="embed" xlink:actuate="onLoad"/><draw:image xlink:href="./ObjectReplacements/Object 57" xlink:type="simple" xlink:show="embed" xlink:actuate="onLoad"/></draw:frame> <draw:frame draw:style-name="fr7" draw:name="Objeto59" text:anchor-type="as-char" svg:width="2.274cm" svg:height="1.065cm" draw:z-index="25"><draw:object xlink:href="./Object 59" xlink:type="simple" xlink:show="embed" xlink:actuate="onLoad"/><draw:image xlink:href="./ObjectReplacements/Object 59" xlink:type="simple" xlink:show="embed" xlink:actuate="onLoad"/></draw:frame><draw:frame draw:style-name="fr7" draw:name="Objeto61" text:anchor-type="as-char" svg:width="1.826cm" svg:height="0.582cm" draw:z-index="26"><draw:object xlink:href="./Object 61" xlink:type="simple" xlink:show="embed" xlink:actuate="onLoad"/><draw:image xlink:href="./ObjectReplacements/Object 61" xlink:type="simple" xlink:show="embed" xlink:actuate="onLoad"/></draw:frame><draw:frame draw:style-name="fr7" draw:name="Objeto55" text:anchor-type="as-char" svg:width="4.163cm" svg:height="1.275cm" draw:z-index="32"><draw:object xlink:href="./Object 55" xlink:type="simple" xlink:show="embed" xlink:actuate="onLoad"/><draw:image xlink:href="./ObjectReplacements/Object 55" xlink:type="simple" xlink:show="embed" xlink:actuate="onLoad"/></draw:frame><draw:frame draw:style-name="fr7" draw:name="Objeto56" text:anchor-type="as-char" svg:width="5.149cm" svg:height="1.147cm" draw:z-index="33"><draw:object xlink:href="./Object 56" xlink:type="simple" xlink:show="embed" xlink:actuate="onLoad"/><draw:image xlink:href="./ObjectReplacements/Object 56" xlink:type="simple" xlink:show="embed" xlink:actuate="onLoad"/></draw:frame></text:p>
      <text:p text:style-name="P5">Imatges: <draw:frame draw:style-name="fr9" draw:name="Objeto137" text:anchor-type="as-char" svg:width="3.859cm" svg:height="0.483cm" draw:z-index="129"><draw:object xlink:href="./Object 137" xlink:type="simple" xlink:show="embed" xlink:actuate="onLoad"/><draw:image xlink:href="./ObjectReplacements/Object 137" xlink:type="simple" xlink:show="embed" xlink:actuate="onLoad"/></draw:frame></text:p>
      <text:p text:style-name="P5"><draw:frame draw:style-name="fr7" draw:name="Objeto60" text:anchor-type="as-char" svg:width="12.719cm" svg:height="1.014cm" draw:z-index="36"><draw:object xlink:href="./Object 63" xlink:type="simple" xlink:show="embed" xlink:actuate="onLoad"/><draw:image xlink:href="./ObjectReplacements/Object 63" xlink:type="simple" xlink:show="embed" xlink:actuate="onLoad"/></draw:frame></text:p>
      <text:p text:style-name="P5"><draw:frame draw:style-name="fr7" draw:name="Objeto64" text:anchor-type="as-char" svg:width="9.941cm" svg:height="1.014cm" draw:z-index="37"><draw:object xlink:href="./Object 64" xlink:type="simple" xlink:show="embed" xlink:actuate="onLoad"/><draw:image xlink:href="./ObjectReplacements/Object 64" xlink:type="simple" xlink:show="embed" xlink:actuate="onLoad"/></draw:frame></text:p>
      <text:p text:style-name="P6"><text:tab/>Heisenberg: <draw:frame draw:style-name="fr7" draw:name="Objeto65" text:anchor-type="as-char" svg:width="5.565cm" svg:height="0.589cm" draw:z-index="38"><draw:object xlink:href="./Object 65" xlink:type="simple" xlink:show="embed" xlink:actuate="onLoad"/><draw:image xlink:href="./ObjectReplacements/Object 65" xlink:type="simple" xlink:show="embed" xlink:actuate="onLoad"/></draw:frame> Dirac: <draw:frame draw:style-name="fr7" draw:name="Objeto66" text:anchor-type="as-char" svg:width="2.351cm" svg:height="0.529cm" draw:z-index="39"><draw:object xlink:href="./Object 66" xlink:type="simple" xlink:show="embed" xlink:actuate="onLoad"/><draw:image xlink:href="./ObjectReplacements/Object 66" xlink:type="simple" xlink:show="embed" xlink:actuate="onLoad"/></draw:frame><draw:frame draw:style-name="fr7" draw:name="Objeto67" text:anchor-type="as-char" svg:width="3.856cm" svg:height="1.201cm" draw:z-index="41"><draw:object xlink:href="./Object 67" xlink:type="simple" xlink:show="embed" xlink:actuate="onLoad"/><draw:image xlink:href="./ObjectReplacements/Object 67" xlink:type="simple" xlink:show="embed" xlink:actuate="onLoad"/></draw:frame></text:p>
      <text:p text:style-name="P6"><text:tab/>Schrödinger: <draw:frame draw:style-name="fr9" draw:name="Objeto141" text:anchor-type="as-char" svg:width="1.536cm" svg:height="0.483cm" draw:z-index="130"><draw:object xlink:href="./Object 141" xlink:type="simple" xlink:show="embed" xlink:actuate="onLoad"/><draw:image xlink:href="./ObjectReplacements/Object 141" xlink:type="simple" xlink:show="embed" xlink:actuate="onLoad"/></draw:frame></text:p>
      <text:p text:style-name="P12"><text:span text:style-name="T1">Simetries</text:span>: <draw:frame draw:style-name="fr7" draw:name="Objeto68" text:anchor-type="as-char" svg:width="13.206cm" svg:height="0.556cm" draw:z-index="131"><draw:object xlink:href="./Object 68" xlink:type="simple" xlink:show="embed" xlink:actuate="onLoad"/><draw:image xlink:href="./ObjectReplacements/Object 68" xlink:type="simple" xlink:show="embed" xlink:actuate="onLoad"/></draw:frame></text:p>
      <text:p text:style-name="P6"><draw:frame draw:style-name="fr7" draw:name="Objeto69" text:anchor-type="as-char" svg:width="5.211cm" svg:height="0.529cm" draw:z-index="42"><draw:object xlink:href="./Object 69" xlink:type="simple" xlink:show="embed" xlink:actuate="onLoad"/><draw:image xlink:href="./ObjectReplacements/Object 69" xlink:type="simple" xlink:show="embed" xlink:actuate="onLoad"/></draw:frame><draw:frame draw:style-name="fr7" draw:name="Objeto70" text:anchor-type="as-char" svg:width="2.411cm" svg:height="0.589cm" draw:z-index="43"><draw:object xlink:href="./Object 70" xlink:type="simple" xlink:show="embed" xlink:actuate="onLoad"/><draw:image xlink:href="./ObjectReplacements/Object 70" xlink:type="simple" xlink:show="embed" xlink:actuate="onLoad"/></draw:frame></text:p>
      <text:p text:style-name="P6"><text:tab/><text:span text:style-name="T1">Tr. Espacial:</text:span> <draw:frame draw:style-name="fr7" draw:name="Objeto71" text:anchor-type="as-char" svg:width="2.452cm" svg:height="0.848cm" draw:z-index="44"><draw:object xlink:href="./Object 71" xlink:type="simple" xlink:show="embed" xlink:actuate="onLoad"/><draw:image xlink:href="./ObjectReplacements/Object 71" xlink:type="simple" xlink:show="embed" xlink:actuate="onLoad"/></draw:frame> <draw:frame draw:style-name="fr9" draw:name="Objeto139" text:anchor-type="as-char" svg:width="3.648cm" svg:height="0.554cm" draw:z-index="132"><draw:object xlink:href="./Object 139" xlink:type="simple" xlink:show="embed" xlink:actuate="onLoad"/><draw:image xlink:href="./ObjectReplacements/Object 139" xlink:type="simple" xlink:show="embed" xlink:actuate="onLoad"/></draw:frame></text:p>
      <text:p text:style-name="P6"><text:tab/><text:span text:style-name="T1">Rotació</text:span>: <text:s/><draw:frame draw:style-name="fr7" draw:name="Objeto72" text:anchor-type="as-char" svg:width="1.856cm" svg:height="0.52cm" draw:z-index="45"><draw:object xlink:href="./Object 72" xlink:type="simple" xlink:show="embed" xlink:actuate="onLoad"/><draw:image xlink:href="./ObjectReplacements/Object 72" xlink:type="simple" xlink:show="embed" xlink:actuate="onLoad"/></draw:frame><draw:frame draw:style-name="fr7" draw:name="Objeto73" text:anchor-type="as-char" svg:width="2.484cm" svg:height="0.803cm" draw:z-index="46"><draw:object xlink:href="./Object 73" xlink:type="simple" xlink:show="embed" xlink:actuate="onLoad"/><draw:image xlink:href="./ObjectReplacements/Object 73" xlink:type="simple" xlink:show="embed" xlink:actuate="onLoad"/></draw:frame><draw:frame draw:style-name="fr9" draw:name="Objeto140" text:anchor-type="as-char" svg:width="4.473cm" svg:height="0.536cm" draw:z-index="133"><draw:object xlink:href="./Object 140" xlink:type="simple" xlink:show="embed" xlink:actuate="onLoad"/><draw:image xlink:href="./ObjectReplacements/Object 140" xlink:type="simple" xlink:show="embed" xlink:actuate="onLoad"/></draw:frame><draw:frame draw:style-name="fr8" draw:name="Objeto74" text:anchor-type="as-char" svg:width="3.373cm" svg:height="1.797cm" draw:z-index="47"><draw:object xlink:href="./Object 74" xlink:type="simple" xlink:show="embed" xlink:actuate="onLoad"/><draw:image xlink:href="./ObjectReplacements/Object 74" xlink:type="simple" xlink:show="embed" xlink:actuate="onLoad"/></draw:frame><draw:frame draw:style-name="fr7" draw:name="Objeto75" text:anchor-type="as-char" svg:width="2.013cm" svg:height="0.649cm" draw:z-index="48"><draw:object xlink:href="./Object 75" xlink:type="simple" xlink:show="embed" xlink:actuate="onLoad"/><draw:image xlink:href="./ObjectReplacements/Object 75" xlink:type="simple" xlink:show="embed" xlink:actuate="onLoad"/></draw:frame></text:p>
      <text:p text:style-name="P6"><draw:frame draw:style-name="fr7" draw:name="Objeto76" text:anchor-type="as-char" svg:width="1.621cm" svg:height="0.467cm" draw:z-index="134"><draw:object xlink:href="./Object 76" xlink:type="simple" xlink:show="embed" xlink:actuate="onLoad"/><draw:image xlink:href="./ObjectReplacements/Object 76" xlink:type="simple" xlink:show="embed" xlink:actuate="onLoad"/></draw:frame>: <draw:frame draw:style-name="fr7" draw:name="Objeto77" text:anchor-type="as-char" svg:width="3.184cm" svg:height="0.586cm" draw:z-index="135"><draw:object xlink:href="./Object 77" xlink:type="simple" xlink:show="embed" xlink:actuate="onLoad"/><draw:image xlink:href="./ObjectReplacements/Object 77" xlink:type="simple" xlink:show="embed" xlink:actuate="onLoad"/></draw:frame> <draw:frame draw:style-name="fr7" draw:name="Objeto78" text:anchor-type="as-char" svg:width="2.028cm" svg:height="0.649cm" draw:z-index="136"><draw:object xlink:href="./Object 78" xlink:type="simple" xlink:show="embed" xlink:actuate="onLoad"/><draw:image xlink:href="./ObjectReplacements/Object 78" xlink:type="simple" xlink:show="embed" xlink:actuate="onLoad"/></draw:frame><draw:frame draw:style-name="fr7" draw:name="Objeto79" text:anchor-type="as-char" svg:width="4.851cm" svg:height="0.552cm" draw:z-index="138"><draw:object xlink:href="./Object 79" xlink:type="simple" xlink:show="embed" xlink:actuate="onLoad"/><draw:image xlink:href="./ObjectReplacements/Object 79" xlink:type="simple" xlink:show="embed" xlink:actuate="onLoad"/></draw:frame> <draw:frame draw:style-name="fr7" draw:name="Objeto80" text:anchor-type="as-char" svg:width="3.464cm" svg:height="0.554cm" draw:z-index="139"><draw:object xlink:href="./Object 80" xlink:type="simple" xlink:show="embed" xlink:actuate="onLoad"/><draw:image xlink:href="./ObjectReplacements/Object 80" xlink:type="simple" xlink:show="embed" xlink:actuate="onLoad"/></draw:frame><draw:frame draw:style-name="fr7" draw:name="Objeto81" text:anchor-type="as-char" svg:width="2.231cm" svg:height="0.483cm" draw:z-index="140"><draw:object xlink:href="./Object 81" xlink:type="simple" xlink:show="embed" xlink:actuate="onLoad"/><draw:image xlink:href="./ObjectReplacements/Object 81" xlink:type="simple" xlink:show="embed" xlink:actuate="onLoad"/></draw:frame></text:p>
      <text:p text:style-name="P6"><draw:frame draw:style-name="fr7" draw:name="Objeto82" text:anchor-type="as-char" svg:width="2.438cm" svg:height="0.529cm" draw:z-index="49"><draw:object xlink:href="./Object 82" xlink:type="simple" xlink:show="embed" xlink:actuate="onLoad"/><draw:image xlink:href="./ObjectReplacements/Object 82" xlink:type="simple" xlink:show="embed" xlink:actuate="onLoad"/></draw:frame> <draw:frame draw:style-name="fr7" draw:name="Objeto83" text:anchor-type="as-char" svg:width="1.528cm" svg:height="0.589cm" draw:z-index="50"><draw:object xlink:href="./Object 83" xlink:type="simple" xlink:show="embed" xlink:actuate="onLoad"/><draw:image xlink:href="./ObjectReplacements/Object 83" xlink:type="simple" xlink:show="embed" xlink:actuate="onLoad"/></draw:frame> <draw:frame draw:style-name="fr7" draw:name="Objeto84" text:anchor-type="as-char" svg:width="3.632cm" svg:height="0.589cm" draw:z-index="51"><draw:object xlink:href="./Object 84" xlink:type="simple" xlink:show="embed" xlink:actuate="onLoad"/><draw:image xlink:href="./ObjectReplacements/Object 84" xlink:type="simple" xlink:show="embed" xlink:actuate="onLoad"/></draw:frame><draw:frame draw:style-name="fr7" draw:name="Objeto85" text:anchor-type="as-char" svg:width="3.639cm" svg:height="0.589cm" draw:z-index="52"><draw:object xlink:href="./Object 85" xlink:type="simple" xlink:show="embed" xlink:actuate="onLoad"/><draw:image xlink:href="./ObjectReplacements/Object 85" xlink:type="simple" xlink:show="embed" xlink:actuate="onLoad"/></draw:frame></text:p>
      <text:p text:style-name="P6"><draw:frame draw:style-name="fr8" draw:name="Objeto86" text:anchor-type="as-char" svg:width="7.329cm" svg:height="0.566cm" draw:z-index="53"><draw:object xlink:href="./Object 86" xlink:type="simple" xlink:show="embed" xlink:actuate="onLoad"/><draw:image xlink:href="./ObjectReplacements/Object 86" xlink:type="simple" xlink:show="embed" xlink:actuate="onLoad"/></draw:frame></text:p>
      <text:p text:style-name="P6"/>
      <text:p text:style-name="P6">Rep. Posicions: <draw:frame draw:style-name="fr7" draw:name="Objeto87" text:anchor-type="as-char" svg:width="3.955cm" svg:height="0.577cm" draw:z-index="54"><draw:object xlink:href="./Object 87" xlink:type="simple" xlink:show="embed" xlink:actuate="onLoad"/><draw:image xlink:href="./ObjectReplacements/Object 87" xlink:type="simple" xlink:show="embed" xlink:actuate="onLoad"/></draw:frame></text:p>
      <text:p text:style-name="P6"><draw:frame draw:style-name="fr7" draw:name="Objeto89" text:anchor-type="as-char" svg:width="4.951cm" svg:height="1.095cm" draw:z-index="141"><draw:object xlink:href="./Object 89" xlink:type="simple" xlink:show="embed" xlink:actuate="onLoad"/><draw:image xlink:href="./ObjectReplacements/Object 89" xlink:type="simple" xlink:show="embed" xlink:actuate="onLoad"/></draw:frame><draw:frame draw:style-name="fr7" draw:name="Objeto90" text:anchor-type="as-char" svg:width="5.271cm" svg:height="1.095cm" draw:z-index="142"><draw:object xlink:href="./Object 90" xlink:type="simple" xlink:show="embed" xlink:actuate="onLoad"/><draw:image xlink:href="./ObjectReplacements/Object 90" xlink:type="simple" xlink:show="embed" xlink:actuate="onLoad"/></draw:frame><draw:frame draw:style-name="fr7" draw:name="Objeto88" text:anchor-type="as-char" svg:width="2.154cm" svg:height="0.529cm" draw:z-index="143"><draw:object xlink:href="./Object 88" xlink:type="simple" xlink:show="embed" xlink:actuate="onLoad"/><draw:image xlink:href="./ObjectReplacements/Object 88" xlink:type="simple" xlink:show="embed" xlink:actuate="onLoad"/></draw:frame><draw:frame draw:style-name="fr8" draw:name="Objeto92" text:anchor-type="as-char" svg:width="3.577cm" svg:height="1.586cm" draw:z-index="144"><draw:object xlink:href="./Object 92" xlink:type="simple" xlink:show="embed" xlink:actuate="onLoad"/><draw:image xlink:href="./ObjectReplacements/Object 92" xlink:type="simple" xlink:show="embed" xlink:actuate="onLoad"/></draw:frame></text:p>
      <text:p text:style-name="P6"><draw:frame draw:style-name="fr7" draw:name="Objeto91" text:anchor-type="as-char" svg:width="7.02cm" svg:height="1.161cm" draw:z-index="55"><draw:object xlink:href="./Object 91" xlink:type="simple" xlink:show="embed" xlink:actuate="onLoad"/><draw:image xlink:href="./ObjectReplacements/Object 91" xlink:type="simple" xlink:show="embed" xlink:actuate="onLoad"/></draw:frame><draw:frame draw:style-name="fr8" draw:name="Objeto93" text:anchor-type="as-char" svg:width="6.315cm" svg:height="0.589cm" draw:z-index="56"><draw:object xlink:href="./Object 93" xlink:type="simple" xlink:show="embed" xlink:actuate="onLoad"/><draw:image xlink:href="./ObjectReplacements/Object 93" xlink:type="simple" xlink:show="embed" xlink:actuate="onLoad"/></draw:frame>P.164 Schaum</text:p>
      <text:p text:style-name="P6"/>
      <text:p text:style-name="P6"><draw:frame draw:style-name="fr7" draw:name="Objeto95" text:anchor-type="as-char" svg:width="1.704cm" svg:height="0.526cm" draw:z-index="57"><draw:object xlink:href="./Object 95" xlink:type="simple" xlink:show="embed" xlink:actuate="onLoad"/><draw:image xlink:href="./ObjectReplacements/Object 95" xlink:type="simple" xlink:show="embed" xlink:actuate="onLoad"/></draw:frame>: <draw:frame draw:style-name="fr7" draw:name="Objeto94" text:anchor-type="as-char" svg:width="4.718cm" svg:height="0.58cm" draw:z-index="58"><draw:object xlink:href="./Object 94" xlink:type="simple" xlink:show="embed" xlink:actuate="onLoad"/><draw:image xlink:href="./ObjectReplacements/Object 94" xlink:type="simple" xlink:show="embed" xlink:actuate="onLoad"/></draw:frame> <draw:frame draw:style-name="fr7" draw:name="Objeto96" text:anchor-type="as-char" svg:width="4.971cm" svg:height="0.997cm" draw:z-index="59"><draw:object xlink:href="./Object 96" xlink:type="simple" xlink:show="embed" xlink:actuate="onLoad"/><draw:image xlink:href="./ObjectReplacements/Object 96" xlink:type="simple" xlink:show="embed" xlink:actuate="onLoad"/></draw:frame></text:p>
      <text:p text:style-name="P6"><draw:frame draw:style-name="fr7" draw:name="Objeto97" text:anchor-type="as-char" svg:width="3.561cm" svg:height="0.517cm" draw:z-index="60"><draw:object xlink:href="./Object 97" xlink:type="simple" xlink:show="embed" xlink:actuate="onLoad"/><draw:image xlink:href="./ObjectReplacements/Object 97" xlink:type="simple" xlink:show="embed" xlink:actuate="onLoad"/></draw:frame><draw:frame draw:style-name="fr7" draw:name="Objeto98" text:anchor-type="as-char" svg:width="3.191cm" svg:height="0.554cm" draw:z-index="61"><draw:object xlink:href="./Object 98" xlink:type="simple" xlink:show="embed" xlink:actuate="onLoad"/><draw:image xlink:href="./ObjectReplacements/Object 98" xlink:type="simple" xlink:show="embed" xlink:actuate="onLoad"/></draw:frame><draw:frame draw:style-name="fr7" draw:name="Objeto99" text:anchor-type="as-char" svg:width="2.979cm" svg:height="0.517cm" draw:z-index="62"><draw:object xlink:href="./Object 99" xlink:type="simple" xlink:show="embed" xlink:actuate="onLoad"/><draw:image xlink:href="./ObjectReplacements/Object 99" xlink:type="simple" xlink:show="embed" xlink:actuate="onLoad"/></draw:frame><draw:frame draw:style-name="fr8" draw:name="Objeto100" text:anchor-type="as-char" svg:width="6.341cm" svg:height="0.617cm" draw:z-index="63"><draw:object xlink:href="./Object 100" xlink:type="simple" xlink:show="embed" xlink:actuate="onLoad"/><draw:image xlink:href="./ObjectReplacements/Object 100" xlink:type="simple" xlink:show="embed" xlink:actuate="onLoad"/></draw:frame></text:p>
      <text:p text:style-name="P9"><draw:frame draw:style-name="fr7" draw:name="Objeto101" text:anchor-type="as-char" svg:width="4.572cm" svg:height="0.848cm" draw:z-index="64"><draw:object xlink:href="./Object 101" xlink:type="simple" xlink:show="embed" xlink:actuate="onLoad"/><draw:image xlink:href="./ObjectReplacements/Object 101" xlink:type="simple" xlink:show="embed" xlink:actuate="onLoad"/></draw:frame><draw:frame draw:style-name="fr7" draw:name="Objeto102" text:anchor-type="as-char" svg:width="3.985cm" svg:height="0.616cm" draw:z-index="65"><draw:object xlink:href="./Object 102" xlink:type="simple" xlink:show="embed" xlink:actuate="onLoad"/><draw:image xlink:href="./ObjectReplacements/Object 102" xlink:type="simple" xlink:show="embed" xlink:actuate="onLoad"/></draw:frame></text:p>
      <text:p text:style-name="P6"><text:tab/>Euler: <draw:frame draw:style-name="fr7" draw:name="Objeto103" text:anchor-type="as-char" svg:width="14.741cm" svg:height="0.591cm" draw:z-index="66"><draw:object xlink:href="./Object 103" xlink:type="simple" xlink:show="embed" xlink:actuate="onLoad"/><draw:image xlink:href="./ObjectReplacements/Object 103" xlink:type="simple" xlink:show="embed" xlink:actuate="onLoad"/></draw:frame></text:p>
      <text:p text:style-name="P6"/>
      <text:p text:style-name="P6">Clebsch-Gordan: <draw:frame draw:style-name="fr7" draw:name="Objeto104" text:anchor-type="as-char" svg:width="5.599cm" svg:height="0.586cm" draw:z-index="67"><draw:object xlink:href="./Object 104" xlink:type="simple" xlink:show="embed" xlink:actuate="onLoad"/><draw:image xlink:href="./ObjectReplacements/Object 104" xlink:type="simple" xlink:show="embed" xlink:actuate="onLoad"/></draw:frame><draw:frame draw:style-name="fr7" draw:name="Objeto105" text:anchor-type="as-char" svg:width="4.196cm" svg:height="0.533cm" draw:z-index="68"><draw:object xlink:href="./Object 105" xlink:type="simple" xlink:show="embed" xlink:actuate="onLoad"/><draw:image xlink:href="./ObjectReplacements/Object 105" xlink:type="simple" xlink:show="embed" xlink:actuate="onLoad"/></draw:frame> <draw:frame draw:style-name="fr7" draw:name="Objeto106" text:anchor-type="as-char" svg:width="2.776cm" svg:height="0.483cm" draw:z-index="69"><draw:object xlink:href="./Object 106" xlink:type="simple" xlink:show="embed" xlink:actuate="onLoad"/><draw:image xlink:href="./ObjectReplacements/Object 106" xlink:type="simple" xlink:show="embed" xlink:actuate="onLoad"/></draw:frame></text:p>
      <text:p text:style-name="P6"><text:tab/><draw:frame draw:style-name="fr7" draw:name="Objeto107" text:anchor-type="as-char" svg:width="11.822cm" svg:height="0.898cm" draw:z-index="70"><draw:object xlink:href="./Object 107" xlink:type="simple" xlink:show="embed" xlink:actuate="onLoad"/><draw:image xlink:href="./ObjectReplacements/Object 107" xlink:type="simple" xlink:show="embed" xlink:actuate="onLoad"/></draw:frame></text:p>
      <text:p text:style-name="P6"/>
      <text:p text:style-name="P6"><text:span text:style-name="T1">Pertorbacions</text:span>: <draw:frame draw:style-name="fr7" draw:name="Objeto108" text:anchor-type="as-char" svg:width="2.633cm" svg:height="0.529cm" draw:z-index="71"><draw:object xlink:href="./Object 108" xlink:type="simple" xlink:show="embed" xlink:actuate="onLoad"/><draw:image xlink:href="./ObjectReplacements/Object 108" xlink:type="simple" xlink:show="embed" xlink:actuate="onLoad"/></draw:frame> <draw:frame draw:style-name="fr9" draw:name="Objeto109" text:anchor-type="as-char" svg:width="4.013cm" svg:height="0.649cm" draw:z-index="72"><draw:object xlink:href="./Object 109" xlink:type="simple" xlink:show="embed" xlink:actuate="onLoad"/><draw:image xlink:href="./ObjectReplacements/Object 109" xlink:type="simple" xlink:show="embed" xlink:actuate="onLoad"/></draw:frame></text:p>
      <text:p text:style-name="P6"><draw:frame draw:style-name="fr9" draw:name="Objeto110" text:anchor-type="as-char" svg:width="3.611cm" svg:height="0.649cm" draw:z-index="73"><draw:object xlink:href="./Object 110" xlink:type="simple" xlink:show="embed" xlink:actuate="onLoad"/><draw:image xlink:href="./ObjectReplacements/Object 110" xlink:type="simple" xlink:show="embed" xlink:actuate="onLoad"/></draw:frame><text:tab/> <draw:frame draw:style-name="fr9" draw:name="Objeto111" text:anchor-type="as-char" svg:width="4.419cm" svg:height="0.649cm" draw:z-index="74"><draw:object xlink:href="./Object 111" xlink:type="simple" xlink:show="embed" xlink:actuate="onLoad"/><draw:image xlink:href="./ObjectReplacements/Object 111" xlink:type="simple" xlink:show="embed" xlink:actuate="onLoad"/></draw:frame></text:p>
      <text:p text:style-name="P6"><text:tab/><text:span text:style-name="T2">No</text:span><text:span text:style-name="T2"> degenerat:</text:span> <text:span text:style-name="T4"><draw:frame draw:style-name="fr10" draw:name="Objeto112" text:anchor-type="as-char" svg:width="3.554cm" svg:height="0.649cm" draw:z-index="75"><draw:object xlink:href="./Object 112" xlink:type="simple" xlink:show="embed" xlink:actuate="onLoad"/><draw:image xlink:href="./ObjectReplacements/Object 112" xlink:type="simple" xlink:show="embed" xlink:actuate="onLoad"/></draw:frame></text:span><text:span text:style-name="T4"><draw:frame draw:style-name="fr9" draw:name="Objeto113" text:anchor-type="as-char" svg:width="9.543cm" svg:height="1.302cm" draw:z-index="76"><draw:object xlink:href="./Object 113" xlink:type="simple" xlink:show="embed" xlink:actuate="onLoad"/><draw:image xlink:href="./ObjectReplacements/Object 113" xlink:type="simple" xlink:show="embed" xlink:actuate="onLoad"/></draw:frame></text:span></text:p>
      <text:p text:style-name="P6"><text:span text:style-name="T4"><text:tab/></text:span><text:span text:style-name="T3">Degenerat:</text:span><text:span text:style-name="T4"> </text:span><text:span text:style-name="T4"><draw:frame draw:style-name="fr9" draw:name="Objeto115" text:anchor-type="as-char" svg:width="0.831cm" svg:height="0.589cm" draw:z-index="145"><draw:object xlink:href="./Object 115" xlink:type="simple" xlink:show="embed" xlink:actuate="onLoad"/><draw:image xlink:href="./ObjectReplacements/Object 115" xlink:type="simple" xlink:show="embed" xlink:actuate="onLoad"/></draw:frame></text:span><text:span text:style-name="T4">, </text:span><text:span text:style-name="T4"><draw:frame draw:style-name="fr9" draw:name="Objeto114" text:anchor-type="as-char" svg:width="1.217cm" svg:height="0.649cm" draw:z-index="77"><draw:object xlink:href="./Object 114" xlink:type="simple" xlink:show="embed" xlink:actuate="onLoad"/><draw:image xlink:href="./ObjectReplacements/Object 114" xlink:type="simple" xlink:show="embed" xlink:actuate="onLoad"/></draw:frame></text:span><text:span text:style-name="T4"><draw:frame draw:style-name="fr9" draw:name="Objeto116" text:anchor-type="as-char" svg:width="6.643cm" svg:height="0.651cm" draw:z-index="78"><draw:object xlink:href="./Object 116" xlink:type="simple" xlink:show="embed" xlink:actuate="onLoad"/><draw:image xlink:href="./ObjectReplacements/Object 116" xlink:type="simple" xlink:show="embed" xlink:actuate="onLoad"/></draw:frame></text:span></text:p>
      <text:p text:style-name="P7"><text:span text:style-name="T4"><text:tab/></text:span><text:span text:style-name="T4"><draw:frame draw:style-name="fr9" draw:name="Objeto117" text:anchor-type="as-char" svg:width="16.254cm" svg:height="0.649cm" draw:z-index="79"><draw:object xlink:href="./Object 117" xlink:type="simple" xlink:show="embed" xlink:actuate="onLoad"/><draw:image xlink:href="./ObjectReplacements/Object 117" xlink:type="simple" xlink:show="embed" xlink:actuate="onLoad"/></draw:frame></text:span></text:p>
      <text:p text:style-name="P10"/>
      <text:p text:style-name="P7"><text:span text:style-name="T5">Mètode variacional:</text:span><text:span text:style-name="T4"> </text:span><text:span text:style-name="T4"><draw:frame draw:style-name="fr9" draw:name="Objeto118" text:anchor-type="as-char" svg:width="3.009cm" svg:height="0.584cm" draw:z-index="80"><draw:object xlink:href="./Object 118" xlink:type="simple" xlink:show="embed" xlink:actuate="onLoad"/><draw:image xlink:href="./ObjectReplacements/Object 118" xlink:type="simple" xlink:show="embed" xlink:actuate="onLoad"/></draw:frame></text:span><text:span text:style-name="T4"><draw:frame draw:style-name="fr9" draw:name="Objeto119" text:anchor-type="as-char" svg:width="6.551cm" svg:height="0.533cm" draw:z-index="81"><draw:object xlink:href="./Object 119" xlink:type="simple" xlink:show="embed" xlink:actuate="onLoad"/><draw:image xlink:href="./ObjectReplacements/Object 119" xlink:type="simple" xlink:show="embed" xlink:actuate="onLoad"/></draw:frame></text:span></text:p>
      <text:p text:style-name="P7"><text:span text:style-name="T4"><text:tab/></text:span><text:span text:style-name="T4"><draw:frame draw:style-name="fr10" draw:name="Objeto120" text:anchor-type="as-char" svg:width="2.93cm" svg:height="1.095cm" draw:z-index="82"><draw:object xlink:href="./Object 120" xlink:type="simple" xlink:show="embed" xlink:actuate="onLoad"/><draw:image xlink:href="./ObjectReplacements/Object 120" xlink:type="simple" xlink:show="embed" xlink:actuate="onLoad"/></draw:frame></text:span><text:span text:style-name="T4"> </text:span><text:span text:style-name="T4"><draw:frame draw:style-name="fr9" draw:name="Objeto121" text:anchor-type="as-char" svg:width="3.313cm" svg:height="1.18cm" draw:z-index="83"><draw:object xlink:href="./Object 121" xlink:type="simple" xlink:show="embed" xlink:actuate="onLoad"/><draw:image xlink:href="./ObjectReplacements/Object 121" xlink:type="simple" xlink:show="embed" xlink:actuate="onLoad"/></draw:frame></text:span></text:p>
      <text:p text:style-name="P6"><text:span text:style-name="T4"><text:tab/>Cas: </text:span><text:span text:style-name="T4"><draw:frame draw:style-name="fr9" draw:name="Objeto123" text:anchor-type="as-char" svg:width="2.93cm" svg:height="0.529cm" draw:z-index="146"><draw:object xlink:href="./Object 123" xlink:type="simple" xlink:show="embed" xlink:actuate="onLoad"/><draw:image xlink:href="./ObjectReplacements/Object 123" xlink:type="simple" xlink:show="embed" xlink:actuate="onLoad"/></draw:frame></text:span><text:span text:style-name="T4"> </text:span><text:span text:style-name="T4"><draw:frame draw:style-name="fr9" draw:name="Objeto122" text:anchor-type="as-char" svg:width="2.976cm" svg:height="0.584cm" draw:z-index="84"><draw:object xlink:href="./Object 122" xlink:type="simple" xlink:show="embed" xlink:actuate="onLoad"/><draw:image xlink:href="./ObjectReplacements/Object 122" xlink:type="simple" xlink:show="embed" xlink:actuate="onLoad"/></draw:frame></text:span><text:span text:style-name="T4"><draw:frame draw:style-name="fr9" draw:name="Objeto124" text:anchor-type="as-char" svg:width="4.233cm" svg:height="0.859cm" draw:z-index="86"><draw:object xlink:href="./Object 124" xlink:type="simple" xlink:show="embed" xlink:actuate="onLoad"/><draw:image xlink:href="./ObjectReplacements/Object 124" xlink:type="simple" xlink:show="embed" xlink:actuate="onLoad"/></draw:frame></text:span><text:span text:style-name="T4"><draw:frame draw:style-name="fr9" draw:name="Objeto127" text:anchor-type="as-char" svg:width="2.007cm" svg:height="0.589cm" draw:z-index="147"><draw:object xlink:href="./Object 127" xlink:type="simple" xlink:show="embed" xlink:actuate="onLoad"/><draw:image xlink:href="./ObjectReplacements/Object 127" xlink:type="simple" xlink:show="embed" xlink:actuate="onLoad"/></draw:frame></text:span><text:span text:style-name="T4"> </text:span><text:span text:style-name="T4"><draw:frame draw:style-name="fr9" draw:name="Objeto125" text:anchor-type="as-char" svg:width="6.371cm" svg:height="1.129cm" draw:z-index="87"><draw:object xlink:href="./Object 125" xlink:type="simple" xlink:show="embed" xlink:actuate="onLoad"/><draw:image xlink:href="./ObjectReplacements/Object 125" xlink:type="simple" xlink:show="embed" xlink:actuate="onLoad"/></draw:frame></text:span><text:span text:style-name="T4"><draw:frame draw:style-name="fr9" draw:name="Objeto126" text:anchor-type="as-char" svg:width="4.397cm" svg:height="0.947cm" draw:z-index="88"><draw:object xlink:href="./Object 126" xlink:type="simple" xlink:show="embed" xlink:actuate="onLoad"/><draw:image xlink:href="./ObjectReplacements/Object 126" xlink:type="simple" xlink:show="embed" xlink:actuate="onLoad"/></draw:frame></text:span></text:p>
      <text:p text:style-name="P8"><text:span text:style-name="T4"><draw:frame draw:style-name="fr9" draw:name="Objeto128" text:anchor-type="as-char" svg:width="4.297cm" svg:height="1.196cm" draw:z-index="89"><draw:object xlink:href="./Object 128" xlink:type="simple" xlink:show="embed" xlink:actuate="onLoad"/><draw:image xlink:href="./ObjectReplacements/Object 128" xlink:type="simple" xlink:show="embed" xlink:actuate="onLoad"/></draw:frame></text:span><text:span text:style-name="T4"> </text:span><text:span text:style-name="T4"><draw:frame draw:style-name="fr9" draw:name="Objeto129" text:anchor-type="as-char" svg:width="12.732cm" svg:height="0.875cm" draw:z-index="90"><draw:object xlink:href="./Object 129" xlink:type="simple" xlink:show="embed" xlink:actuate="onLoad"/><draw:image xlink:href="./ObjectReplacements/Object 129" xlink:type="simple" xlink:show="embed" xlink:actuate="onLoad"/></draw:frame></text:span></text:p>
      <text:p text:style-name="P11"><draw:frame draw:style-name="fr7" draw:name="Objeto130" text:anchor-type="as-char" svg:width="10.116cm" svg:height="1.196cm" draw:z-index="91"><draw:object xlink:href="./Object 130" xlink:type="simple" xlink:show="embed" xlink:actuate="onLoad"/><draw:image xlink:href="./ObjectReplacements/Object 130" xlink:type="simple" xlink:show="embed" xlink:actuate="onLoad"/></draw:frame></text:p>
      <text:p text:style-name="P8"><text:span text:style-name="T5">Integrals útils:</text:span><text:span text:style-name="T4"> </text:span><text:span text:style-name="T4"><text:s/></text:span><text:span text:style-name="T4"><draw:frame draw:style-name="fr9" draw:name="Objeto138" text:anchor-type="as-char" svg:width="5.038cm" svg:height="1.034cm" draw:z-index="137"><draw:object xlink:href="./Object 138" xlink:type="simple" xlink:show="embed" xlink:actuate="onLoad"/><draw:image xlink:href="./ObjectReplacements/Object 138" xlink:type="simple" xlink:show="embed" xlink:actuate="onLoad"/></draw:frame></text:span><text:span text:style-name="T4"><draw:frame draw:style-name="fr11" draw:name="Objeto131" text:anchor-type="as-char" svg:y="-0.864cm" svg:width="4.905cm" svg:height="1.452cm" draw:z-index="92"><draw:object xlink:href="./Object 131" xlink:type="simple" xlink:show="embed" xlink:actuate="onLoad"/><draw:image xlink:href="./ObjectReplacements/Object 131" xlink:type="simple" xlink:show="embed" xlink:actuate="onLoad"/></draw:frame></text:span><text:span text:style-name="T4"><draw:frame draw:style-name="fr9" draw:name="Objeto132" text:anchor-type="as-char" svg:width="4.008cm" svg:height="1.09cm" draw:z-index="93"><draw:object xlink:href="./Object 132" xlink:type="simple" xlink:show="embed" xlink:actuate="onLoad"/><draw:image xlink:href="./ObjectReplacements/Object 132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ES" style:letter-kerning="true" style:font-name-asian="DejaVu Sans" style:font-size-asian="10.5pt" style:language-asian="es" style:country-asian="ES" style:font-name-complex="DejaVu Sans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32cm" style:type="center"/>
          <style:tab-stop style:position="19.066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32cm" style:type="center"/>
          <style:tab-stop style:position="19.066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es" fo:country="ES" style:text-underline-style="solid" style:text-underline-width="auto" style:text-underline-color="font-color" style:language-asian="es" style:country-asian="ES" style:language-complex="es" style:country-complex="E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901cm" fo:margin-bottom="0.538cm" fo:margin-left="0.826cm" fo:margin-right="1.10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Sergio Oller</meta:initial-creator>
    <meta:creation-date>2009-01-12T19:55:11</meta:creation-date>
    <dc:date>2012-05-11T00:46:58</dc:date>
    <meta:printed-by>Sergio Oller</meta:printed-by>
    <meta:print-date>2009-06-01T11:07:31</meta:print-date>
    <dc:language>es-ES</dc:language>
    <meta:editing-cycles>50</meta:editing-cycles>
    <meta:editing-duration>PT13H46M45S</meta:editing-duration>
    <dc:creator>Sergio Oller</dc:creator>
    <meta:document-statistic meta:table-count="0" meta:image-count="1" meta:object-count="145" meta:page-count="2" meta:paragraph-count="55" meta:word-count="36" meta:character-count="479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ℏ</math:mo>
          <math:mo math:stretchy="false">=</math:mo>
          <math:mfrac>
            <math:mi>h</math:mi>
            <math:mrow>
              <math:mn>2</math:mn>
              <math:mo math:stretchy="false"></math:mo>
            </math:mrow>
          </math:mfrac>
        </math:mrow>
        <math:mo math:stretchy="false">=</math:mo>
        <math:mrow>
          <math:mn>1.0546</math:mn>
          <math:mo math:stretchy="false">⋅</math:mo>
          <math:msup>
            <math:mn>10</math:mn>
            <math:mrow>
              <math:mo math:stretchy="false">−</math:mo>
              <math:mn>34</math:mn>
            </math:mrow>
          </math:msup>
        </math:mrow>
      </math:mrow>
      <math:mrow>
        <math:mi>J</math:mi>
        <math:mo math:stretchy="false">⋅</math:mo>
        <math:mi>s</math:mi>
      </math:mrow>
    </math:mrow>
    <math:annotation math:encoding="StarMath 5.0">hbar = h over {2 %pi} = 1.0546 cdot 10^-34 J cdot s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∣" math:close="〉">
          <math:mrow>
            <math:msub>
              <math:mi>S</math:mi>
              <math:mi>y</math:mi>
            </math:msub>
            <math:mo math:stretchy="false">−</math:mo>
            <math:mtext/>
          </math:mrow>
        </math:mfenced>
        <math:mo math:stretchy="false">=</math:mo>
        <math:mfrac>
          <math:mn>1</math:mn>
          <math:msqrt>
            <math:mn>2</math:mn>
          </math:msqrt>
        </math:mfrac>
      </math:mrow>
      <math:mfenced math:open="" math:close="">
        <math:mtable>
          <math:mtr>
            <math:mtd>
              <math:mn>1</math:mn>
            </math:mtd>
          </math:mtr>
          <math:mtr>
            <math:mtd>
              <math:mrow>
                <math:mo math:stretchy="false">−</math:mo>
                <math:mi>i</math:mi>
              </math:mrow>
            </math:mtd>
          </math:mtr>
        </math:mtable>
      </math:mfenced>
    </math:mrow>
    <math:annotation math:encoding="StarMath 5.0">left lline S_y - "" right rangle = 1 over sqrt{2} left ( matrix {1##-i} right )</math:annotation>
  </math:semantics>
</math:math>
</file>

<file path=Object 100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ψ</math:mo>
        <math:mi>m</math:mi>
      </math:msub>
      <math:mi>'</math:mi>
      <math:mrow>
        <math:mrow>
          <math:mo math:stretchy="false">(</math:mo>
          <math:mi>x</math:mi>
          <math:mo math:stretchy="false">)</math:mo>
        </math:mrow>
        <math:mo math:stretchy="false">=</math:mo>
        <math:msub>
          <math:mi>D</math:mi>
          <math:mrow>
            <math:mi>m</math:mi>
            <math:mi>,</math:mi>
            <math:mi>m</math:mi>
            <math:mi>'</math:mi>
          </math:mrow>
        </math:msub>
      </math:mrow>
      <math:mfenced math:open="" math:close="">
        <math:mrow>
          <math:mi>R</math:mi>
          <math:mrow>
            <math:mo math:stretchy="false">(</math:mo>
            <math:mrow>
              <math:mo math:stretchy="false">γ</math:mo>
              <math:mi>,</math:mi>
              <math:mover math:accent="true">
                <math:mi>n</math:mi>
                <math:mo math:stretchy="false">ˆ</math:mo>
              </math:mover>
            </math:mrow>
            <math:mo math:stretchy="false">)</math:mo>
          </math:mrow>
        </math:mrow>
      </math:mfenced>
      <math:msub>
        <math:mo math:stretchy="false">ψ</math:mo>
        <math:mi>m</math:mi>
      </math:msub>
      <math:mi>'</math:mi>
      <math:mfenced math:open="" math:close="">
        <math:mrow>
          <math:msup>
            <math:mi>R</math:mi>
            <math:mrow>
              <math:mo math:stretchy="false">−</math:mo>
              <math:mn>1</math:mn>
            </math:mrow>
          </math:msup>
          <math:mover math:accent="true">
            <math:mi>x</math:mi>
            <math:mo math:stretchy="false">→</math:mo>
          </math:mover>
        </math:mrow>
      </math:mfenced>
    </math:mrow>
    <math:annotation math:encoding="StarMath 5.0"> %psi_m ' (x) = D_{m,m'} left ( R(%gamma,hat n) right ) %psi_m' left( R^{-1} vec x right )</math:annotation>
  </math:semantics>
</math:math>
</file>

<file path=Object 101/content.xml><?xml version="1.0" encoding="utf-8"?>
<!DOCTYPE math  PUBLIC '-//OpenOffice.org//DTD Modified W3C MathML 1.01//EN'  'math.dtd'>
<math:math xmlns:math="http://www.w3.org/1998/Math/MathML">
  <math:semantics>
    <math:mrow>
      <math:msub>
        <math:mi>D</math:mi>
        <math:mrow>
          <math:mi>m</math:mi>
          <math:mi>,</math:mi>
          <math:mi>m</math:mi>
          <math:mi>'</math:mi>
        </math:mrow>
      </math:msub>
      <math:mrow>
        <math:mfenced math:open="" math:close="">
          <math:mrow>
            <math:mi>R</math:mi>
            <math:mrow>
              <math:mo math:stretchy="false">(</math:mo>
              <math:mrow>
                <math:mo math:stretchy="false">γ</math:mo>
                <math:mi>,</math:mi>
                <math:mover math:accent="true">
                  <math:mi>n</math:mi>
                  <math:mo math:stretchy="false">ˆ</math:mo>
                </math:mover>
              </math:mrow>
              <math:mo math:stretchy="false">)</math:mo>
            </math:mrow>
          </math:mrow>
        </math:mfenced>
        <math:mo math:stretchy="false">=</math:mo>
        <math:msup>
          <math:mi>e</math:mi>
          <math:mrow>
            <math:mfrac>
              <math:mrow>
                <math:mo math:stretchy="false">−</math:mo>
                <math:mi>i</math:mi>
              </math:mrow>
              <math:mo math:stretchy="false">ℏ</math:mo>
            </math:mfrac>
            <math:mo math:stretchy="false">γ</math:mo>
            <math:mover math:accent="true">
              <math:mi>n</math:mi>
              <math:mo math:stretchy="false">ˆ</math:mo>
            </math:mover>
            <math:msub>
              <math:mi>S</math:mi>
              <math:mrow>
                <math:mi>m</math:mi>
                <math:mi>,</math:mi>
                <math:mi>m</math:mi>
                <math:mi>'</math:mi>
              </math:mrow>
            </math:msub>
          </math:mrow>
        </math:msup>
      </math:mrow>
    </math:mrow>
    <math:annotation math:encoding="StarMath 5.0">D_{m,m'} left ( R(%gamma,hat n) right ) =  e^{- i over hbar %gamma hat n S_{m,m'}}</math:annotation>
  </math:semantics>
</math:math>
</file>

<file path=Object 102/content.xml><?xml version="1.0" encoding="utf-8"?>
<!DOCTYPE math  PUBLIC '-//OpenOffice.org//DTD Modified W3C MathML 1.01//EN'  'math.dtd'>
<math:math xmlns:math="http://www.w3.org/1998/Math/MathML">
  <math:semantics>
    <math:mrow>
      <math:msub>
        <math:mi>s</math:mi>
        <math:mrow>
          <math:mi>m</math:mi>
          <math:mi>,</math:mi>
          <math:mi>m</math:mi>
          <math:mi>'</math:mi>
        </math:mrow>
      </math:msub>
      <math:mo math:stretchy="false">=</math:mo>
      <math:mfenced math:open="〈" math:close="〉">
        <math:mrow>
          <math:mi>j</math:mi>
          <math:mi>,</math:mi>
          <math:mi>m</math:mi>
          <math:mtext>|</math:mtext>
          <math:mover math:accent="true">
            <math:mi>S</math:mi>
            <math:mo math:stretchy="false">→</math:mo>
          </math:mover>
          <math:mtext>|</math:mtext>
          <math:mi>j</math:mi>
          <math:mi>,</math:mi>
          <math:mi>m</math:mi>
          <math:mi>'</math:mi>
        </math:mrow>
      </math:mfenced>
    </math:mrow>
    <math:annotation math:encoding="StarMath 5.0">s_{m,m'} = left langle j,m "|" vec S "|" j,m'right rangle</math:annotation>
  </math:semantics>
</math:math>
</file>

<file path=Object 103/content.xml><?xml version="1.0" encoding="utf-8"?>
<!DOCTYPE math  PUBLIC '-//OpenOffice.org//DTD Modified W3C MathML 1.01//EN'  'math.dtd'>
<math:math xmlns:math="http://www.w3.org/1998/Math/MathML">
  <math:semantics>
    <math:mrow>
      <math:mi>R</math:mi>
      <math:mrow>
        <math:mrow>
          <math:mo math:stretchy="false">(</math:mo>
          <math:mrow>
            <math:mo math:stretchy="false">ϕ</math:mo>
            <math:mi>,</math:mi>
            <math:mover math:accent="true">
              <math:mi>n</math:mi>
              <math:mo math:stretchy="false">ˆ</math:mo>
            </math:mover>
          </math:mrow>
          <math:mo math:stretchy="false">)</math:mo>
        </math:mrow>
        <math:mo math:stretchy="false">=</math:mo>
        <math:mi>R</math:mi>
      </math:mrow>
      <math:mrow>
        <math:mo math:stretchy="false">(</math:mo>
        <math:mrow>
          <math:mo math:stretchy="false">α</math:mo>
          <math:mi>,</math:mi>
          <math:mover math:accent="true">
            <math:mi>k</math:mi>
            <math:mo math:stretchy="false">ˆ</math:mo>
          </math:mover>
        </math:mrow>
        <math:mo math:stretchy="false">)</math:mo>
      </math:mrow>
      <math:mi>R</math:mi>
      <math:mrow>
        <math:mo math:stretchy="false">(</math:mo>
        <math:mrow>
          <math:mo math:stretchy="false">β</math:mo>
          <math:mi>,</math:mi>
          <math:mover math:accent="true">
            <math:mi>j</math:mi>
            <math:mo math:stretchy="false">ˆ</math:mo>
          </math:mover>
        </math:mrow>
        <math:mo math:stretchy="false">)</math:mo>
      </math:mrow>
      <math:mi>R</math:mi>
      <math:mrow>
        <math:mo math:stretchy="false">(</math:mo>
        <math:mrow>
          <math:mo math:stretchy="false">γ</math:mo>
          <math:mi>,</math:mi>
          <math:mover math:accent="true">
            <math:mi>k</math:mi>
            <math:mo math:stretchy="false">ˆ</math:mo>
          </math:mover>
        </math:mrow>
        <math:mo math:stretchy="false">)</math:mo>
      </math:mrow>
      <math:mo math:stretchy="false">⇒</math:mo>
      <math:mrow>
        <math:mrow>
          <math:msubsup>
            <math:mi>D</math:mi>
            <math:mrow>
              <math:mi>m</math:mi>
              <math:mi>,</math:mi>
              <math:mi>m</math:mi>
              <math:mi>'</math:mi>
            </math:mrow>
            <math:mrow>
              <math:mo math:stretchy="false">(</math:mo>
              <math:mi>j</math:mi>
              <math:mo math:stretchy="false">)</math:mo>
            </math:mrow>
          </math:msubsup>
          <math:mo math:stretchy="false">=</math:mo>
          <math:mfenced math:open="〈" math:close="〉">
            <math:mrow>
              <math:mi>j</math:mi>
              <math:mi>,</math:mi>
              <math:mi>m</math:mi>
              <math:mtext>|</math:mtext>
              <math:mi>U</math:mi>
              <math:mrow>
                <math:mo math:stretchy="false">(</math:mo>
                <math:mi>R</math:mi>
                <math:mo math:stretchy="false">)</math:mo>
              </math:mrow>
              <math:mtext>|</math:mtext>
              <math:mi>j</math:mi>
              <math:mi>,</math:mi>
              <math:mi>m</math:mi>
              <math:mi>'</math:mi>
            </math:mrow>
          </math:mfenced>
        </math:mrow>
        <math:mo math:stretchy="false">=</math:mo>
        <math:msup>
          <math:mi>e</math:mi>
          <math:mrow>
            <math:mrow>
              <math:mo math:stretchy="false">−</math:mo>
              <math:mi>i</math:mi>
            </math:mrow>
            <math:mfenced math:open="" math:close="">
              <math:mrow>
                <math:mo math:stretchy="false">α</math:mo>
                <math:mrow>
                  <math:mi>m</math:mi>
                  <math:mo math:stretchy="false">+</math:mo>
                  <math:mo math:stretchy="false">γ</math:mo>
                </math:mrow>
                <math:mi>m</math:mi>
                <math:mi>'</math:mi>
              </math:mrow>
            </math:mfenced>
          </math:mrow>
        </math:msup>
      </math:mrow>
      <math:msubsup>
        <math:mi>d</math:mi>
        <math:mrow>
          <math:mi>m</math:mi>
          <math:mi>,</math:mi>
          <math:mi>m</math:mi>
          <math:mi>'</math:mi>
        </math:mrow>
        <math:mrow>
          <math:mo math:stretchy="false">(</math:mo>
          <math:mi>j</math:mi>
          <math:mo math:stretchy="false">)</math:mo>
        </math:mrow>
      </math:msubsup>
      <math:mrow>
        <math:mo math:stretchy="false">(</math:mo>
        <math:mo math:stretchy="false">β</math:mo>
        <math:mo math:stretchy="false">)</math:mo>
      </math:mrow>
    </math:mrow>
    <math:annotation math:encoding="StarMath 5.0">R (%varphi, hat n) = R (%alpha, hat k)  R (%beta, hat j)  R (%gamma, hat k) drarrow D_{m,m'} ^(j) = left langle j,m "|" U (R) "|" j,m' right rangle = e^{-i left ( %alpha m + %gamma m' right ) } d_{m,m'} ^(j)(%beta)</math:annotation>
  </math:semantics>
</math:math>
</file>

<file path=Object 10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text>|</math:mtext>
            <math:msub>
              <math:mi>j</math:mi>
              <math:mn>1,</math:mn>
            </math:msub>
            <math:msub>
              <math:mi>m</math:mi>
              <math:mn>1</math:mn>
            </math:msub>
          </math:mrow>
          <math:mo math:stretchy="true">〉</math:mo>
        </math:mrow>
        <math:mo math:stretchy="false">⊗</math:mo>
        <math:mrow>
          <math:mrow>
            <math:mtext>|</math:mtext>
            <math:msub>
              <math:mi>j</math:mi>
              <math:mn>2,</math:mn>
            </math:msub>
            <math:msub>
              <math:mi>m</math:mi>
              <math:mn>2</math:mn>
            </math:msub>
          </math:mrow>
          <math:mo math:stretchy="true">〉</math:mo>
        </math:mrow>
      </math:mrow>
      <math:mo math:stretchy="false"></math:mo>
      <math:mrow>
        <math:mrow>
          <math:mtext>|</math:mtext>
          <math:msub>
            <math:mi>j</math:mi>
            <math:mn>1,</math:mn>
          </math:msub>
          <math:msub>
            <math:mi>j</math:mi>
            <math:mn>2</math:mn>
          </math:msub>
          <math:mi>;</math:mi>
          <math:mi>j</math:mi>
          <math:mi>,</math:mi>
          <math:mi>m</math:mi>
        </math:mrow>
        <math:mo math:stretchy="true">〉</math:mo>
      </math:mrow>
    </math:mrow>
    <math:annotation math:encoding="StarMath 5.0">left none "|" j_1, m_1 right rangle otimes left none "|" j_2, m_2 right rangle toward left none "|" j_1, j_2; j, m right rangle </math:annotation>
  </math:semantics>
</math:math>
</file>

<file path=Object 105/content.xml><?xml version="1.0" encoding="utf-8"?>
<!DOCTYPE math  PUBLIC '-//OpenOffice.org//DTD Modified W3C MathML 1.01//EN'  'math.dtd'>
<math:math xmlns:math="http://www.w3.org/1998/Math/MathML">
  <math:semantics>
    <math:mrow>
      <math:mrow>
        <math:mi>j</math:mi>
        <math:mo math:stretchy="false">=</math:mo>
        <math:mo math:stretchy="false">{</math:mo>
      </math:mrow>
      <math:mfenced math:open="∣" math:close="∣">
        <math:mrow>
          <math:msub>
            <math:mi>j</math:mi>
            <math:mn>1</math:mn>
          </math:msub>
          <math:mo math:stretchy="false">−</math:mo>
          <math:msub>
            <math:mi>j</math:mi>
            <math:mn>2</math:mn>
          </math:msub>
        </math:mrow>
      </math:mfenced>
      <math:mi>,</math:mi>
      <math:mn>...</math:mn>
      <math:mi>,</math:mi>
      <math:mrow>
        <math:msub>
          <math:mi>j</math:mi>
          <math:mn>1</math:mn>
        </math:msub>
        <math:mo math:stretchy="false">+</math:mo>
        <math:msub>
          <math:mi>j</math:mi>
          <math:mn>2</math:mn>
        </math:msub>
      </math:mrow>
      <math:mo math:stretchy="false">}</math:mo>
    </math:mrow>
    <math:annotation math:encoding="StarMath 5.0"> j=\{abs{j_1-j_2}, ... , j_1+j_2 \}</math:annotation>
  </math:semantics>
</math:math>
</file>

<file path=Object 106/content.xml><?xml version="1.0" encoding="utf-8"?>
<!DOCTYPE math  PUBLIC '-//OpenOffice.org//DTD Modified W3C MathML 1.01//EN'  'math.dtd'>
<math:math xmlns:math="http://www.w3.org/1998/Math/MathML">
  <math:semantics>
    <math:mrow>
      <math:mrow>
        <math:mi>m</math:mi>
        <math:mo math:stretchy="false">=</math:mo>
        <math:mrow>
          <math:mo math:stretchy="false">{</math:mo>
          <math:mo math:stretchy="false">−</math:mo>
          <math:mi>j</math:mi>
        </math:mrow>
      </math:mrow>
      <math:mi>,</math:mi>
      <math:mn>...</math:mn>
      <math:mi>,</math:mi>
      <math:mi>j</math:mi>
      <math:mo math:stretchy="false">}</math:mo>
    </math:mrow>
    <math:annotation math:encoding="StarMath 5.0">m=\{-j, ... , j\}</math:annotation>
  </math:semantics>
</math:math>
</file>

<file path=Object 10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text>|</math:mtext>
            <math:msub>
              <math:mi>j</math:mi>
              <math:mn>1,</math:mn>
            </math:msub>
            <math:msub>
              <math:mi>j</math:mi>
              <math:mn>2</math:mn>
            </math:msub>
            <math:mi>;</math:mi>
            <math:mi>j</math:mi>
            <math:mi>,</math:mi>
            <math:mi>m</math:mi>
          </math:mrow>
          <math:mo math:stretchy="true">〉</math:mo>
        </math:mrow>
        <math:mo math:stretchy="false">=</math:mo>
        <math:mrow>
          <math:munder>
            <math:mo math:stretchy="false">∑</math:mo>
            <math:mrow>
              <math:msub>
                <math:mi>m</math:mi>
                <math:mn>1,</math:mn>
              </math:msub>
              <math:msub>
                <math:mi>m</math:mi>
                <math:mn>2</math:mn>
              </math:msub>
            </math:mrow>
          </math:munder>
          <math:mfenced math:open="" math:close="">
            <math:mrow>
              <math:mrow>
                <math:mo math:stretchy="true">〈</math:mo>
                <math:mrow>
                  <math:msub>
                    <math:mi>j</math:mi>
                    <math:mn>1,</math:mn>
                  </math:msub>
                  <math:msub>
                    <math:mi>m</math:mi>
                    <math:mn>1</math:mn>
                  </math:msub>
                  <math:mtext>|</math:mtext>
                </math:mrow>
              </math:mrow>
              <math:mo math:stretchy="false">⊗</math:mo>
              <math:mrow>
                <math:mo math:stretchy="true">〈</math:mo>
                <math:mrow>
                  <math:msub>
                    <math:mi>j</math:mi>
                    <math:mn>2,</math:mn>
                  </math:msub>
                  <math:msub>
                    <math:mi>m</math:mi>
                    <math:mn>2</math:mn>
                  </math:msub>
                  <math:mtext>|</math:mtext>
                </math:mrow>
              </math:mrow>
            </math:mrow>
          </math:mfenced>
        </math:mrow>
      </math:mrow>
      <math:mrow>
        <math:mrow>
          <math:mtext>|</math:mtext>
          <math:msub>
            <math:mi>j</math:mi>
            <math:mn>1,</math:mn>
          </math:msub>
          <math:msub>
            <math:mi>j</math:mi>
            <math:mn>2</math:mn>
          </math:msub>
          <math:mi>;</math:mi>
          <math:mi>j</math:mi>
          <math:mi>,</math:mi>
          <math:mi>m</math:mi>
        </math:mrow>
        <math:mo math:stretchy="true">〉</math:mo>
      </math:mrow>
      <math:mfenced math:open="" math:close="">
        <math:mrow>
          <math:mrow>
            <math:mrow>
              <math:mtext>|</math:mtext>
              <math:msub>
                <math:mi>j</math:mi>
                <math:mn>1,</math:mn>
              </math:msub>
              <math:msub>
                <math:mi>m</math:mi>
                <math:mn>1</math:mn>
              </math:msub>
            </math:mrow>
            <math:mo math:stretchy="true">〉</math:mo>
          </math:mrow>
          <math:mo math:stretchy="false">⊗</math:mo>
          <math:mrow>
            <math:mrow>
              <math:mtext>|</math:mtext>
              <math:msub>
                <math:mi>j</math:mi>
                <math:mn>2,</math:mn>
              </math:msub>
              <math:msub>
                <math:mi>m</math:mi>
                <math:mn>2</math:mn>
              </math:msub>
            </math:mrow>
            <math:mo math:stretchy="true">〉</math:mo>
          </math:mrow>
        </math:mrow>
      </math:mfenced>
    </math:mrow>
    <math:annotation math:encoding="StarMath 5.0">left none "|" j_1, j_2; j, m right rangle  = sum from {m_1,m_2} left ( left langle j_1, m_1 "|" right none  otimes left langle j_2, m_2 "|" right none right )  left none "|" j_1, j_2; j, m right rangle left ( left none "|" j_1,m_1 right rangle otimes left none "|" j_2,m_2 right rangle   right )</math:annotation>
  </math:semantics>
</math:math>
</file>

<file path=Object 108/content.xml><?xml version="1.0" encoding="utf-8"?>
<!DOCTYPE math  PUBLIC '-//OpenOffice.org//DTD Modified W3C MathML 1.01//EN'  'math.dtd'>
<math:math xmlns:math="http://www.w3.org/1998/Math/MathML">
  <math:semantics>
    <math:mrow>
      <math:mrow>
        <math:mi>H</math:mi>
        <math:mo math:stretchy="false">=</math:mo>
        <math:mrow>
          <math:msub>
            <math:mi>H</math:mi>
            <math:mn>0</math:mn>
          </math:msub>
          <math:mo math:stretchy="false">+</math:mo>
          <math:mo math:stretchy="false">λ</math:mo>
        </math:mrow>
      </math:mrow>
      <math:msub>
        <math:mi>H</math:mi>
        <math:mn>1</math:mn>
      </math:msub>
    </math:mrow>
    <math:annotation math:encoding="StarMath 5.0">H = H_0 + %lambda H_1</math:annotation>
  </math:semantics>
</math:math>
</file>

<file path=Object 109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〈" math:close="〉">
          <math:mrow>
            <math:msub>
              <math:mo math:stretchy="false">φ</math:mo>
              <math:mi>n</math:mi>
            </math:msub>
            <math:mrow>
              <math:mo math:stretchy="false">(</math:mo>
              <math:mo math:stretchy="false">λ</math:mo>
              <math:mo math:stretchy="false">)</math:mo>
            </math:mrow>
            <math:mtext>|</math:mtext>
            <math:msubsup>
              <math:mo math:stretchy="false">φ</math:mo>
              <math:mi>n</math:mi>
              <math:mrow>
                <math:mo math:stretchy="false">(</math:mo>
                <math:mi>i</math:mi>
                <math:mo math:stretchy="false">)</math:mo>
              </math:mrow>
            </math:msubsup>
          </math:mrow>
        </math:mfenced>
        <math:mo math:stretchy="false">=</math:mo>
        <math:mn>0</math:mn>
      </math:mrow>
      <math:mo math:stretchy="false">∀</math:mo>
      <math:mrow>
        <math:mi>i</math:mi>
        <math:mo math:stretchy="false">&gt;</math:mo>
        <math:mn>0</math:mn>
      </math:mrow>
    </math:mrow>
    <math:annotation math:encoding="StarMath 5.0">left langle %phi_n (%lambda) "|" %phi_n ^(i) right rangle = 0 forall i&gt;0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fenced math:open="∣" math:close="〉">
        <math:mrow>
          <math:msub>
            <math:mi>S</math:mi>
            <math:mi>z</math:mi>
          </math:msub>
          <math:mo math:stretchy="false">+</math:mo>
          <math:mtext/>
        </math:mrow>
      </math:mfenced>
      <math:mo math:stretchy="false">=</math:mo>
      <math:mfenced math:open="" math:close="">
        <math:mtable>
          <math:mtr>
            <math:mtd>
              <math:mn>1</math:mn>
            </math:mtd>
          </math:mtr>
          <math:mtr>
            <math:mtd>
              <math:mn>0</math:mn>
            </math:mtd>
          </math:mtr>
        </math:mtable>
      </math:mfenced>
    </math:mrow>
    <math:annotation math:encoding="StarMath 5.0">left lline S_z + "" right rangle = left ( matrix {1##0} right )</math:annotation>
  </math:semantics>
</math:math>
</file>

<file path=Object 110/content.xml><?xml version="1.0" encoding="utf-8"?>
<!DOCTYPE math  PUBLIC '-//OpenOffice.org//DTD Modified W3C MathML 1.01//EN'  'math.dtd'>
<math:math xmlns:math="http://www.w3.org/1998/Math/MathML">
  <math:semantics>
    <math:mrow>
      <math:msub>
        <math:mi>H</math:mi>
        <math:mn>0</math:mn>
      </math:msub>
      <math:mrow>
        <math:mrow>
          <math:mrow>
            <math:mtext>|</math:mtext>
            <math:msubsup>
              <math:mo math:stretchy="false">φ</math:mo>
              <math:mi>n</math:mi>
              <math:mrow>
                <math:mo math:stretchy="false">(</math:mo>
                <math:mn>0</math:mn>
                <math:mo math:stretchy="false">)</math:mo>
              </math:mrow>
            </math:msubsup>
          </math:mrow>
          <math:mo math:stretchy="true">〉</math:mo>
        </math:mrow>
        <math:mo math:stretchy="false">=</math:mo>
        <math:msubsup>
          <math:mi>E</math:mi>
          <math:mi>n</math:mi>
          <math:mrow>
            <math:mo math:stretchy="false">(</math:mo>
            <math:mn>0</math:mn>
            <math:mo math:stretchy="false">)</math:mo>
          </math:mrow>
        </math:msubsup>
      </math:mrow>
      <math:mrow>
        <math:mrow>
          <math:mtext>|</math:mtext>
          <math:msubsup>
            <math:mo math:stretchy="false">φ</math:mo>
            <math:mi>n</math:mi>
            <math:mrow>
              <math:mo math:stretchy="false">(</math:mo>
              <math:mn>0</math:mn>
              <math:mo math:stretchy="false">)</math:mo>
            </math:mrow>
          </math:msubsup>
        </math:mrow>
        <math:mo math:stretchy="true">〉</math:mo>
      </math:mrow>
    </math:mrow>
    <math:annotation math:encoding="StarMath 5.0">H_0 left none "|" %phi_n ^(0) right rangle = E_n ^(0)  left none "|" %phi_n ^(0) right rangle</math:annotation>
  </math:semantics>
</math:math>
</file>

<file path=Object 11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text>|</math:mtext>
            <math:msub>
              <math:mo math:stretchy="false">φ</math:mo>
              <math:mi>n</math:mi>
            </math:msub>
          </math:mrow>
          <math:mo math:stretchy="true">〉</math:mo>
        </math:mrow>
        <math:mo math:stretchy="false">=</math:mo>
        <math:mrow>
          <math:mrow>
            <math:mrow>
              <math:mtext>|</math:mtext>
              <math:msubsup>
                <math:mo math:stretchy="false">φ</math:mo>
                <math:mi>n</math:mi>
                <math:mrow>
                  <math:mo math:stretchy="false">(</math:mo>
                  <math:mn>0</math:mn>
                  <math:mo math:stretchy="false">)</math:mo>
                </math:mrow>
              </math:msubsup>
            </math:mrow>
            <math:mo math:stretchy="true">〉</math:mo>
          </math:mrow>
          <math:mo math:stretchy="false">+</math:mo>
          <math:mo math:stretchy="false">λ</math:mo>
        </math:mrow>
      </math:mrow>
      <math:mrow>
        <math:mrow>
          <math:mrow>
            <math:mtext>|</math:mtext>
            <math:msubsup>
              <math:mo math:stretchy="false">φ</math:mo>
              <math:mi>n</math:mi>
              <math:mrow>
                <math:mo math:stretchy="false">(</math:mo>
                <math:mn>1</math:mn>
                <math:mo math:stretchy="false">)</math:mo>
              </math:mrow>
            </math:msubsup>
          </math:mrow>
          <math:mo math:stretchy="true">〉</math:mo>
        </math:mrow>
        <math:mo math:stretchy="false">+</math:mo>
        <math:mn>...</math:mn>
      </math:mrow>
    </math:mrow>
    <math:annotation math:encoding="StarMath 5.0">left none "|" %phi_n right rangle =  left none "|" %phi_n ^(0) right rangle + %lambda  left none "|" %phi_n ^(1) right rangle + ...</math:annotation>
  </math:semantics>
</math:math>
</file>

<file path=Object 112/content.xml><?xml version="1.0" encoding="utf-8"?>
<!DOCTYPE math  PUBLIC '-//OpenOffice.org//DTD Modified W3C MathML 1.01//EN'  'math.dtd'>
<math:math xmlns:math="http://www.w3.org/1998/Math/MathML">
  <math:semantics>
    <math:mrow>
      <math:msubsup>
        <math:mi>E</math:mi>
        <math:mi>n</math:mi>
        <math:mrow>
          <math:mo math:stretchy="false">(</math:mo>
          <math:mn>1</math:mn>
          <math:mo math:stretchy="false">)</math:mo>
        </math:mrow>
      </math:msubsup>
      <math:mo math:stretchy="false">=</math:mo>
      <math:mfenced math:open="〈" math:close="〉">
        <math:mrow>
          <math:msubsup>
            <math:mo math:stretchy="false">φ</math:mo>
            <math:mi>n</math:mi>
            <math:mrow>
              <math:mo math:stretchy="false">(</math:mo>
              <math:mn>0</math:mn>
              <math:mo math:stretchy="false">)</math:mo>
            </math:mrow>
          </math:msubsup>
          <math:mtext>|</math:mtext>
          <math:msub>
            <math:mi>H</math:mi>
            <math:mn>1</math:mn>
          </math:msub>
          <math:mtext>|</math:mtext>
          <math:msubsup>
            <math:mo math:stretchy="false">φ</math:mo>
            <math:mi>n</math:mi>
            <math:mrow>
              <math:mo math:stretchy="false">(</math:mo>
              <math:mn>0</math:mn>
              <math:mo math:stretchy="false">)</math:mo>
            </math:mrow>
          </math:msubsup>
        </math:mrow>
      </math:mfenced>
    </math:mrow>
    <math:annotation math:encoding="StarMath 5.0">E_n ^(1) = left langle %phi_n ^(0) "|" H_1 "|" %phi_n ^(0) right rangle
</math:annotation>
  </math:semantics>
</math:math>
</file>

<file path=Object 113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i>n</math:mi>
          <math:mrow>
            <math:mo math:stretchy="false">(</math:mo>
            <math:mn>2</math:mn>
            <math:mo math:stretchy="false">)</math:mo>
          </math:mrow>
        </math:msubsup>
        <math:mo math:stretchy="false">=</math:mo>
        <math:mfenced math:open="〈" math:close="〉">
          <math:mrow>
            <math:msubsup>
              <math:mo math:stretchy="false">φ</math:mo>
              <math:mi>n</math:mi>
              <math:mrow>
                <math:mo math:stretchy="false">(</math:mo>
                <math:mn>0</math:mn>
                <math:mo math:stretchy="false">)</math:mo>
              </math:mrow>
            </math:msubsup>
            <math:mtext>|</math:mtext>
            <math:msub>
              <math:mi>H</math:mi>
              <math:mn>1</math:mn>
            </math:msub>
            <math:mtext>|</math:mtext>
            <math:msubsup>
              <math:mo math:stretchy="false">φ</math:mo>
              <math:mi>n</math:mi>
              <math:mrow>
                <math:mo math:stretchy="false">(</math:mo>
                <math:mn>1</math:mn>
                <math:mo math:stretchy="false">)</math:mo>
              </math:mrow>
            </math:msubsup>
          </math:mrow>
        </math:mfenced>
      </math:mrow>
      <math:mo math:stretchy="false">=</math:mo>
      <math:mrow>
        <math:munder>
          <math:mo math:stretchy="false">∑</math:mo>
          <math:mrow>
            <math:mi>m</math:mi>
            <math:mo math:stretchy="false">≠</math:mo>
            <math:mi>n</math:mi>
          </math:mrow>
        </math:munder>
        <math:mfrac>
          <math:mrow>
            <math:mfenced math:open="〈" math:close="〉">
              <math:mrow>
                <math:msubsup>
                  <math:mo math:stretchy="false">φ</math:mo>
                  <math:mi>n</math:mi>
                  <math:mrow>
                    <math:mo math:stretchy="false">(</math:mo>
                    <math:mn>0</math:mn>
                    <math:mo math:stretchy="false">)</math:mo>
                  </math:mrow>
                </math:msubsup>
                <math:mtext>|</math:mtext>
                <math:msub>
                  <math:mi>H</math:mi>
                  <math:mn>1</math:mn>
                </math:msub>
                <math:mtext>|</math:mtext>
                <math:msubsup>
                  <math:mo math:stretchy="false">φ</math:mo>
                  <math:mi>m</math:mi>
                  <math:mrow>
                    <math:mo math:stretchy="false">(</math:mo>
                    <math:mn>0</math:mn>
                    <math:mo math:stretchy="false">)</math:mo>
                  </math:mrow>
                </math:msubsup>
              </math:mrow>
            </math:mfenced>
            <math:mo math:stretchy="false">⋅</math:mo>
            <math:mfenced math:open="〈" math:close="〉">
              <math:mrow>
                <math:msubsup>
                  <math:mo math:stretchy="false">φ</math:mo>
                  <math:mi>m</math:mi>
                  <math:mrow>
                    <math:mo math:stretchy="false">(</math:mo>
                    <math:mn>0</math:mn>
                    <math:mo math:stretchy="false">)</math:mo>
                  </math:mrow>
                </math:msubsup>
                <math:mtext>|</math:mtext>
                <math:msub>
                  <math:mi>H</math:mi>
                  <math:mn>1</math:mn>
                </math:msub>
                <math:mtext>|</math:mtext>
                <math:msubsup>
                  <math:mo math:stretchy="false">φ</math:mo>
                  <math:mi>n</math:mi>
                  <math:mrow>
                    <math:mo math:stretchy="false">(</math:mo>
                    <math:mn>0</math:mn>
                    <math:mo math:stretchy="false">)</math:mo>
                  </math:mrow>
                </math:msubsup>
              </math:mrow>
            </math:mfenced>
          </math:mrow>
          <math:mrow>
            <math:msubsup>
              <math:mi>E</math:mi>
              <math:mi>n</math:mi>
              <math:mrow>
                <math:mo math:stretchy="false">(</math:mo>
                <math:mn>0</math:mn>
                <math:mo math:stretchy="false">)</math:mo>
              </math:mrow>
            </math:msubsup>
            <math:mo math:stretchy="false">−</math:mo>
            <math:msubsup>
              <math:mi>E</math:mi>
              <math:mi>m</math:mi>
              <math:mrow>
                <math:mo math:stretchy="false">(</math:mo>
                <math:mn>0</math:mn>
                <math:mo math:stretchy="false">)</math:mo>
              </math:mrow>
            </math:msubsup>
          </math:mrow>
        </math:mfrac>
      </math:mrow>
    </math:mrow>
    <math:annotation math:encoding="StarMath 5.0">E_n ^(2) = left langle %phi_n ^(0) "|" H_1 "|" %phi_n ^(1) right rangle = sum from {m neq n} {{left langle %phi_n ^(0) "|" H_1 "|" %phi_m ^(0) right rangle cdot left langle %phi_m ^(0) "|" H_1 "|" %phi_n ^(0) right rangle} over {E_n ^(0) - E_m^(0)}
}</math:annotation>
  </math:semantics>
</math:math>
</file>

<file path=Object 114/content.xml><?xml version="1.0" encoding="utf-8"?>
<!DOCTYPE math  PUBLIC '-//OpenOffice.org//DTD Modified W3C MathML 1.01//EN'  'math.dtd'>
<math:math xmlns:math="http://www.w3.org/1998/Math/MathML">
  <math:semantics>
    <math:mrow>
      <math:mrow>
        <math:mtext>|</math:mtext>
        <math:msubsup>
          <math:mo math:stretchy="false">ψ</math:mo>
          <math:mrow>
            <math:mi>n</math:mi>
            <math:mi>,</math:mi>
            <math:mi>r</math:mi>
          </math:mrow>
          <math:mrow>
            <math:mo math:stretchy="false">(</math:mo>
            <math:mn>0</math:mn>
            <math:mo math:stretchy="false">)</math:mo>
          </math:mrow>
        </math:msubsup>
      </math:mrow>
      <math:mo math:stretchy="true">〉</math:mo>
    </math:mrow>
    <math:annotation math:encoding="StarMath 5.0">left none "|" %psi_{n,r} ^(0) right rangle</math:annotation>
  </math:semantics>
</math:math>
</file>

<file path=Object 115/content.xml><?xml version="1.0" encoding="utf-8"?>
<!DOCTYPE math  PUBLIC '-//OpenOffice.org//DTD Modified W3C MathML 1.01//EN'  'math.dtd'>
<math:math xmlns:math="http://www.w3.org/1998/Math/MathML">
  <math:semantics>
    <math:msubsup>
      <math:mi>E</math:mi>
      <math:mi>n</math:mi>
      <math:mrow>
        <math:mo math:stretchy="false">(</math:mo>
        <math:mn>0</math:mn>
        <math:mo math:stretchy="false">)</math:mo>
      </math:mrow>
    </math:msubsup>
    <math:annotation math:encoding="StarMath 5.0">E_n ^(0)</math:annotation>
  </math:semantics>
</math:math>
</file>

<file path=Object 11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text>|</math:mtext>
            <math:msub>
              <math:mo math:stretchy="false">ψ</math:mo>
              <math:mi>n</math:mi>
            </math:msub>
            <math:mrow>
              <math:mo math:stretchy="false">(</math:mo>
              <math:mo math:stretchy="false">λ</math:mo>
              <math:mo math:stretchy="false">)</math:mo>
            </math:mrow>
          </math:mrow>
          <math:mo math:stretchy="true">〉</math:mo>
        </math:mrow>
        <math:mo math:stretchy="false">=</math:mo>
        <math:msub>
          <math:mo math:stretchy="false">α</math:mo>
          <math:mi>r</math:mi>
        </math:msub>
      </math:mrow>
      <math:mrow>
        <math:mrow>
          <math:mrow>
            <math:mtext>|</math:mtext>
            <math:msubsup>
              <math:mo math:stretchy="false">ψ</math:mo>
              <math:mi>n</math:mi>
              <math:mrow>
                <math:mo math:stretchy="false">(</math:mo>
                <math:mn>0</math:mn>
                <math:mo math:stretchy="false">)</math:mo>
              </math:mrow>
            </math:msubsup>
            <math:mrow>
              <math:mo math:stretchy="false">(</math:mo>
              <math:mo math:stretchy="false">λ</math:mo>
              <math:mo math:stretchy="false">)</math:mo>
            </math:mrow>
          </math:mrow>
          <math:mo math:stretchy="true">〉</math:mo>
        </math:mrow>
        <math:mo math:stretchy="false">+</math:mo>
        <math:mo math:stretchy="false">λ</math:mo>
      </math:mrow>
      <math:mrow>
        <math:mrow>
          <math:mrow>
            <math:mtext>|</math:mtext>
            <math:msubsup>
              <math:mo math:stretchy="false">ψ</math:mo>
              <math:mi>n</math:mi>
              <math:mrow>
                <math:mo math:stretchy="false">(</math:mo>
                <math:mn>1</math:mn>
                <math:mo math:stretchy="false">)</math:mo>
              </math:mrow>
            </math:msubsup>
            <math:mrow>
              <math:mo math:stretchy="false">(</math:mo>
              <math:mo math:stretchy="false">λ</math:mo>
              <math:mo math:stretchy="false">)</math:mo>
            </math:mrow>
          </math:mrow>
          <math:mo math:stretchy="true">〉</math:mo>
        </math:mrow>
        <math:mo math:stretchy="false">+</math:mo>
        <math:mn>...</math:mn>
      </math:mrow>
    </math:mrow>
    <math:annotation math:encoding="StarMath 5.0">left none "|" %psi_{n} (%lambda) right rangle = %alpha_r left none "|" %psi_{n} ^(0) (%lambda) right rangle+ %lambda left none "|" %psi_{n} ^(1) (%lambda) right rangle +...</math:annotation>
  </math:semantics>
</math:math>
</file>

<file path=Object 117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H</math:mi>
          <math:mrow>
            <math:mi>r</math:mi>
            <math:mi>,</math:mi>
            <math:mi>r</math:mi>
            <math:mi>'</math:mi>
          </math:mrow>
        </math:msub>
        <math:mo math:stretchy="false">=</math:mo>
        <math:mfenced math:open="〈" math:close="〉">
          <math:mrow>
            <math:msubsup>
              <math:mo math:stretchy="false">ψ</math:mo>
              <math:mrow>
                <math:mi>n</math:mi>
                <math:mi>,</math:mi>
                <math:mi>r</math:mi>
                <math:mi>'</math:mi>
              </math:mrow>
              <math:mrow>
                <math:mo math:stretchy="false">(</math:mo>
                <math:mn>0</math:mn>
                <math:mo math:stretchy="false">)</math:mo>
              </math:mrow>
            </math:msubsup>
            <math:mtext>|</math:mtext>
            <math:msub>
              <math:mi>H</math:mi>
              <math:mn>1</math:mn>
            </math:msub>
            <math:mtext>|</math:mtext>
            <math:msubsup>
              <math:mo math:stretchy="false">ψ</math:mo>
              <math:mrow>
                <math:mi>n</math:mi>
                <math:mi>,</math:mi>
                <math:mi>r</math:mi>
              </math:mrow>
              <math:mrow>
                <math:mo math:stretchy="false">(</math:mo>
                <math:mn>0</math:mn>
                <math:mo math:stretchy="false">)</math:mo>
              </math:mrow>
            </math:msubsup>
          </math:mrow>
        </math:mfenced>
      </math:mrow>
      <math:mo math:stretchy="false">⇒</math:mo>
      <math:mfenced math:open="" math:close="">
        <math:mrow>
          <math:mrow>
            <math:msub>
              <math:mi>H</math:mi>
              <math:mrow>
                <math:mi>r</math:mi>
                <math:mi>,</math:mi>
                <math:mi>r</math:mi>
                <math:mi>'</math:mi>
              </math:mrow>
            </math:msub>
            <math:mo math:stretchy="false">−</math:mo>
            <math:msubsup>
              <math:mi>E</math:mi>
              <math:mi>n</math:mi>
              <math:mrow>
                <math:mo math:stretchy="false">(</math:mo>
                <math:mn>1</math:mn>
                <math:mo math:stretchy="false">)</math:mo>
              </math:mrow>
            </math:msubsup>
          </math:mrow>
          <math:msub>
            <math:mo math:stretchy="false">δ</math:mo>
            <math:mrow>
              <math:mi>r</math:mi>
              <math:mi>,</math:mi>
              <math:mi>r</math:mi>
              <math:mi>'</math:mi>
            </math:mrow>
          </math:msub>
        </math:mrow>
      </math:mfenced>
      <math:mrow>
        <math:msub>
          <math:mo math:stretchy="false">α</math:mo>
          <math:mi>r</math:mi>
        </math:msub>
        <math:mo math:stretchy="false">=</math:mo>
        <math:mn>0</math:mn>
      </math:mrow>
      <math:mo math:stretchy="false">⇒</math:mo>
      <math:msubsup>
        <math:mi>E</math:mi>
        <math:mi>n</math:mi>
        <math:mrow>
          <math:mo math:stretchy="false">(</math:mo>
          <math:mn>1</math:mn>
          <math:mo math:stretchy="false">)</math:mo>
        </math:mrow>
      </math:msubsup>
      <math:mi math:fontstyle="italic">VAP.</math:mi>
      <math:mtext>Si #</math:mtext>
      <math:mrow>
        <math:msubsup>
          <math:mi>E</math:mi>
          <math:mi>n</math:mi>
          <math:mrow>
            <math:mo math:stretchy="false">(</math:mo>
            <math:mn>1</math:mn>
            <math:mo math:stretchy="false">)</math:mo>
          </math:mrow>
        </math:msubsup>
        <math:mo math:stretchy="false">=</math:mo>
        <math:mi>r</math:mi>
      </math:mrow>
      <math:mtext>Trenquem degeneració</math:mtext>
    </math:mrow>
    <math:annotation math:encoding="StarMath 5.0">H_{r,r'} = left langle %psi_{n,r'} ^(0)  "|" H_1 "|" %psi_{n,r} ^(0) right rangle drarrow left ( H_{r,r'} - E_n ^(1) %delta_{r,r'} right ) %alpha_r = 0 drarrow E_n ^(1) VAP. "Si #" E_n ^(1) = r "Trenquem degeneració"</math:annotation>
  </math:semantics>
</math:math>
</file>

<file path=Object 118/content.xml><?xml version="1.0" encoding="utf-8"?>
<!DOCTYPE math  PUBLIC '-//OpenOffice.org//DTD Modified W3C MathML 1.01//EN'  'math.dtd'>
<math:math xmlns:math="http://www.w3.org/1998/Math/MathML">
  <math:semantics>
    <math:mrow>
      <math:mi>H</math:mi>
      <math:mrow>
        <math:mrow>
          <math:mrow>
            <math:mtext>|</math:mtext>
            <math:msub>
              <math:mo math:stretchy="false">ϕ</math:mo>
              <math:mi>n</math:mi>
            </math:msub>
          </math:mrow>
          <math:mo math:stretchy="true">〉</math:mo>
        </math:mrow>
        <math:mo math:stretchy="false">=</math:mo>
        <math:msub>
          <math:mi>E</math:mi>
          <math:mi>n</math:mi>
        </math:msub>
      </math:mrow>
      <math:mrow>
        <math:mrow>
          <math:mtext>|</math:mtext>
          <math:msub>
            <math:mo math:stretchy="false">ϕ</math:mo>
            <math:mi>n</math:mi>
          </math:msub>
        </math:mrow>
        <math:mo math:stretchy="true">〉</math:mo>
      </math:mrow>
    </math:mrow>
    <math:annotation math:encoding="StarMath 5.0">H left none "|" %varphi_n right rangle = E_n left none "|" %varphi_n right rangle</math:annotation>
  </math:semantics>
</math:math>
</file>

<file path=Object 119/content.xml><?xml version="1.0" encoding="utf-8"?>
<!DOCTYPE math  PUBLIC '-//OpenOffice.org//DTD Modified W3C MathML 1.01//EN'  'math.dtd'>
<math:math xmlns:math="http://www.w3.org/1998/Math/MathML">
  <math:semantics>
    <math:mrow>
      <math:mfenced math:open="〈" math:close="〉">
        <math:mi>H</math:mi>
      </math:mfenced>
      <math:mtext>estacionari vora </math:mtext>
      <math:mrow>
        <math:mrow>
          <math:mtext>|</math:mtext>
          <math:mo math:stretchy="false">φ</math:mo>
          <math:mrow>
            <math:mo math:stretchy="false">(</math:mo>
            <math:mi>a</math:mi>
            <math:mo math:stretchy="false">)</math:mo>
          </math:mrow>
        </math:mrow>
        <math:mo math:stretchy="true">〉</math:mo>
      </math:mrow>
      <math:mtext> de prova</math:mtext>
    </math:mrow>
    <math:annotation math:encoding="StarMath 5.0">left langle H right rangle "estacionari vora " left none "|" %phi (a) right rangle " de prova"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fenced math:open="∣" math:close="〉">
        <math:mrow>
          <math:msub>
            <math:mi>S</math:mi>
            <math:mi>z</math:mi>
          </math:msub>
          <math:mo math:stretchy="false">−</math:mo>
          <math:mtext/>
        </math:mrow>
      </math:mfenced>
      <math:mo math:stretchy="false">=</math:mo>
      <math:mfenced math:open="" math:close="">
        <math:mtable>
          <math:mtr>
            <math:mtd>
              <math:mn>0</math:mn>
            </math:mtd>
          </math:mtr>
          <math:mtr>
            <math:mtd>
              <math:mn>1</math:mn>
            </math:mtd>
          </math:mtr>
        </math:mtable>
      </math:mfenced>
    </math:mrow>
    <math:annotation math:encoding="StarMath 5.0">left lline S_z - "" right rangle = left ( matrix {0##1} right )</math:annotation>
  </math:semantics>
</math:math>
</file>

<file path=Object 120/content.xml><?xml version="1.0" encoding="utf-8"?>
<!DOCTYPE math  PUBLIC '-//OpenOffice.org//DTD Modified W3C MathML 1.01//EN'  'math.dtd'>
<math:math xmlns:math="http://www.w3.org/1998/Math/MathML">
  <math:semantics>
    <math:mrow>
      <math:mfenced math:open="〈" math:close="〉">
        <math:mi>H</math:mi>
      </math:mfenced>
      <math:mo math:stretchy="false">=</math:mo>
      <math:mfrac>
        <math:mfenced math:open="〈" math:close="〉">
          <math:mrow>
            <math:mo math:stretchy="false">φ</math:mo>
            <math:mtext>|</math:mtext>
            <math:mi>H</math:mi>
            <math:mtext>|</math:mtext>
            <math:mo math:stretchy="false">φ</math:mo>
          </math:mrow>
        </math:mfenced>
        <math:mfenced math:open="〈" math:close="〉">
          <math:mrow>
            <math:mo math:stretchy="false">φ</math:mo>
            <math:mtext>|</math:mtext>
            <math:mo math:stretchy="false">φ</math:mo>
          </math:mrow>
        </math:mfenced>
      </math:mfrac>
    </math:mrow>
    <math:annotation math:encoding="StarMath 5.0">left langle H right rangle = {left langle %phi "|" H "|" %phi right rangle} over {left langle %phi "|" %phi right rangle}</math:annotation>
  </math:semantics>
</math:math>
</file>

<file path=Object 12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o math:stretchy="false">∂</math:mo>
            <math:mfenced math:open="〈" math:close="〉">
              <math:mi>H</math:mi>
            </math:mfenced>
          </math:mrow>
          <math:mrow>
            <math:mo math:stretchy="false">∂</math:mo>
            <math:mi>a</math:mi>
          </math:mrow>
        </math:mfrac>
        <math:mo math:stretchy="false">=</math:mo>
        <math:mn>0</math:mn>
      </math:mrow>
      <math:mo math:stretchy="false">→</math:mo>
      <math:mrow>
        <math:mo math:stretchy="true">{</math:mo>
        <math:mtable>
          <math:mtr>
            <math:mtd>
              <math:mfenced math:open="〈" math:close="〉">
                <math:mi>H</math:mi>
              </math:mfenced>
            </math:mtd>
          </math:mtr>
          <math:mtr>
            <math:mtd>
              <math:mrow>
                <math:mo math:stretchy="false">φ</math:mo>
                <math:mrow>
                  <math:mo math:stretchy="false">(</math:mo>
                  <math:mi>a</math:mi>
                  <math:mo math:stretchy="false">)</math:mo>
                </math:mrow>
              </math:mrow>
            </math:mtd>
          </math:mtr>
        </math:mtable>
      </math:mrow>
    </math:mrow>
    <math:annotation math:encoding="StarMath 5.0">{partial left langle H right rangle } over {partial a}=0 toward left lbrace matrix {left langle H right rangle ## %phi (a) } right none</math:annotation>
  </math:semantics>
</math:math>
</file>

<file path=Object 12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|</math:mtext>
          <math:mo math:stretchy="false">ψ</math:mo>
          <math:mrow>
            <math:mo math:stretchy="false">(</math:mo>
            <math:mn>0</math:mn>
            <math:mo math:stretchy="false">)</math:mo>
          </math:mrow>
        </math:mrow>
        <math:mo math:stretchy="true">〉</math:mo>
      </math:mrow>
      <math:mo math:stretchy="false">=</math:mo>
      <math:mrow>
        <math:mrow>
          <math:mtext>|</math:mtext>
          <math:msub>
            <math:mo math:stretchy="false">ψ</math:mo>
            <math:mi>i</math:mi>
          </math:msub>
          <math:mrow>
            <math:mo math:stretchy="false">(</math:mo>
            <math:mn>0</math:mn>
            <math:mo math:stretchy="false">)</math:mo>
          </math:mrow>
        </math:mrow>
        <math:mo math:stretchy="true">〉</math:mo>
      </math:mrow>
    </math:mrow>
    <math:annotation math:encoding="StarMath 5.0">left none "|" %psi (0) right rangle = left none "|" %psi_i (0) right rangle</math:annotation>
  </math:semantics>
</math:math>
</file>

<file path=Object 123/content.xml><?xml version="1.0" encoding="utf-8"?>
<!DOCTYPE math  PUBLIC '-//OpenOffice.org//DTD Modified W3C MathML 1.01//EN'  'math.dtd'>
<math:math xmlns:math="http://www.w3.org/1998/Math/MathML">
  <math:semantics>
    <math:mrow>
      <math:mrow>
        <math:mi>H</math:mi>
        <math:mo math:stretchy="false">=</math:mo>
        <math:mrow>
          <math:msub>
            <math:mi>H</math:mi>
            <math:mn>0</math:mn>
          </math:msub>
          <math:mo math:stretchy="false">+</math:mo>
          <math:mo math:stretchy="false">λ</math:mo>
        </math:mrow>
      </math:mrow>
      <math:mi>V</math:mi>
      <math:mrow>
        <math:mo math:stretchy="false">(</math:mo>
        <math:mi>t</math:mi>
        <math:mo math:stretchy="false">)</math:mo>
      </math:mrow>
    </math:mrow>
    <math:annotation math:encoding="StarMath 5.0">H= H_0 + %lambda V(t)</math:annotation>
  </math:semantics>
</math:math>
</file>

<file path=Object 12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text>|</math:mtext>
            <math:mo math:stretchy="false">ψ</math:mo>
            <math:mrow>
              <math:mo math:stretchy="false">(</math:mo>
              <math:mi>t</math:mi>
              <math:mo math:stretchy="false">)</math:mo>
            </math:mrow>
          </math:mrow>
          <math:mo math:stretchy="true">〉</math:mo>
        </math:mrow>
        <math:mo math:stretchy="false">=</math:mo>
        <math:mrow>
          <math:munder>
            <math:mo math:stretchy="false">∑</math:mo>
            <math:mi>n</math:mi>
          </math:munder>
          <math:msub>
            <math:mo math:stretchy="false">γ</math:mo>
            <math:mi>n</math:mi>
          </math:msub>
        </math:mrow>
      </math:mrow>
      <math:mrow>
        <math:mo math:stretchy="false">(</math:mo>
        <math:mi>t</math:mi>
        <math:mo math:stretchy="false">)</math:mo>
      </math:mrow>
      <math:mrow>
        <math:mrow>
          <math:mtext>|</math:mtext>
          <math:mo math:stretchy="false">ψ</math:mo>
          <math:mrow>
            <math:mo math:stretchy="false">(</math:mo>
            <math:mi>t</math:mi>
            <math:mo math:stretchy="false">)</math:mo>
          </math:mrow>
        </math:mrow>
        <math:mo math:stretchy="true">〉</math:mo>
      </math:mrow>
    </math:mrow>
    <math:annotation math:encoding="StarMath 5.0">left none "|" %psi (t) right rangle = sum from n %gamma_n(t) left none "|" %psi (t) right rangle </math:annotation>
  </math:semantics>
</math:math>
</file>

<file path=Object 12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i</math:mi>
          <math:mo math:stretchy="false">ℏ</math:mo>
          <math:mover math:accent="true">
            <math:mover math:accent="true">
              <math:mo math:stretchy="false">γ</math:mo>
              <math:mo math:stretchy="false">→</math:mo>
            </math:mover>
            <math:mo math:stretchy="false">˙</math:mo>
          </math:mover>
          <math:mrow>
            <math:mrow>
              <math:mo math:stretchy="false">(</math:mo>
              <math:mi>t</math:mi>
              <math:mo math:stretchy="false">)</math:mo>
            </math:mrow>
            <math:mo math:stretchy="false">=</math:mo>
            <math:mo math:stretchy="false">λ</math:mo>
          </math:mrow>
          <math:mover math:accent="true">
            <math:mi>V</math:mi>
            <math:mo math:stretchy="false">˜</math:mo>
          </math:mover>
          <math:mrow>
            <math:mo math:stretchy="false">(</math:mo>
            <math:mi>t</math:mi>
            <math:mo math:stretchy="false">)</math:mo>
          </math:mrow>
          <math:mover math:accent="true">
            <math:mo math:stretchy="false">γ</math:mo>
            <math:mo math:stretchy="false">→</math:mo>
          </math:mover>
          <math:mrow>
            <math:mo math:stretchy="false">(</math:mo>
            <math:mi>t</math:mi>
            <math:mo math:stretchy="false">)</math:mo>
          </math:mrow>
        </math:mrow>
      </math:mtr>
      <math:mtr>
        <math:mrow>
          <math:mover math:accent="true">
            <math:mi>V</math:mi>
            <math:mo math:stretchy="false">˜</math:mo>
          </math:mover>
          <math:mrow>
            <math:mrow>
              <math:mo math:stretchy="false">(</math:mo>
              <math:mi>t</math:mi>
              <math:mo math:stretchy="false">)</math:mo>
            </math:mrow>
            <math:mo math:stretchy="false">=</math:mo>
            <math:mover math:accent="true">
              <math:msub>
                <math:mi>V</math:mi>
                <math:mrow>
                  <math:mi>m</math:mi>
                  <math:mi>,</math:mi>
                  <math:mi>n</math:mi>
                </math:mrow>
              </math:msub>
              <math:mo math:stretchy="false">˜</math:mo>
            </math:mover>
          </math:mrow>
          <math:mrow>
            <math:mrow>
              <math:mo math:stretchy="false">(</math:mo>
              <math:mi>t</math:mi>
              <math:mo math:stretchy="false">)</math:mo>
            </math:mrow>
            <math:mo math:stretchy="false">=</math:mo>
            <math:mfenced math:open="〈" math:close="〉">
              <math:mrow>
                <math:msub>
                  <math:mo math:stretchy="false">ψ</math:mo>
                  <math:mi>m</math:mi>
                </math:msub>
                <math:mrow>
                  <math:mo math:stretchy="false">(</math:mo>
                  <math:mi>t</math:mi>
                  <math:mo math:stretchy="false">)</math:mo>
                </math:mrow>
                <math:mtext>|</math:mtext>
                <math:mi>V</math:mi>
                <math:mrow>
                  <math:mo math:stretchy="false">(</math:mo>
                  <math:mi>t</math:mi>
                  <math:mo math:stretchy="false">)</math:mo>
                </math:mrow>
                <math:mtext>|</math:mtext>
                <math:msub>
                  <math:mo math:stretchy="false">ψ</math:mo>
                  <math:mi>n</math:mi>
                </math:msub>
                <math:mrow>
                  <math:mo math:stretchy="false">(</math:mo>
                  <math:mi>t</math:mi>
                  <math:mo math:stretchy="false">)</math:mo>
                </math:mrow>
              </math:mrow>
            </math:mfenced>
          </math:mrow>
        </math:mrow>
      </math:mtr>
    </math:mtable>
    <math:annotation math:encoding="StarMath 5.0">i hbar dot { vec %gamma} (t) = %lambda tilde V (t) vec %gamma (t) newline
tilde V (t) = tilde V_{m,n} (t) = left langle %psi_m (t) "|" V (t) "|" %psi_n (t) right rangle</math:annotation>
  </math:semantics>
</math:math>
</file>

<file path=Object 126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o math:stretchy="false">γ</math:mo>
        <math:mo math:stretchy="false">→</math:mo>
      </math:mover>
      <math:mrow>
        <math:mrow>
          <math:mo math:stretchy="false">(</math:mo>
          <math:mi>t</math:mi>
          <math:mo math:stretchy="false">)</math:mo>
        </math:mrow>
        <math:mo math:stretchy="false">=</math:mo>
        <math:mi>T</math:mi>
      </math:mrow>
      <math:msup>
        <math:mi>e</math:mi>
        <math:mrow>
          <math:mfrac>
            <math:mrow>
              <math:mo math:stretchy="false">−</math:mo>
              <math:mi>i</math:mi>
            </math:mrow>
            <math:mo math:stretchy="false">ℏ</math:mo>
          </math:mfrac>
          <math:mo math:stretchy="false">λ</math:mo>
          <math:mrow>
            <math:munderover>
              <math:mo math:stretchy="false">∫</math:mo>
              <math:mn>0</math:mn>
              <math:mi>t</math:mi>
            </math:munderover>
            <math:mover math:accent="true">
              <math:mi>V</math:mi>
              <math:mo math:stretchy="false">˜</math:mo>
            </math:mover>
          </math:mrow>
          <math:mrow>
            <math:mo math:stretchy="false">(</math:mo>
            <math:mrow>
              <math:mi>t</math:mi>
              <math:mi>'</math:mi>
            </math:mrow>
            <math:mo math:stretchy="false">)</math:mo>
          </math:mrow>
          <math:mi math:fontstyle="italic">dt</math:mi>
          <math:mi>'</math:mi>
        </math:mrow>
      </math:msup>
      <math:mover math:accent="true">
        <math:mo math:stretchy="false">γ</math:mo>
        <math:mo math:stretchy="false">→</math:mo>
      </math:mover>
      <math:mrow>
        <math:mo math:stretchy="false">(</math:mo>
        <math:mn>0</math:mn>
        <math:mo math:stretchy="false">)</math:mo>
      </math:mrow>
    </math:mrow>
    <math:annotation math:encoding="StarMath 5.0">vec %gamma (t) = T e^{- i over hbar %lambda int from 0 to t tilde V (t') dt'} vec %gamma (0)</math:annotation>
  </math:semantics>
</math:math>
</file>

<file path=Object 127/content.xml><?xml version="1.0" encoding="utf-8"?>
<!DOCTYPE math  PUBLIC '-//OpenOffice.org//DTD Modified W3C MathML 1.01//EN'  'math.dtd'>
<math:math xmlns:math="http://www.w3.org/1998/Math/MathML">
  <math:semantics>
    <math:mrow>
      <math:mtext/>
      <math:mo math:stretchy="false">⇒</math:mo>
      <math:mrow>
        <math:msubsup>
          <math:mo math:stretchy="false">γ</math:mo>
          <math:mi>k</math:mi>
          <math:mrow>
            <math:mo math:stretchy="false">(</math:mo>
            <math:mn>0</math:mn>
            <math:mo math:stretchy="false">)</math:mo>
          </math:mrow>
        </math:msubsup>
        <math:mo math:stretchy="false">=</math:mo>
        <math:msub>
          <math:mo math:stretchy="false">δ</math:mo>
          <math:mi math:fontstyle="italic">ki</math:mi>
        </math:msub>
      </math:mrow>
    </math:mrow>
    <math:annotation math:encoding="StarMath 5.0">"" drarrow %gamma_k ^(0) = %delta_{ki}</math:annotation>
  </math:semantics>
</math:math>
</file>

<file path=Object 128/content.xml><?xml version="1.0" encoding="utf-8"?>
<!DOCTYPE math  PUBLIC '-//OpenOffice.org//DTD Modified W3C MathML 1.01//EN'  'math.dtd'>
<math:math xmlns:math="http://www.w3.org/1998/Math/MathML">
  <math:semantics>
    <math:mrow>
      <math:msubsup>
        <math:mo math:stretchy="false">γ</math:mo>
        <math:mi>k</math:mi>
        <math:mrow>
          <math:mo math:stretchy="false">(</math:mo>
          <math:mn>1</math:mn>
          <math:mo math:stretchy="false">)</math:mo>
        </math:mrow>
      </math:msubsup>
      <math:mrow>
        <math:mrow>
          <math:mo math:stretchy="false">(</math:mo>
          <math:mi>t</math:mi>
          <math:mo math:stretchy="false">)</math:mo>
        </math:mrow>
        <math:mo math:stretchy="false">=</math:mo>
        <math:mfrac>
          <math:mn>1</math:mn>
          <math:mrow>
            <math:mi>i</math:mi>
            <math:mo math:stretchy="false">ℏ</math:mo>
          </math:mrow>
        </math:mfrac>
      </math:mrow>
      <math:mrow>
        <math:munderover>
          <math:mo math:stretchy="false">∫</math:mo>
          <math:mn>0</math:mn>
          <math:mi>t</math:mi>
        </math:munderover>
        <math:mi math:fontstyle="italic">dt</math:mi>
      </math:mrow>
      <math:mi>'</math:mi>
      <math:mover math:accent="true">
        <math:msub>
          <math:mi>V</math:mi>
          <math:mi math:fontstyle="italic">ki</math:mi>
        </math:msub>
        <math:mo math:stretchy="false">˜</math:mo>
      </math:mover>
      <math:mrow>
        <math:mo math:stretchy="false">(</math:mo>
        <math:mrow>
          <math:mi>t</math:mi>
          <math:mi>'</math:mi>
        </math:mrow>
        <math:mo math:stretchy="false">)</math:mo>
      </math:mrow>
    </math:mrow>
    <math:annotation math:encoding="StarMath 5.0">%gamma_k ^(1) (t) = 1 over {i hbar }  int from 0 to t dt' tilde V_ki (t')</math:annotation>
  </math:semantics>
</math:math>
</file>

<file path=Object 129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sub>
          <math:mi>V</math:mi>
          <math:mi math:fontstyle="italic">ki</math:mi>
        </math:msub>
        <math:mo math:stretchy="false">˜</math:mo>
      </math:mover>
      <math:mrow>
        <math:mrow>
          <math:mrow>
            <math:mo math:stretchy="false">(</math:mo>
            <math:mi>t</math:mi>
            <math:mo math:stretchy="false">)</math:mo>
          </math:mrow>
          <math:mo math:stretchy="false">=</math:mo>
          <math:mfenced math:open="〈" math:close="〉">
            <math:mrow>
              <math:msub>
                <math:mo math:stretchy="false">ψ</math:mo>
                <math:mi>k</math:mi>
              </math:msub>
              <math:mrow>
                <math:mo math:stretchy="false">(</math:mo>
                <math:mi>t</math:mi>
                <math:mo math:stretchy="false">)</math:mo>
              </math:mrow>
              <math:mtext>|</math:mtext>
              <math:mi>V</math:mi>
              <math:mrow>
                <math:mo math:stretchy="false">(</math:mo>
                <math:mi>t</math:mi>
                <math:mo math:stretchy="false">)</math:mo>
              </math:mrow>
              <math:mtext>|</math:mtext>
              <math:msub>
                <math:mo math:stretchy="false">ψ</math:mo>
                <math:mi>i</math:mi>
              </math:msub>
              <math:mrow>
                <math:mo math:stretchy="false">(</math:mo>
                <math:mi>t</math:mi>
                <math:mo math:stretchy="false">)</math:mo>
              </math:mrow>
            </math:mrow>
          </math:mfenced>
        </math:mrow>
        <math:mo math:stretchy="false">=</math:mo>
        <math:msup>
          <math:mi>e</math:mi>
          <math:mrow>
            <math:mfrac>
              <math:mi math:fontstyle="italic">it</math:mi>
              <math:mo math:stretchy="false">ℏ</math:mo>
            </math:mfrac>
            <math:mfenced math:open="" math:close="">
              <math:mrow>
                <math:msub>
                  <math:mi>E</math:mi>
                  <math:mi>k</math:mi>
                </math:msub>
                <math:mi>–</math:mi>
                <math:msub>
                  <math:mi>E</math:mi>
                  <math:mi>i</math:mi>
                </math:msub>
              </math:mrow>
            </math:mfenced>
          </math:mrow>
        </math:msup>
      </math:mrow>
      <math:mrow>
        <math:mfenced math:open="〈" math:close="〉">
          <math:mrow>
            <math:msub>
              <math:mo math:stretchy="false">ψ</math:mo>
              <math:mi>k</math:mi>
            </math:msub>
            <math:mrow>
              <math:mo math:stretchy="false">(</math:mo>
              <math:mn>0</math:mn>
              <math:mo math:stretchy="false">)</math:mo>
            </math:mrow>
            <math:mtext>|</math:mtext>
            <math:mi>V</math:mi>
            <math:mrow>
              <math:mo math:stretchy="false">(</math:mo>
              <math:mi>t</math:mi>
              <math:mo math:stretchy="false">)</math:mo>
            </math:mrow>
            <math:mtext>|</math:mtext>
            <math:msub>
              <math:mo math:stretchy="false">ψ</math:mo>
              <math:mi>i</math:mi>
            </math:msub>
            <math:mrow>
              <math:mo math:stretchy="false">(</math:mo>
              <math:mn>0</math:mn>
              <math:mo math:stretchy="false">)</math:mo>
            </math:mrow>
          </math:mrow>
        </math:mfenced>
        <math:mo math:stretchy="false">=</math:mo>
        <math:msup>
          <math:mi>e</math:mi>
          <math:mrow>
            <math:mfrac>
              <math:mi math:fontstyle="italic">it</math:mi>
              <math:mo math:stretchy="false">ℏ</math:mo>
            </math:mfrac>
            <math:mfenced math:open="" math:close="">
              <math:mrow>
                <math:msub>
                  <math:mi>E</math:mi>
                  <math:mi>k</math:mi>
                </math:msub>
                <math:mi>–</math:mi>
                <math:msub>
                  <math:mi>E</math:mi>
                  <math:mi>i</math:mi>
                </math:msub>
              </math:mrow>
            </math:mfenced>
          </math:mrow>
        </math:msup>
      </math:mrow>
      <math:mover math:accent="true">
        <math:msub>
          <math:mi>V</math:mi>
          <math:mi math:fontstyle="italic">ki</math:mi>
        </math:msub>
        <math:mo math:stretchy="false">ˉ</math:mo>
      </math:mover>
      <math:mrow>
        <math:mo math:stretchy="false">(</math:mo>
        <math:mi>t</math:mi>
        <math:mo math:stretchy="false">)</math:mo>
      </math:mrow>
    </math:mrow>
    <math:annotation math:encoding="StarMath 5.0">tilde V_ki (t) = left langle %psi_k (t) "|" V(t) "|" %psi_i (t) right rangle = e^{it over hbar left ( E_k – E_i right )} left langle %psi_k (0) "|" V(t) "|" %psi_i (0) right rangle = e^{it over hbar left ( E_k – E_i right )} bar V_ki (t)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fenced math:open="[" math:close="]">
              <math:mrow>
                <math:msub>
                  <math:mo math:stretchy="false"></math:mo>
                  <math:mi>i</math:mi>
                </math:msub>
                <math:mi>,</math:mi>
                <math:msub>
                  <math:mo math:stretchy="false"></math:mo>
                  <math:mi>j</math:mi>
                </math:msub>
              </math:mrow>
            </math:mfenced>
            <math:mo math:stretchy="false">=</math:mo>
            <math:mn>2</math:mn>
          </math:mrow>
          <math:mi>i</math:mi>
          <math:msub>
            <math:mo math:stretchy="false"></math:mo>
            <math:mi math:fontstyle="italic">ijk</math:mi>
          </math:msub>
          <math:msub>
            <math:mo math:stretchy="false"></math:mo>
            <math:mi>k</math:mi>
          </math:msub>
        </math:mrow>
      </math:mtr>
      <math:mtr>
        <math:mrow>
          <math:msub>
            <math:mo math:stretchy="false"></math:mo>
            <math:mi>i</math:mi>
          </math:msub>
          <math:mrow>
            <math:msub>
              <math:mo math:stretchy="false"></math:mo>
              <math:mi>j</math:mi>
            </math:msub>
            <math:mo math:stretchy="false"></math:mo>
            <math:msub>
              <math:mo math:stretchy="false"></math:mo>
              <math:mi>j</math:mi>
            </math:msub>
          </math:mrow>
          <math:mrow>
            <math:msub>
              <math:mo math:stretchy="false"></math:mo>
              <math:mi>i</math:mi>
            </math:msub>
            <math:mo math:stretchy="false">=</math:mo>
            <math:mn>2</math:mn>
          </math:mrow>
          <math:msub>
            <math:mo math:stretchy="false"></math:mo>
            <math:mi math:fontstyle="italic">ij</math:mi>
          </math:msub>
          <math:mi>I</math:mi>
        </math:mrow>
      </math:mtr>
    </math:mtable>
    <math:annotation math:encoding="StarMath 5.0">left [ %sigma_i , %sigma_j right ] = 2 i %epsilon_{ijk} %sigma_k newline
%sigma_i %sigma_j + %sigma_j %sigma_i = 2 %delta_ij I </math:annotation>
  </math:semantics>
</math:math>
</file>

<file path=Object 130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fenced math:open="∣" math:close="〉">
          <math:mo math:stretchy="false">ψ</math:mo>
        </math:mfenced>
      </math:msub>
      <math:mrow>
        <math:mrow>
          <math:mfenced math:open="" math:close="">
            <math:mrow>
              <math:mi>H</math:mi>
              <math:mi>:</math:mi>
              <math:msub>
                <math:mo math:stretchy="false">E</math:mo>
                <math:mi>f</math:mi>
              </math:msub>
            </math:mrow>
          </math:mfenced>
          <math:mo math:stretchy="false">=</math:mo>
          <math:msup>
            <math:mrow>
              <math:mo math:stretchy="false">∥</math:mo>
              <math:mfenced math:open="〈" math:close="〉">
                <math:mrow>
                  <math:msub>
                    <math:mo math:stretchy="false">ψ</math:mo>
                    <math:mi>f</math:mi>
                  </math:msub>
                  <math:mrow>
                    <math:mo math:stretchy="false">(</math:mo>
                    <math:mi>t</math:mi>
                    <math:mo math:stretchy="false">)</math:mo>
                  </math:mrow>
                  <math:mtext>|</math:mtext>
                  <math:mo math:stretchy="false">ψ</math:mo>
                  <math:mrow>
                    <math:mo math:stretchy="false">(</math:mo>
                    <math:mi>t</math:mi>
                    <math:mo math:stretchy="false">)</math:mo>
                  </math:mrow>
                </math:mrow>
              </math:mfenced>
              <math:mo math:stretchy="false">∥</math:mo>
            </math:mrow>
            <math:mn>2</math:mn>
          </math:msup>
        </math:mrow>
        <math:mo math:stretchy="false">=</math:mo>
        <math:msup>
          <math:mo math:stretchy="false">λ</math:mo>
          <math:mn>2</math:mn>
        </math:msup>
      </math:mrow>
      <math:msup>
        <math:mrow>
          <math:mo math:stretchy="false">∥</math:mo>
          <math:mrow>
            <math:mfrac>
              <math:mn>1</math:mn>
              <math:mrow>
                <math:mi>i</math:mi>
                <math:mo math:stretchy="false">ℏ</math:mo>
              </math:mrow>
            </math:mfrac>
            <math:mrow>
              <math:munderover>
                <math:mo math:stretchy="false">∫</math:mo>
                <math:mn>0</math:mn>
                <math:mi>t</math:mi>
              </math:munderover>
              <math:mover math:accent="true">
                <math:msub>
                  <math:mi>V</math:mi>
                  <math:mi math:fontstyle="italic">fi</math:mi>
                </math:msub>
                <math:mo math:stretchy="false">ˉ</math:mo>
              </math:mover>
            </math:mrow>
            <math:mrow>
              <math:mo math:stretchy="false">(</math:mo>
              <math:mi>t</math:mi>
              <math:mo math:stretchy="false">)</math:mo>
            </math:mrow>
            <math:msup>
              <math:mi>e</math:mi>
              <math:mrow>
                <math:mfrac>
                  <math:mrow>
                    <math:mo math:stretchy="false">−</math:mo>
                    <math:mi math:fontstyle="italic">it</math:mi>
                  </math:mrow>
                  <math:mo math:stretchy="false">ℏ</math:mo>
                </math:mfrac>
                <math:mfenced math:open="" math:close="">
                  <math:mrow>
                    <math:msub>
                      <math:mi>E</math:mi>
                      <math:mi>i</math:mi>
                    </math:msub>
                    <math:mo math:stretchy="false">−</math:mo>
                    <math:msub>
                      <math:mi>E</math:mi>
                      <math:mi>f</math:mi>
                    </math:msub>
                  </math:mrow>
                </math:mfenced>
              </math:mrow>
            </math:msup>
          </math:mrow>
          <math:mo math:stretchy="false">∥</math:mo>
        </math:mrow>
        <math:mn>2</math:mn>
      </math:msup>
    </math:mrow>
    <math:annotation math:encoding="StarMath 5.0">P_{left lline %psi right rangle} left ( H: %E_f  right ) = ldline left langle %psi_f (t) "|" %psi (t) right rangle rdline ^2 = %lambda^2 ldline 1 over {i hbar} int from 0 to t bar V_fi (t) e^{-it over hbar left (E_i - E_f right ) }rdline^2</math:annotation>
  </math:semantics>
</math:math>
</file>

<file path=Object 131/content.xml><?xml version="1.0" encoding="utf-8"?>
<!DOCTYPE math  PUBLIC '-//OpenOffice.org//DTD Modified W3C MathML 1.01//EN'  'math.dtd'>
<math:math xmlns:math="http://www.w3.org/1998/Math/MathML">
  <math:semantics>
    <math:mrow>
      <math:mrow>
        <math:munderover>
          <math:mo math:stretchy="false">∫</math:mo>
          <math:mn>0</math:mn>
          <math:mo math:stretchy="false">∞</math:mo>
        </math:munderover>
        <math:msup>
          <math:mi>x</math:mi>
          <math:mi>m</math:mi>
        </math:msup>
      </math:mrow>
      <math:msup>
        <math:mi>e</math:mi>
        <math:mrow>
          <math:mrow>
            <math:mo math:stretchy="false">−</math:mo>
            <math:mi>a</math:mi>
          </math:mrow>
          <math:msup>
            <math:mi>x</math:mi>
            <math:mn>2</math:mn>
          </math:msup>
        </math:mrow>
      </math:msup>
      <math:mrow>
        <math:mi math:fontstyle="italic">dx</math:mi>
        <math:mo math:stretchy="false">=</math:mo>
        <math:mfrac>
          <math:mrow>
            <math:mo math:stretchy="false">Γ</math:mo>
            <math:mfenced math:open="" math:close="">
              <math:mrow>
                <math:mfenced math:open="" math:close="">
                  <math:mrow>
                    <math:mi>m</math:mi>
                    <math:mo math:stretchy="false">+</math:mo>
                    <math:mn>1</math:mn>
                  </math:mrow>
                </math:mfenced>
                <math:mo math:stretchy="false">/</math:mo>
                <math:mn>2</math:mn>
              </math:mrow>
            </math:mfenced>
          </math:mrow>
          <math:mrow>
            <math:mn>2</math:mn>
            <math:msup>
              <math:mi>a</math:mi>
              <math:mfrac>
                <math:mrow>
                  <math:mo math:stretchy="false">(</math:mo>
                  <math:mrow>
                    <math:mi>m</math:mi>
                    <math:mo math:stretchy="false">+</math:mo>
                    <math:mn>1</math:mn>
                  </math:mrow>
                  <math:mo math:stretchy="false">)</math:mo>
                </math:mrow>
                <math:mn>2</math:mn>
              </math:mfrac>
            </math:msup>
          </math:mrow>
        </math:mfrac>
      </math:mrow>
    </math:mrow>
    <math:annotation math:encoding="StarMath 5.0">int from 0 to infinity x^m e^{-a x^2} dx = {%GAMMA left ( left ( m +1 right ) / 2 right ) }over {2 a^{(m+1) over 2}}</math:annotation>
  </math:semantics>
</math:math>
</file>

<file path=Object 132/content.xml><?xml version="1.0" encoding="utf-8"?>
<!DOCTYPE math  PUBLIC '-//OpenOffice.org//DTD Modified W3C MathML 1.01//EN'  'math.dtd'>
<math:math xmlns:math="http://www.w3.org/1998/Math/MathML">
  <math:semantics>
    <math:mrow>
      <math:mrow>
        <math:munderover>
          <math:mo math:stretchy="false">∫</math:mo>
          <math:mn>0</math:mn>
          <math:mo math:stretchy="false">∞</math:mo>
        </math:munderover>
        <math:msup>
          <math:mi>x</math:mi>
          <math:mi>n</math:mi>
        </math:msup>
      </math:mrow>
      <math:msup>
        <math:mi>e</math:mi>
        <math:mrow>
          <math:mo math:stretchy="false">−</math:mo>
          <math:mi math:fontstyle="italic">ax</math:mi>
        </math:mrow>
      </math:msup>
      <math:mrow>
        <math:mi math:fontstyle="italic">dx</math:mi>
        <math:mo math:stretchy="false">=</math:mo>
        <math:mfrac>
          <math:mrow>
            <math:mo math:stretchy="false">Γ</math:mo>
            <math:mrow>
              <math:mo math:stretchy="false">(</math:mo>
              <math:mrow>
                <math:mi>n</math:mi>
                <math:mo math:stretchy="false">+</math:mo>
                <math:mn>1</math:mn>
              </math:mrow>
              <math:mo math:stretchy="false">)</math:mo>
            </math:mrow>
          </math:mrow>
          <math:msup>
            <math:mi>a</math:mi>
            <math:mrow>
              <math:mi>n</math:mi>
              <math:mo math:stretchy="false">+</math:mo>
              <math:mn>1</math:mn>
            </math:mrow>
          </math:msup>
        </math:mfrac>
      </math:mrow>
    </math:mrow>
    <math:annotation math:encoding="StarMath 5.0">int from 0 to infinity x^n e^{-ax} dx = {%GAMMA (n+1) }over a^{n+1}</math:annotation>
  </math:semantics>
</math:math>
</file>

<file path=Object 133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text>|</math:mtext>
            <math:mo math:stretchy="false">ψ</math:mo>
            <math:mrow>
              <math:mo math:stretchy="false">[</math:mo>
              <math:mi>t</math:mi>
              <math:mo math:stretchy="false">]</math:mo>
            </math:mrow>
          </math:mrow>
          <math:mo math:stretchy="true">〉</math:mo>
        </math:mrow>
        <math:mo math:stretchy="false">=</math:mo>
        <math:mi>T</math:mi>
      </math:mrow>
      <math:msup>
        <math:mi>e</math:mi>
        <math:mrow>
          <math:mfrac>
            <math:mrow>
              <math:mo math:stretchy="false">−</math:mo>
              <math:mi>i</math:mi>
            </math:mrow>
            <math:mo math:stretchy="false">ℏ</math:mo>
          </math:mfrac>
          <math:mrow>
            <math:munderover>
              <math:mo math:stretchy="false">∫</math:mo>
              <math:mn>0</math:mn>
              <math:mi>t</math:mi>
            </math:munderover>
            <math:mi math:fontstyle="italic">dt</math:mi>
          </math:mrow>
          <math:mi>'</math:mi>
          <math:mi>H</math:mi>
          <math:mrow>
            <math:mo math:stretchy="false">(</math:mo>
            <math:mrow>
              <math:mi>t</math:mi>
              <math:mi>'</math:mi>
            </math:mrow>
            <math:mo math:stretchy="false">)</math:mo>
          </math:mrow>
        </math:mrow>
      </math:msup>
      <math:mrow>
        <math:mrow>
          <math:mtext>|</math:mtext>
          <math:mo math:stretchy="false">ψ</math:mo>
          <math:mrow>
            <math:mo math:stretchy="false">[</math:mo>
            <math:mn>0</math:mn>
            <math:mo math:stretchy="false">]</math:mo>
          </math:mrow>
        </math:mrow>
        <math:mo math:stretchy="true">〉</math:mo>
      </math:mrow>
    </math:mrow>
    <math:annotation math:encoding="StarMath 5.0">left none "|" %psi [t] right rangle = T e^{-i over hbar int from 0 to t dt' H(t')} left none "|" %psi [0] right rangle</math:annotation>
  </math:semantics>
</math:math>
</file>

<file path=Object 134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ψ</math:mo>
        <math:mn>1</math:mn>
      </math:msub>
      <math:mrow>
        <math:mrow>
          <math:mo math:stretchy="false">(</math:mo>
          <math:mi>x</math:mi>
          <math:mo math:stretchy="false">)</math:mo>
        </math:mrow>
        <math:mo math:stretchy="false">=</math:mo>
        <math:mfrac>
          <math:msqrt>
            <math:mn>2</math:mn>
          </math:msqrt>
          <math:mi>b</math:mi>
        </math:mfrac>
      </math:mrow>
      <math:mi>x</math:mi>
      <math:msub>
        <math:mo math:stretchy="false">ψ</math:mo>
        <math:mn>0</math:mn>
      </math:msub>
      <math:mrow>
        <math:mo math:stretchy="false">(</math:mo>
        <math:mi>x</math:mi>
        <math:mo math:stretchy="false">)</math:mo>
      </math:mrow>
    </math:mrow>
    <math:annotation math:encoding="StarMath 5.0"> %psi_1 (x) = sqrt{2} over b x %psi_0(x)</math:annotation>
  </math:semantics>
</math:math>
</file>

<file path=Object 135/content.xml><?xml version="1.0" encoding="utf-8"?>
<math xmlns="http://www.w3.org/1998/Math/MathML">
  <semantics>
    <mrow>
      <mrow>
        <msup>
          <mi>e</mi>
          <mrow>
            <mrow>
              <mi mathvariant="normal">−</mi>
              <mi>i</mi>
            </mrow>
            <mfrac>
              <mo stretchy="false">α</mo>
              <mn>2</mn>
            </mfrac>
            <mrow>
              <mover accent="true">
                <mi>n</mi>
                <mo stretchy="false">→</mo>
              </mover>
              <mi mathvariant="normal">⋅</mi>
              <mover accent="true">
                <mo stretchy="false">σ</mo>
                <mo stretchy="false">→</mo>
              </mover>
            </mrow>
          </mrow>
        </msup>
        <mi mathvariant="normal">=</mi>
        <mi>cos</mi>
      </mrow>
      <mfrac>
        <mo stretchy="false">α</mo>
        <mn>2</mn>
      </mfrac>
      <mrow>
        <mi>I</mi>
        <mi mathvariant="normal">−</mi>
        <mi>i</mi>
      </mrow>
      <mfenced open="" close="">
        <mrow>
          <mover accent="true">
            <mi>n</mi>
            <mo stretchy="false">→</mo>
          </mover>
          <mi mathvariant="normal">⋅</mi>
          <mover accent="true">
            <mo stretchy="false">σ</mo>
            <mo stretchy="false">→</mo>
          </mover>
        </mrow>
      </mfenced>
      <mi>sin</mi>
      <mfrac>
        <mo stretchy="false">α</mo>
        <mn>2</mn>
      </mfrac>
    </mrow>
    <annotation encoding="StarMath 5.0">e^{- i %alpha over 2 vec n cdot vec %sigma} = cos {%alpha over 2} I - i left ( vec n cdot vec %sigma right ) sin {%alpha over 2}</annotation>
  </semantics>
</math>
</file>

<file path=Object 136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n</math:mi>
          <math:mo math:stretchy="false">→</math:mo>
        </math:mover>
        <math:mo math:stretchy="false">⋅</math:mo>
        <math:mover math:accent="true">
          <math:mo math:stretchy="false">σ</math:mo>
          <math:mo math:stretchy="false">→</math:mo>
        </math:mover>
      </math:mrow>
      <math:mo math:stretchy="false">=</math:mo>
      <math:mfenced math:open="" math:close="">
        <math:mtable>
          <math:mtr>
            <math:mtd>
              <math:mrow>
                <math:mi>cos</math:mi>
                <math:mo math:stretchy="false">θ</math:mo>
              </math:mrow>
            </math:mtd>
            <math:mtd>
              <math:mrow>
                <math:mi>sin</math:mi>
                <math:mo math:stretchy="false">θ</math:mo>
                <math:msup>
                  <math:mi>e</math:mi>
                  <math:mrow>
                    <math:mrow>
                      <math:mo math:stretchy="false">−</math:mo>
                      <math:mi>i</math:mi>
                    </math:mrow>
                    <math:mo math:stretchy="false">ϕ</math:mo>
                  </math:mrow>
                </math:msup>
              </math:mrow>
            </math:mtd>
          </math:mtr>
          <math:mtr>
            <math:mtd>
              <math:mrow>
                <math:mi>sin</math:mi>
                <math:mo math:stretchy="false">θ</math:mo>
                <math:msup>
                  <math:mi>e</math:mi>
                  <math:mrow>
                    <math:mi>i</math:mi>
                    <math:mo math:stretchy="false">ϕ</math:mo>
                  </math:mrow>
                </math:msup>
              </math:mrow>
            </math:mtd>
            <math:mtd>
              <math:mrow>
                <math:mrow>
                  <math:mo math:stretchy="false">−</math:mo>
                  <math:mi>cos</math:mi>
                </math:mrow>
                <math:mo math:stretchy="false">θ</math:mo>
              </math:mrow>
            </math:mtd>
          </math:mtr>
        </math:mtable>
      </math:mfenced>
    </math:mrow>
    <math:annotation math:encoding="StarMath 5.0">vec n cdot vec %sigma = left ( matrix {cos %theta # sin %theta e^{-i%varphi} ## sin %theta e^{i%varphi} # -cos %theta} right )</math:annotation>
  </math:semantics>
</math:math>
</file>

<file path=Object 137/content.xml><?xml version="1.0" encoding="utf-8"?>
<!DOCTYPE math  PUBLIC '-//OpenOffice.org//DTD Modified W3C MathML 1.01//EN'  'math.dtd'>
<math:math xmlns:math="http://www.w3.org/1998/Math/MathML">
  <math:semantics>
    <math:mrow>
      <math:mi>O</math:mi>
      <math:mrow>
        <math:mo math:stretchy="false">(</math:mo>
        <math:mi>t</math:mi>
        <math:mo math:stretchy="false">)</math:mo>
      </math:mrow>
      <math:mtext>Operador unitari</math:mtext>
    </math:mrow>
    <math:annotation math:encoding="StarMath 5.0">O (t) "Operador unitari"</math:annotation>
  </math:semantics>
</math:math>
</file>

<file path=Object 138/content.xml><?xml version="1.0" encoding="utf-8"?>
<!DOCTYPE math  PUBLIC '-//OpenOffice.org//DTD Modified W3C MathML 1.01//EN'  'math.dtd'>
<math:math xmlns:math="http://www.w3.org/1998/Math/MathML">
  <math:semantics>
    <math:mrow>
      <math:mo math:stretchy="false">Γ</math:mo>
      <math:mrow>
        <math:mrow>
          <math:mo math:stretchy="false">(</math:mo>
          <math:mrow>
            <math:mn>1</math:mn>
            <math:mo math:stretchy="false">/</math:mo>
            <math:mn>2</math:mn>
          </math:mrow>
          <math:mo math:stretchy="false">)</math:mo>
        </math:mrow>
        <math:mo math:stretchy="false">=</math:mo>
        <math:msqrt>
          <math:mo math:stretchy="false">π</math:mo>
        </math:msqrt>
      </math:mrow>
      <math:mtext>;</math:mtext>
      <math:mi/>
      <math:mo math:stretchy="false">Γ</math:mo>
      <math:mrow>
        <math:mrow>
          <math:mo math:stretchy="false">(</math:mo>
          <math:mrow>
            <math:mn>3</math:mn>
            <math:mo math:stretchy="false">/</math:mo>
            <math:mn>2</math:mn>
          </math:mrow>
          <math:mo math:stretchy="false">)</math:mo>
        </math:mrow>
        <math:mo math:stretchy="false">=</math:mo>
        <math:mfrac>
          <math:msqrt>
            <math:mo math:stretchy="false">π</math:mo>
          </math:msqrt>
          <math:mn>2</math:mn>
        </math:mfrac>
      </math:mrow>
    </math:mrow>
    <math:annotation math:encoding="StarMath 5.0">%GAMMA(1/2) = sqrt{%pi} ";" ~ %GAMMA (3/2) = sqrt{%pi} over 2</math:annotation>
  </math:semantics>
</math:math>
</file>

<file path=Object 139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→</math:mo>
        <math:msub>
          <math:mi>O</math:mi>
          <math:mi>a</math:mi>
        </math:msub>
      </math:mrow>
      <math:mrow>
        <math:mo math:stretchy="false">(</math:mo>
        <math:mi>t</math:mi>
        <math:mo math:stretchy="false">)</math:mo>
      </math:mrow>
      <math:mrow>
        <math:mrow>
          <math:mrow>
            <math:mtext>|</math:mtext>
            <math:mover math:accent="true">
              <math:mi>x</math:mi>
              <math:mo math:stretchy="false">→</math:mo>
            </math:mover>
          </math:mrow>
          <math:mo math:stretchy="true">〉</math:mo>
        </math:mrow>
        <math:mo math:stretchy="false">=</math:mo>
        <math:mrow>
          <math:mrow>
            <math:mtext>|</math:mtext>
            <math:mrow>
              <math:mover math:accent="true">
                <math:mi>x</math:mi>
                <math:mo math:stretchy="false">→</math:mo>
              </math:mover>
              <math:mo math:stretchy="false">+</math:mo>
              <math:mover math:accent="true">
                <math:mi>a</math:mi>
                <math:mo math:stretchy="false">→</math:mo>
              </math:mover>
            </math:mrow>
          </math:mrow>
          <math:mo math:stretchy="true">〉</math:mo>
        </math:mrow>
      </math:mrow>
    </math:mrow>
    <math:annotation math:encoding="StarMath 5.0">""toward O_a (t) left none "|" vec x right rangle = left none "|" vec x + vec a right rangle</math:annotation>
  </math:semantics>
</math:math>
</file>

<file path=Object 140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→</math:mo>
        <math:msub>
          <math:mi>O</math:mi>
          <math:mo math:stretchy="false">γ</math:mo>
        </math:msub>
      </math:mrow>
      <math:mrow>
        <math:mo math:stretchy="false">(</math:mo>
        <math:mi>t</math:mi>
        <math:mo math:stretchy="false">)</math:mo>
      </math:mrow>
      <math:mrow>
        <math:mrow>
          <math:mrow>
            <math:mtext>|</math:mtext>
            <math:mover math:accent="true">
              <math:mi>x</math:mi>
              <math:mo math:stretchy="false">→</math:mo>
            </math:mover>
          </math:mrow>
          <math:mo math:stretchy="true">〉</math:mo>
        </math:mrow>
        <math:mo math:stretchy="false">=</math:mo>
        <math:mrow>
          <math:mrow>
            <math:mtext>|</math:mtext>
            <math:mi>R</math:mi>
            <math:mrow>
              <math:mo math:stretchy="false">(</math:mo>
              <math:mrow>
                <math:mo math:stretchy="false">γ</math:mo>
                <math:mi>,</math:mi>
                <math:mover math:accent="true">
                  <math:mi>n</math:mi>
                  <math:mo math:stretchy="false">ˆ</math:mo>
                </math:mover>
              </math:mrow>
              <math:mo math:stretchy="false">)</math:mo>
            </math:mrow>
            <math:mover math:accent="true">
              <math:mi>x</math:mi>
              <math:mo math:stretchy="false">→</math:mo>
            </math:mover>
          </math:mrow>
          <math:mo math:stretchy="true">〉</math:mo>
        </math:mrow>
      </math:mrow>
    </math:mrow>
    <math:annotation math:encoding="StarMath 5.0">""toward O_%gamma (t) left none "|" vec x right rangle = left none "|" R ( %gamma, hat n) vec x right rangle</math:annotation>
  </math:semantics>
</math:math>
</file>

<file path=Object 141/content.xml><?xml version="1.0" encoding="utf-8"?>
<!DOCTYPE math  PUBLIC '-//OpenOffice.org//DTD Modified W3C MathML 1.01//EN'  'math.dtd'>
<math:math xmlns:math="http://www.w3.org/1998/Math/MathML">
  <math:semantics>
    <math:mrow>
      <math:mi>O</math:mi>
      <math:mrow>
        <math:mrow>
          <math:mo math:stretchy="false">(</math:mo>
          <math:mi>t</math:mi>
          <math:mo math:stretchy="false">)</math:mo>
        </math:mrow>
        <math:mo math:stretchy="false">=</math:mo>
        <math:mi>I</math:mi>
      </math:mrow>
    </math:mrow>
    <math:annotation math:encoding="StarMath 5.0">O (t) = I</math:annotation>
  </math:semantics>
</math:math>
</file>

<file path=Object 14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text>|</math:mtext>
            <math:mo math:stretchy="false">ψ</math:mo>
            <math:mrow>
              <math:mo math:stretchy="false">[</math:mo>
              <math:mi>t</math:mi>
              <math:mo math:stretchy="false">]</math:mo>
            </math:mrow>
          </math:mrow>
          <math:mo math:stretchy="true">〉</math:mo>
        </math:mrow>
        <math:mo math:stretchy="false">=</math:mo>
        <math:msup>
          <math:mi>e</math:mi>
          <math:mrow>
            <math:mfrac>
              <math:mrow>
                <math:mo math:stretchy="false">−</math:mo>
                <math:mi>i</math:mi>
              </math:mrow>
              <math:mo math:stretchy="false">ℏ</math:mo>
            </math:mfrac>
            <math:mi math:fontstyle="italic">Ht</math:mi>
          </math:mrow>
        </math:msup>
      </math:mrow>
      <math:mrow>
        <math:mrow>
          <math:mtext>|</math:mtext>
          <math:mo math:stretchy="false">ψ</math:mo>
          <math:mrow>
            <math:mo math:stretchy="false">[</math:mo>
            <math:mn>0</math:mn>
            <math:mo math:stretchy="false">]</math:mo>
          </math:mrow>
        </math:mrow>
        <math:mo math:stretchy="true">〉</math:mo>
      </math:mrow>
    </math:mrow>
    <math:annotation math:encoding="StarMath 5.0">left none "|" %psi [t] right rangle = e^{-i over hbar Ht} left none "|" %psi [0] right rangle </math:annotation>
  </math:semantics>
</math:math>
</file>

<file path=Object 143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ψ</math:mo>
        <math:mi>n</math:mi>
      </math:msub>
      <math:mrow>
        <math:mrow>
          <math:mo math:stretchy="false">(</math:mo>
          <math:mrow>
            <math:mi>x</math:mi>
            <math:mi>,</math:mi>
            <math:mi>t</math:mi>
          </math:mrow>
          <math:mo math:stretchy="false">)</math:mo>
        </math:mrow>
        <math:mo math:stretchy="false">=</math:mo>
        <math:msub>
          <math:mo math:stretchy="false">ψ</math:mo>
          <math:mi>n</math:mi>
        </math:msub>
      </math:mrow>
      <math:mrow>
        <math:mo math:stretchy="false">(</math:mo>
        <math:mi>x</math:mi>
        <math:mo math:stretchy="false">)</math:mo>
      </math:mrow>
      <math:msup>
        <math:mi>e</math:mi>
        <math:mrow>
          <math:mfrac>
            <math:mrow>
              <math:mo math:stretchy="false">−</math:mo>
              <math:mi>i</math:mi>
            </math:mrow>
            <math:mo math:stretchy="false">ℏ</math:mo>
          </math:mfrac>
          <math:msub>
            <math:mi>E</math:mi>
            <math:mi>n</math:mi>
          </math:msub>
          <math:mi>t</math:mi>
        </math:mrow>
      </math:msup>
    </math:mrow>
    <math:annotation math:encoding="StarMath 5.0"> %psi_n (x,t) = %psi_n (x) e^{-i over hbar E_n t}</math:annotation>
  </math:semantics>
</math:math>
</file>

<file path=Object 144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S</math:mi>
          <math:mi>x</math:mi>
        </math:msub>
        <math:mo math:stretchy="false">=</math:mo>
        <math:mfrac>
          <math:mo math:stretchy="false">ℏ</math:mo>
          <math:msqrt>
            <math:mn>2</math:mn>
          </math:msqrt>
        </math:mfrac>
      </math:mrow>
      <math:mfenced math:open="" math:close="">
        <math:mtable>
          <math:mtr>
            <math:mtd>
              <math:mn>0</math:mn>
            </math:mtd>
            <math:mtd>
              <math:mn>1</math:mn>
            </math:mtd>
            <math:mtd>
              <math:mn>0</math:mn>
            </math:mtd>
          </math:mtr>
          <math:mtr>
            <math:mtd>
              <math:mn>1</math:mn>
            </math:mtd>
            <math:mtd>
              <math:mn>0</math:mn>
            </math:mtd>
            <math:mtd>
              <math:mn>1</math:mn>
            </math:mtd>
          </math:mtr>
          <math:mtr>
            <math:mtd>
              <math:mn>0</math:mn>
            </math:mtd>
            <math:mtd>
              <math:mn>1</math:mn>
            </math:mtd>
            <math:mtd>
              <math:mn>0</math:mn>
            </math:mtd>
          </math:mtr>
        </math:mtable>
      </math:mfenced>
    </math:mrow>
    <math:annotation math:encoding="StarMath 5.0">S_x = hbar over sqrt{2} left ( matrix{0#1#0##1#0#1##0#1#0} right )</math:annotation>
  </math:semantics>
</math:math>
</file>

<file path=Object 14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S</math:mi>
          <math:mi>y</math:mi>
        </math:msub>
        <math:mo math:stretchy="false">=</math:mo>
        <math:mfrac>
          <math:mo math:stretchy="false">ℏ</math:mo>
          <math:msqrt>
            <math:mn>2</math:mn>
          </math:msqrt>
        </math:mfrac>
      </math:mrow>
      <math:mfenced math:open="" math:close="">
        <math:mtable>
          <math:mtr>
            <math:mtd>
              <math:mn>0</math:mn>
            </math:mtd>
            <math:mtd>
              <math:mrow>
                <math:mo math:stretchy="false">−</math:mo>
                <math:mi>i</math:mi>
              </math:mrow>
            </math:mtd>
            <math:mtd>
              <math:mn>0</math:mn>
            </math:mtd>
          </math:mtr>
          <math:mtr>
            <math:mtd>
              <math:mi>i</math:mi>
            </math:mtd>
            <math:mtd>
              <math:mn>0</math:mn>
            </math:mtd>
            <math:mtd>
              <math:mrow>
                <math:mo math:stretchy="false">−</math:mo>
                <math:mi>i</math:mi>
              </math:mrow>
            </math:mtd>
          </math:mtr>
          <math:mtr>
            <math:mtd>
              <math:mn>0</math:mn>
            </math:mtd>
            <math:mtd>
              <math:mi>i</math:mi>
            </math:mtd>
            <math:mtd>
              <math:mn>0</math:mn>
            </math:mtd>
          </math:mtr>
        </math:mtable>
      </math:mfenced>
    </math:mrow>
    <math:annotation math:encoding="StarMath 5.0">S_y = hbar over sqrt{2} left ( matrix{0#-i#0##i#0#-i##0#i#0} right )</math:annotation>
  </math:semantics>
</math:math>
</file>

<file path=Object 14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S</math:mi>
          <math:mi>z</math:mi>
        </math:msub>
        <math:mo math:stretchy="false">=</math:mo>
        <math:mo math:stretchy="false">ℏ</math:mo>
      </math:mrow>
      <math:mfenced math:open="" math:close="">
        <math:mtable>
          <math:mtr>
            <math:mtd>
              <math:mn>1</math:mn>
            </math:mtd>
            <math:mtd>
              <math:mn>0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0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0</math:mn>
            </math:mtd>
            <math:mtd>
              <math:mrow>
                <math:mo math:stretchy="false">−</math:mo>
                <math:mn>1</math:mn>
              </math:mrow>
            </math:mtd>
          </math:mtr>
        </math:mtable>
      </math:mfenced>
    </math:mrow>
    <math:annotation math:encoding="StarMath 5.0">S_z= hbar left ( matrix{1#0#0##0#0#0##0#0#-1} right )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[" math:close="]">
          <math:mrow>
            <math:mi>A</math:mi>
            <math:mi>,</math:mi>
            <math:mi>B</math:mi>
          </math:mrow>
        </math:mfenced>
        <math:mo math:stretchy="false">=</math:mo>
        <math:mi>A</math:mi>
      </math:mrow>
      <math:mi>B</math:mi>
      <math:mi>–</math:mi>
      <math:mi>B</math:mi>
      <math:mi>A</math:mi>
    </math:mrow>
    <math:annotation math:encoding="StarMath 5.0">left [ A , B right ] = A B – B A 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[" math:close="]">
          <math:mrow>
            <math:mi>A</math:mi>
            <math:mi>,</math:mi>
            <math:mi math:fontstyle="italic">BC</math:mi>
          </math:mrow>
        </math:mfenced>
        <math:mo math:stretchy="false">=</math:mo>
        <math:mfenced math:open="[" math:close="]">
          <math:mrow>
            <math:mi>A</math:mi>
            <math:mi>,</math:mi>
            <math:mi>B</math:mi>
          </math:mrow>
        </math:mfenced>
      </math:mrow>
      <math:mrow>
        <math:mi>C</math:mi>
        <math:mo math:stretchy="false">+</math:mo>
        <math:mi>B</math:mi>
      </math:mrow>
      <math:mfenced math:open="[" math:close="]">
        <math:mrow>
          <math:mi>A</math:mi>
          <math:mi>,</math:mi>
          <math:mi>C</math:mi>
        </math:mrow>
      </math:mfenced>
    </math:mrow>
    <math:annotation math:encoding="StarMath 5.0">left [ A, BC right ] = left [ A , B right ] C + B left [ A, C right ]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text>si </math:mtext>
      <math:mrow>
        <math:mfenced math:open="[" math:close="]">
          <math:mrow>
            <math:mfenced math:open="[" math:close="]">
              <math:mrow>
                <math:mi>A</math:mi>
                <math:mi>,</math:mi>
                <math:mi>B</math:mi>
              </math:mrow>
            </math:mfenced>
            <math:mi>,</math:mi>
            <math:mi>B</math:mi>
          </math:mrow>
        </math:mfenced>
        <math:mo math:stretchy="false">=</math:mo>
        <math:mn>0</math:mn>
      </math:mrow>
      <math:mo math:stretchy="false">⇒</math:mo>
      <math:mrow>
        <math:mfenced math:open="[" math:close="]">
          <math:mrow>
            <math:mi>A</math:mi>
            <math:mi>,</math:mi>
            <math:mi>f</math:mi>
            <math:mrow>
              <math:mo math:stretchy="false">(</math:mo>
              <math:mi>B</math:mi>
              <math:mo math:stretchy="false">)</math:mo>
            </math:mrow>
          </math:mrow>
        </math:mfenced>
        <math:mo math:stretchy="false">=</math:mo>
        <math:mrow>
          <math:mfenced math:open="[" math:close="]">
            <math:mrow>
              <math:mi>A</math:mi>
              <math:mi>,</math:mi>
              <math:mi>B</math:mi>
            </math:mrow>
          </math:mfenced>
          <math:mo math:stretchy="false">⋅</math:mo>
          <math:mi>f</math:mi>
        </math:mrow>
      </math:mrow>
      <math:mi>'</math:mi>
      <math:mrow>
        <math:mo math:stretchy="false">(</math:mo>
        <math:mi>B</math:mi>
        <math:mo math:stretchy="false">)</math:mo>
      </math:mrow>
    </math:mrow>
    <math:annotation math:encoding="StarMath 5.0">"si " left [ left [ A, B right ] , B right ] = 0 drarrow left [ A, f(B) right ] = left [ A, B right ] cdot f'(B)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〈" math:close="〉">
          <math:mrow>
            <math:mo math:stretchy="false">α</math:mo>
            <math:msub>
              <math:mi>v</math:mi>
              <math:mn>1</math:mn>
            </math:msub>
            <math:mtext>|</math:mtext>
            <math:mo math:stretchy="false">β</math:mo>
            <math:msub>
              <math:mi>v</math:mi>
              <math:mn>2</math:mn>
            </math:msub>
          </math:mrow>
        </math:mfenced>
        <math:mo math:stretchy="false">=</math:mo>
        <math:msup>
          <math:mo math:stretchy="false">α</math:mo>
          <math:mtext>*</math:mtext>
        </math:msup>
      </math:mrow>
      <math:mo math:stretchy="false">β</math:mo>
      <math:mfenced math:open="〈" math:close="〉">
        <math:mrow>
          <math:msub>
            <math:mi>v</math:mi>
            <math:mn>1</math:mn>
          </math:msub>
          <math:mtext>|</math:mtext>
          <math:msub>
            <math:mi>v</math:mi>
            <math:mn>2</math:mn>
          </math:msub>
        </math:mrow>
      </math:mfenced>
    </math:mrow>
    <math:annotation math:encoding="StarMath 5.0">left langle %alpha v_1 "|"  %beta v_2 right rangle = %alpha^"*" %beta left langle v_1 "|" v_2 right rangle 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〈" math:close="〉">
          <math:mrow>
            <math:msub>
              <math:mi>e</math:mi>
              <math:mi>i</math:mi>
            </math:msub>
            <math:mtext>|</math:mtext>
            <math:mi>A</math:mi>
            <math:mtext>|</math:mtext>
            <math:msub>
              <math:mi>e</math:mi>
              <math:mi>j</math:mi>
            </math:msub>
          </math:mrow>
        </math:mfenced>
        <math:mo math:stretchy="false">=</math:mo>
        <math:msub>
          <math:mo math:stretchy="false">α</math:mo>
          <math:mi math:fontstyle="italic">ij</math:mi>
        </math:msub>
      </math:mrow>
      <math:mo math:stretchy="false">⇒</math:mo>
      <math:mrow>
        <math:mfenced math:open="〈" math:close="〉">
          <math:mrow>
            <math:msub>
              <math:mi>e</math:mi>
              <math:mi>i</math:mi>
            </math:msub>
            <math:mtext>|</math:mtext>
            <math:msup>
              <math:mi>A</math:mi>
              <math:mtext>+</math:mtext>
            </math:msup>
            <math:mtext>|</math:mtext>
            <math:msub>
              <math:mi>e</math:mi>
              <math:mi>j</math:mi>
            </math:msub>
          </math:mrow>
        </math:mfenced>
        <math:mo math:stretchy="false">=</math:mo>
        <math:msubsup>
          <math:mo math:stretchy="false">α</math:mo>
          <math:mi math:fontstyle="italic">ji</math:mi>
          <math:mtext>*</math:mtext>
        </math:msubsup>
      </math:mrow>
    </math:mrow>
    <math:annotation math:encoding="StarMath 5.0">left langle e_i "|" A "|" e_j right rangle = %alpha_ij drarrow left langle e_i "|" A^"+" "|" e_j right rangle = %alpha_ji^"*"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</math:mo>
          <math:mi>B</math:mi>
        </math:msub>
        <math:mo math:stretchy="false">=</math:mo>
        <math:mfrac>
          <math:msup>
            <math:mi>e</math:mi>
            <math:mrow>
              <math:mo math:stretchy="false">−</math:mo>
              <math:mtext/>
            </math:mrow>
          </math:msup>
          <math:msub>
            <math:mi>m</math:mi>
            <math:mi>e</math:mi>
          </math:msub>
        </math:mfrac>
      </math:mrow>
      <math:mrow>
        <math:mfrac>
          <math:mo math:stretchy="false">ℏ</math:mo>
          <math:mn>2</math:mn>
        </math:mfrac>
        <math:mo math:stretchy="false">=</math:mo>
        <math:mrow>
          <math:mn>9,274</math:mn>
          <math:mo math:stretchy="false">⋅</math:mo>
          <math:msup>
            <math:mn>10</math:mn>
            <math:mrow>
              <math:mo math:stretchy="false">−</math:mo>
              <math:mn>24</math:mn>
            </math:mrow>
          </math:msup>
        </math:mrow>
      </math:mrow>
      <math:mrow>
        <math:mi>J</math:mi>
        <math:mo math:stretchy="false">/</math:mo>
        <math:mi>T</math:mi>
      </math:mrow>
    </math:mrow>
    <math:annotation math:encoding="StarMath 5.0">%mu_B = {e^-"" over m_e}   {hbar over 2} = 9,274 cdot 10^-24 J/T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text>VAP: </math:mtext>
      <math:mi>A</math:mi>
      <math:mo math:stretchy="false">⇒</math:mo>
      <math:mi math:fontstyle="italic">det</math:mi>
      <math:mrow>
        <math:mfenced math:open="" math:close="">
          <math:mrow>
            <math:mrow>
              <math:mi>A</math:mi>
              <math:mo math:stretchy="false">−</math:mo>
              <math:mo math:stretchy="false">λ</math:mo>
            </math:mrow>
            <math:mi>I</math:mi>
          </math:mrow>
        </math:mfenced>
        <math:mo math:stretchy="false">=</math:mo>
        <math:mn>0</math:mn>
      </math:mrow>
      <math:mo math:stretchy="false">⇒</math:mo>
      <math:mo math:stretchy="false">{</math:mo>
      <math:msub>
        <math:mo math:stretchy="false">λ</math:mo>
        <math:mi>i</math:mi>
      </math:msub>
      <math:mo math:stretchy="false">}</math:mo>
      <math:mo math:stretchy="false">⇒</math:mo>
      <math:mtext>VEP: </math:mtext>
      <math:mi>A</math:mi>
      <math:mrow>
        <math:mfenced math:open="∣" math:close="〉">
          <math:msub>
            <math:mi>v</math:mi>
            <math:mi>i</math:mi>
          </math:msub>
        </math:mfenced>
        <math:mo math:stretchy="false">=</math:mo>
        <math:msub>
          <math:mo math:stretchy="false">λ</math:mo>
          <math:mi>i</math:mi>
        </math:msub>
      </math:mrow>
      <math:mfenced math:open="∣" math:close="〉">
        <math:msub>
          <math:mi>v</math:mi>
          <math:mi>i</math:mi>
        </math:msub>
      </math:mfenced>
      <math:mtext>;</math:mtext>
      <math:mtext>si </math:mtext>
      <math:mrow>
        <math:mi>A</math:mi>
        <math:mo math:stretchy="false">=</math:mo>
        <math:msup>
          <math:mi>A</math:mi>
          <math:mtext>+</math:mtext>
        </math:msup>
      </math:mrow>
      <math:mo math:stretchy="false">⇒</math:mo>
      <math:mrow>
        <math:msub>
          <math:mo math:stretchy="false">λ</math:mo>
          <math:mi>i</math:mi>
        </math:msub>
        <math:mo math:stretchy="false">∈</math:mo>
        <math:mo math:stretchy="false">ℝ</math:mo>
      </math:mrow>
    </math:mrow>
    <math:annotation math:encoding="StarMath 5.0">"VAP: " A drarrow det left ( A - %lambda I right ) = 0 drarrow \{ %lambda_i \} drarrow "VEP: " A left lline v_i right rangle = %lambda_i left lline v_i right rangle ";" "si " A=A^"+" drarrow %lambda_i  in setR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o math:stretchy="false">Π</math:mo>
      <math:mtext>projector </math:mtext>
      <math:mo math:stretchy="false">⇔</math:mo>
      <math:mrow>
        <math:mo math:stretchy="false">Π</math:mo>
        <math:mo math:stretchy="false">=</math:mo>
        <math:msup>
          <math:mo math:stretchy="false">Π</math:mo>
          <math:mtext>+</math:mtext>
        </math:msup>
      </math:mrow>
      <math:mtext> i </math:mtext>
      <math:mrow>
        <math:msup>
          <math:mo math:stretchy="false">Π</math:mo>
          <math:mn>2</math:mn>
        </math:msup>
        <math:mo math:stretchy="false">=</math:mo>
        <math:mo math:stretchy="false">Π</math:mo>
      </math:mrow>
      <math:mi>,</math:mi>
      <math:mrow>
        <math:msub>
          <math:mo math:stretchy="false">λ</math:mo>
          <math:mi>i</math:mi>
        </math:msub>
        <math:mo math:stretchy="false">=</math:mo>
        <math:mo math:stretchy="false">{</math:mo>
      </math:mrow>
      <math:mn>0,1</math:mn>
      <math:mo math:stretchy="false">}</math:mo>
    </math:mrow>
    <math:annotation math:encoding="StarMath 5.0">%PI "projector "  dlrarrow   %PI=%PI^"+" " i " %PI^2=%PI , %lambda_i=\{0,1\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row>
        <math:mi>A</math:mi>
        <math:mo math:stretchy="false">=</math:mo>
        <math:mrow>
          <math:munderover>
            <math:mo math:stretchy="false">∑</math:mo>
            <math:mrow>
              <math:mi>i</math:mi>
              <math:mo math:stretchy="false">=</math:mo>
              <math:mn>1</math:mn>
            </math:mrow>
            <math:mrow>
              <math:mrow>
                <math:mi>n</math:mi>
                <math:mo math:stretchy="false">=</math:mo>
                <math:mtext>#</math:mtext>
              </math:mrow>
              <math:mo math:stretchy="false">{</math:mo>
              <math:msub>
                <math:mo math:stretchy="false">λ</math:mo>
                <math:mi>i</math:mi>
              </math:msub>
              <math:mo math:stretchy="false">}</math:mo>
            </math:mrow>
          </math:munderover>
          <math:msub>
            <math:mo math:stretchy="false">λ</math:mo>
            <math:mi>i</math:mi>
          </math:msub>
        </math:mrow>
      </math:mrow>
      <math:mfenced math:open="∣" math:close="〉">
        <math:msub>
          <math:mo math:stretchy="false">λ</math:mo>
          <math:mi>i</math:mi>
        </math:msub>
      </math:mfenced>
      <math:mrow>
        <math:mfenced math:open="〈" math:close="∣">
          <math:msub>
            <math:mo math:stretchy="false">λ</math:mo>
            <math:mi>i</math:mi>
          </math:msub>
        </math:mfenced>
        <math:mo math:stretchy="false">=</math:mo>
        <math:mrow>
          <math:munderover>
            <math:mo math:stretchy="false">∑</math:mo>
            <math:mrow>
              <math:mi>k</math:mi>
              <math:mo math:stretchy="false">=</math:mo>
              <math:mn>1</math:mn>
            </math:mrow>
            <math:mrow>
              <math:mrow>
                <math:mi>m</math:mi>
                <math:mo math:stretchy="false">=</math:mo>
                <math:mtext>#</math:mtext>
              </math:mrow>
              <math:mo math:stretchy="false">{</math:mo>
              <math:msub>
                <math:mo math:stretchy="false">λ</math:mo>
                <math:mi>k</math:mi>
              </math:msub>
              <math:mtext>diferents</math:mtext>
              <math:mo math:stretchy="false">}</math:mo>
            </math:mrow>
          </math:munderover>
          <math:msub>
            <math:mo math:stretchy="false">λ</math:mo>
            <math:mi>k</math:mi>
          </math:msub>
        </math:mrow>
      </math:mrow>
      <math:msub>
        <math:mo math:stretchy="false">Π</math:mo>
        <math:mi>k</math:mi>
      </math:msub>
    </math:mrow>
    <math:annotation math:encoding="StarMath 5.0">A= sum from i=1 to {n="#"\{%lambda_i\}} %lambda_i left lline %lambda_i right rangle left langle %lambda_i right rline= sum from k=1 to {m="#"\{%lambda_k "diferents"\}} %lambda_k %PI_k 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i>U</math:mi>
      <math:mtext>unitari</math:mtext>
      <math:mo math:stretchy="false">⇔</math:mo>
      <math:mrow>
        <math:msup>
          <math:mi math:fontstyle="italic">UU</math:mi>
          <math:mtext>+</math:mtext>
        </math:msup>
        <math:mo math:stretchy="false">=</math:mo>
        <math:mi>I</math:mi>
      </math:mrow>
      <math:mo math:stretchy="false">⇒</math:mo>
      <math:mrow>
        <math:msub>
          <math:mo math:stretchy="false">λ</math:mo>
          <math:mi>i</math:mi>
        </math:msub>
        <math:mo math:stretchy="false">=</math:mo>
        <math:msup>
          <math:mi>e</math:mi>
          <math:mrow>
            <math:mi>i</math:mi>
            <math:msub>
              <math:mo math:stretchy="false">ϕ</math:mo>
              <math:mi>i</math:mi>
            </math:msub>
          </math:mrow>
        </math:msup>
      </math:mrow>
      <math:mi/>
      <math:mrow>
        <math:mi>U</math:mi>
        <math:mo math:stretchy="false">=</math:mo>
        <math:msup>
          <math:mi>e</math:mi>
          <math:mrow>
            <math:mi>i</math:mi>
            <math:mi>A</math:mi>
          </math:mrow>
        </math:msup>
      </math:mrow>
      <math:mtext>(si </math:mtext>
      <math:mrow>
        <math:mi>A</math:mi>
        <math:mo math:stretchy="false">=</math:mo>
        <math:msup>
          <math:mi>A</math:mi>
          <math:mtext>+</math:mtext>
        </math:msup>
      </math:mrow>
      <math:mtext>)</math:mtext>
    </math:mrow>
    <math:annotation math:encoding="StarMath 5.0">U "unitari" dlrarrow UU^"+" = I drarrow %lambda_i=e^{i %varphi_i} ~~ U = e^{i A} "(si " A=A^"+" ")"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e</math:mi>
          <math:mi>A</math:mi>
        </math:msup>
        <math:mo math:stretchy="false">=</math:mo>
        <math:mrow>
          <math:mo math:stretchy="false">∑</math:mo>
          <math:msup>
            <math:mi>e</math:mi>
            <math:msub>
              <math:mo math:stretchy="false">λ</math:mo>
              <math:mi>i</math:mi>
            </math:msub>
          </math:msup>
        </math:mrow>
      </math:mrow>
      <math:mfenced math:open="∣" math:close="〉">
        <math:msub>
          <math:mo math:stretchy="false">λ</math:mo>
          <math:mi>i</math:mi>
        </math:msub>
      </math:mfenced>
      <math:mfenced math:open="〈" math:close="∣">
        <math:msub>
          <math:mo math:stretchy="false">λ</math:mo>
          <math:mi>i</math:mi>
        </math:msub>
      </math:mfenced>
    </math:mrow>
    <math:annotation math:encoding="StarMath 5.0">e^A = sum e^{%lambda_i} left lline %lambda_i right rangle left langle %lambda_i right rline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>O</math:mi>
      <math:mrow>
        <math:mi>'</math:mi>
        <math:mo math:stretchy="false">=</math:mo>
        <math:msup>
          <math:mi>e</math:mi>
          <math:mi math:fontstyle="italic">iA</math:mi>
        </math:msup>
      </math:mrow>
      <math:mi>O</math:mi>
      <math:mrow>
        <math:msup>
          <math:mi>e</math:mi>
          <math:mrow>
            <math:mo math:stretchy="false">−</math:mo>
            <math:mi math:fontstyle="italic">iA</math:mi>
          </math:mrow>
        </math:msup>
        <math:mo math:stretchy="false">=</math:mo>
        <math:msup>
          <math:mi>e</math:mi>
          <math:mfenced math:open="[" math:close="]">
            <math:mrow>
              <math:mi>A</math:mi>
              <math:mi>,</math:mi>
              <math:mrow>
                <math:mtext/>
                <math:mo math:stretchy="false">−</math:mo>
                <math:mtext/>
              </math:mrow>
            </math:mrow>
          </math:mfenced>
        </math:msup>
      </math:mrow>
      <math:mi>O</math:mi>
    </math:mrow>
    <math:annotation math:encoding="StarMath 5.0">O' = e^{iA} O e^{-iA} = e^{left [ A , "" - "" right ]} O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[" math:close="]">
          <math:mrow>
            <math:mi>A</math:mi>
            <math:mi>,</math:mi>
            <math:mi>B</math:mi>
          </math:mrow>
        </math:mfenced>
        <math:mo math:stretchy="false">=</math:mo>
        <math:mn>0</math:mn>
      </math:mrow>
      <math:mo math:stretchy="false">⇒</math:mo>
      <math:mrow>
        <math:msup>
          <math:mi>e</math:mi>
          <math:mrow>
            <math:mi>A</math:mi>
            <math:mo math:stretchy="false">+</math:mo>
            <math:mi>B</math:mi>
          </math:mrow>
        </math:msup>
        <math:mo math:stretchy="false">=</math:mo>
        <math:msup>
          <math:mi>e</math:mi>
          <math:mi>A</math:mi>
        </math:msup>
      </math:mrow>
      <math:msup>
        <math:mi>e</math:mi>
        <math:mi>B</math:mi>
      </math:msup>
    </math:mrow>
    <math:annotation math:encoding="StarMath 5.0">left [ A, B right ] = 0 drarrow e^{A+B} = e^A e^B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[" math:close="]">
          <math:mrow>
            <math:mi>A</math:mi>
            <math:mi>,</math:mi>
            <math:mfenced math:open="[" math:close="]">
              <math:mrow>
                <math:mi>A</math:mi>
                <math:mi>,</math:mi>
                <math:mi>B</math:mi>
              </math:mrow>
            </math:mfenced>
          </math:mrow>
        </math:mfenced>
        <math:mo math:stretchy="false">=</math:mo>
        <math:mn>0</math:mn>
      </math:mrow>
      <math:mo math:stretchy="false">⇒</math:mo>
      <math:mrow>
        <math:msup>
          <math:mi>e</math:mi>
          <math:mrow>
            <math:mi>A</math:mi>
            <math:mo math:stretchy="false">+</math:mo>
            <math:mi>B</math:mi>
          </math:mrow>
        </math:msup>
        <math:mo math:stretchy="false">=</math:mo>
        <math:msup>
          <math:mi>e</math:mi>
          <math:mi>A</math:mi>
        </math:msup>
      </math:mrow>
      <math:msup>
        <math:mi>e</math:mi>
        <math:mi>B</math:mi>
      </math:msup>
      <math:msup>
        <math:mi>e</math:mi>
        <math:mrow>
          <math:mrow>
            <math:mo math:stretchy="false">−</math:mo>
            <math:mfrac>
              <math:mn>1</math:mn>
              <math:mn>2</math:mn>
            </math:mfrac>
          </math:mrow>
          <math:mfenced math:open="[" math:close="]">
            <math:mrow>
              <math:mi>A</math:mi>
              <math:mi>,</math:mi>
              <math:mi>B</math:mi>
            </math:mrow>
          </math:mfenced>
        </math:mrow>
      </math:msup>
    </math:mrow>
    <math:annotation math:encoding="StarMath 5.0">left [ A, left [ A,B right ] right ] =0 drarrow e^{A+B} = e^A e^B e^{- {1 over 2} left [ A,B right] }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fenced math:open="∣" math:close="〉">
          <math:mo math:stretchy="false">ψ</math:mo>
        </math:mfenced>
      </math:msub>
      <math:mrow>
        <math:mfenced math:open="" math:close="">
          <math:mrow>
            <math:mi>A</math:mi>
            <math:mi>:</math:mi>
            <math:msub>
              <math:mo math:stretchy="false">λ</math:mo>
              <math:mi>i</math:mi>
            </math:msub>
          </math:mrow>
        </math:mfenced>
        <math:mo math:stretchy="false">=</math:mo>
        <math:msup>
          <math:mrow>
            <math:mo math:stretchy="false">∥</math:mo>
            <math:mrow>
              <math:mrow>
                <math:msub>
                  <math:mo math:stretchy="false">Π</math:mo>
                  <math:mi>i</math:mi>
                </math:msub>
                <math:mtext>|</math:mtext>
                <math:mo math:stretchy="false">ψ</math:mo>
              </math:mrow>
              <math:mo math:stretchy="true">〉</math:mo>
            </math:mrow>
            <math:mo math:stretchy="false">∥</math:mo>
          </math:mrow>
          <math:mn>2</math:mn>
        </math:msup>
      </math:mrow>
    </math:mrow>
    <math:annotation math:encoding="StarMath 5.0">P_{left lline %psi right rangle} left ( A: %lambda_i  right ) = ldline left none %PI_i "|" %psi right rangle rdline^2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〈" math:close="〉">
          <math:mi>A</math:mi>
        </math:mfenced>
        <math:mo math:stretchy="false">=</math:mo>
        <math:mrow>
          <math:munder>
            <math:mo math:stretchy="false">∑</math:mo>
            <math:mrow>
              <math:mo math:stretchy="false">∀</math:mo>
              <math:msub>
                <math:mo math:stretchy="false">λ</math:mo>
                <math:mi>i</math:mi>
              </math:msub>
            </math:mrow>
          </math:munder>
          <math:msub>
            <math:mo math:stretchy="false">λ</math:mo>
            <math:mi>i</math:mi>
          </math:msub>
        </math:mrow>
      </math:mrow>
      <math:msub>
        <math:mi>P</math:mi>
        <math:mfenced math:open="∣" math:close="〉">
          <math:mo math:stretchy="false">ψ</math:mo>
        </math:mfenced>
      </math:msub>
      <math:mrow>
        <math:mfenced math:open="" math:close="">
          <math:mrow>
            <math:mi>A</math:mi>
            <math:mi>:</math:mi>
            <math:msub>
              <math:mo math:stretchy="false">λ</math:mo>
              <math:mi>i</math:mi>
            </math:msub>
          </math:mrow>
        </math:mfenced>
        <math:mo math:stretchy="false">=</math:mo>
        <math:mover math:accent="true">
          <math:mo math:stretchy="false">λ</math:mo>
          <math:mo math:stretchy="false">ˉ</math:mo>
        </math:mover>
      </math:mrow>
    </math:mrow>
    <math:annotation math:encoding="StarMath 5.0">left langle A right rangle =  sum from {forall %lambda_i} %lambda_i  P_{left lline %psi right rangle} left ( A: %lambda_i  right ) = bar %lambda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g</math:mi>
      <math:mo math:stretchy="false">≈</math:mo>
      <math:mn>2</math:mn>
    </math:mrow>
    <math:annotation math:encoding="StarMath 5.0">g approx 2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o math:stretchy="false">σ</math:mo>
          <math:mi>A</math:mi>
          <math:mn>2</math:mn>
        </math:msubsup>
        <math:mo math:stretchy="false">=</math:mo>
        <math:mrow>
          <math:munder>
            <math:mo math:stretchy="false">∑</math:mo>
            <math:mrow>
              <math:mo math:stretchy="false">∀</math:mo>
              <math:msub>
                <math:mo math:stretchy="false">λ</math:mo>
                <math:mi>i</math:mi>
              </math:msub>
            </math:mrow>
          </math:munder>
          <math:msup>
            <math:mfenced math:open="" math:close="">
              <math:mrow>
                <math:msub>
                  <math:mo math:stretchy="false">λ</math:mo>
                  <math:mi>i</math:mi>
                </math:msub>
                <math:mi>–</math:mi>
                <math:mover math:accent="true">
                  <math:mo math:stretchy="false">λ</math:mo>
                  <math:mo math:stretchy="false">ˉ</math:mo>
                </math:mover>
              </math:mrow>
            </math:mfenced>
            <math:mn>2</math:mn>
          </math:msup>
        </math:mrow>
      </math:mrow>
      <math:msub>
        <math:mi>P</math:mi>
        <math:mfenced math:open="∣" math:close="〉">
          <math:mo math:stretchy="false">ψ</math:mo>
        </math:mfenced>
      </math:msub>
      <math:mrow>
        <math:mrow>
          <math:mfenced math:open="" math:close="">
            <math:mrow>
              <math:mi>A</math:mi>
              <math:mi>:</math:mi>
              <math:msub>
                <math:mo math:stretchy="false">λ</math:mo>
                <math:mi>i</math:mi>
              </math:msub>
            </math:mrow>
          </math:mfenced>
          <math:mo math:stretchy="false">=</math:mo>
          <math:mrow>
            <math:mfenced math:open="〈" math:close="〉">
              <math:mrow>
                <math:mo math:stretchy="false">ψ</math:mo>
                <math:mtext>|</math:mtext>
                <math:msup>
                  <math:mi>A</math:mi>
                  <math:mn>2</math:mn>
                </math:msup>
                <math:mtext>|</math:mtext>
                <math:mo math:stretchy="false">ψ</math:mo>
              </math:mrow>
            </math:mfenced>
            <math:mo math:stretchy="false">−</math:mo>
            <math:msup>
              <math:mfenced math:open="〈" math:close="〉">
                <math:mrow>
                  <math:mo math:stretchy="false">ψ</math:mo>
                  <math:mtext>|</math:mtext>
                  <math:mi>A</math:mi>
                  <math:mtext>|</math:mtext>
                  <math:mo math:stretchy="false">ψ</math:mo>
                </math:mrow>
              </math:mfenced>
              <math:mn>2</math:mn>
            </math:msup>
          </math:mrow>
        </math:mrow>
        <math:mo math:stretchy="false">=</math:mo>
        <math:msup>
          <math:mrow>
            <math:mo math:stretchy="false">∥</math:mo>
            <math:mrow>
              <math:mrow>
                <math:mo math:stretchy="false">(</math:mo>
                <math:mrow>
                  <math:mrow>
                    <math:mi>A</math:mi>
                    <math:mo math:stretchy="false">−</math:mo>
                    <math:mover math:accent="true">
                      <math:mo math:stretchy="false">λ</math:mo>
                      <math:mo math:stretchy="false">ˉ</math:mo>
                    </math:mover>
                  </math:mrow>
                  <math:mi>I</math:mi>
                </math:mrow>
                <math:mo math:stretchy="false">)</math:mo>
              </math:mrow>
              <math:mrow>
                <math:mrow>
                  <math:mtext>|</math:mtext>
                  <math:mo math:stretchy="false">ψ</math:mo>
                </math:mrow>
                <math:mo math:stretchy="true">〉</math:mo>
              </math:mrow>
            </math:mrow>
            <math:mo math:stretchy="false">∥</math:mo>
          </math:mrow>
          <math:mn>2</math:mn>
        </math:msup>
      </math:mrow>
    </math:mrow>
    <math:annotation math:encoding="StarMath 5.0"> %sigma_A^2 = sum from {forall %lambda_i} left ( %lambda_i – bar %lambda right ) ^2 P_{left lline %psi right rangle} left ( A: %lambda_i  right ) = left langle %psi "|" A^2 "|" %psi right rangle - left langle %psi "|" A "|" %psi right rangle^2 =  ldline (A - bar %lambda I ) left none "|" %psi right rangle rdline ^2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i>i</math:mi>
      <math:mo math:stretchy="false">ℏ</math:mo>
      <math:mfrac>
        <math:mo math:stretchy="false">∂</math:mo>
        <math:mrow>
          <math:mo math:stretchy="false">∂</math:mo>
          <math:mi>t</math:mi>
        </math:mrow>
      </math:mfrac>
      <math:mrow>
        <math:mrow>
          <math:mrow>
            <math:mtext>|</math:mtext>
            <math:mo math:stretchy="false">ψ</math:mo>
            <math:mrow>
              <math:mo math:stretchy="false">[</math:mo>
              <math:mi>t</math:mi>
              <math:mo math:stretchy="false">]</math:mo>
            </math:mrow>
          </math:mrow>
          <math:mo math:stretchy="true">〉</math:mo>
        </math:mrow>
        <math:mo math:stretchy="false">=</math:mo>
        <math:mi>H</math:mi>
      </math:mrow>
      <math:mrow>
        <math:mo math:stretchy="false">(</math:mo>
        <math:mi>t</math:mi>
        <math:mo math:stretchy="false">)</math:mo>
      </math:mrow>
      <math:mrow>
        <math:mrow>
          <math:mtext>|</math:mtext>
          <math:mo math:stretchy="false">ψ</math:mo>
          <math:mrow>
            <math:mo math:stretchy="false">[</math:mo>
            <math:mi>t</math:mi>
            <math:mo math:stretchy="false">]</math:mo>
          </math:mrow>
        </math:mrow>
        <math:mo math:stretchy="true">〉</math:mo>
      </math:mrow>
      <math:mo math:stretchy="false">⇒</math:mo>
      <math:mtext/>
    </math:mrow>
    <math:annotation math:encoding="StarMath 5.0">i hbar {partial over {partial t}} left none "|" %psi [t] right rangle = H(t) left none "|" %psi [t] right rangle  drarrow ""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i>U</math:mi>
      <math:mrow>
        <math:mrow>
          <math:mo math:stretchy="false">(</math:mo>
          <math:mi>t</math:mi>
          <math:mo math:stretchy="false">)</math:mo>
        </math:mrow>
        <math:mo math:stretchy="false">=</math:mo>
        <math:msup>
          <math:mi>e</math:mi>
          <math:mrow>
            <math:mfrac>
              <math:mrow>
                <math:mo math:stretchy="false">−</math:mo>
                <math:mi>i</math:mi>
              </math:mrow>
              <math:mo math:stretchy="false">ℏ</math:mo>
            </math:mfrac>
            <math:mi>H</math:mi>
            <math:mi>t</math:mi>
          </math:mrow>
        </math:msup>
      </math:mrow>
    </math:mrow>
    <math:annotation math:encoding="StarMath 5.0"> U(t) = e^{-i over hbar H t}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i>A</math:mi>
      <math:mtext>ct moviment</math:mtext>
      <math:mo math:stretchy="false">⇔</math:mo>
      <math:mrow>
        <math:mfenced math:open="[" math:close="]">
          <math:mrow>
            <math:mi>A</math:mi>
            <math:mi>,</math:mi>
            <math:mi>H</math:mi>
          </math:mrow>
        </math:mfenced>
        <math:mo math:stretchy="false">+</math:mo>
        <math:mi>i</math:mi>
      </math:mrow>
      <math:mo math:stretchy="false">ℏ</math:mo>
      <math:mrow>
        <math:mfrac>
          <math:mrow>
            <math:mo math:stretchy="false">∂</math:mo>
            <math:mi>A</math:mi>
          </math:mrow>
          <math:mrow>
            <math:mo math:stretchy="false">∂</math:mo>
            <math:mi>t</math:mi>
          </math:mrow>
        </math:mfrac>
        <math:mo math:stretchy="false">=</math:mo>
        <math:mn>0</math:mn>
      </math:mrow>
    </math:mrow>
    <math:annotation math:encoding="StarMath 5.0">A "ct moviment" dlrarrow left [ A, H right ] + i hbar {partial A} over {partial t} =0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i>X</math:mi>
        <math:mo math:stretchy="false">=</math:mo>
        <math:mrow>
          <math:mo math:stretchy="false">∫</math:mo>
          <math:mi math:fontstyle="italic">dx</math:mi>
        </math:mrow>
      </math:mrow>
      <math:mi>x</math:mi>
      <math:mrow>
        <math:mrow>
          <math:mtext>|</math:mtext>
          <math:mi>x</math:mi>
        </math:mrow>
        <math:mo math:stretchy="true">〉</math:mo>
      </math:mrow>
      <math:mrow>
        <math:mo math:stretchy="true">〈</math:mo>
        <math:mrow>
          <math:mi>x</math:mi>
          <math:mtext>|</math:mtext>
        </math:mrow>
      </math:mrow>
    </math:mrow>
    <math:annotation math:encoding="StarMath 5.0">X = int dx x left none "|" x right rangle left langle x "|" right none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text>|</math:mtext>
            <math:mo math:stretchy="false">ψ</math:mo>
          </math:mrow>
          <math:mo math:stretchy="true">〉</math:mo>
        </math:mrow>
        <math:mo math:stretchy="false">=</math:mo>
        <math:mrow>
          <math:mo math:stretchy="false">∫</math:mo>
          <math:mi math:fontstyle="italic">dx</math:mi>
        </math:mrow>
      </math:mrow>
      <math:mfenced math:open="〈" math:close="〉">
        <math:mrow>
          <math:mi>x</math:mi>
          <math:mtext>|</math:mtext>
          <math:mo math:stretchy="false">ψ</math:mo>
        </math:mrow>
      </math:mfenced>
      <math:mrow>
        <math:mrow>
          <math:mtext>|</math:mtext>
          <math:mi>x</math:mi>
        </math:mrow>
        <math:mo math:stretchy="true">〉</math:mo>
      </math:mrow>
    </math:mrow>
    <math:annotation math:encoding="StarMath 5.0">left none "|" %psi right rangle = int dx  left langle x "|" %psi right rangle left none "|" x right rangle 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row>
        <math:mi>I</math:mi>
        <math:mo math:stretchy="false">=</math:mo>
        <math:mrow>
          <math:mo math:stretchy="false">∫</math:mo>
          <math:mi math:fontstyle="italic">dx</math:mi>
        </math:mrow>
      </math:mrow>
      <math:mrow>
        <math:mrow>
          <math:mtext>|</math:mtext>
          <math:mi>x</math:mi>
        </math:mrow>
        <math:mo math:stretchy="true">〉</math:mo>
      </math:mrow>
      <math:mrow>
        <math:mo math:stretchy="true">〈</math:mo>
        <math:mrow>
          <math:mi>x</math:mi>
          <math:mtext>|</math:mtext>
        </math:mrow>
      </math:mrow>
    </math:mrow>
    <math:annotation math:encoding="StarMath 5.0">I = int dx  left none "|" x right rangle left langle x "|" right none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o math:stretchy="false">ψ</math:mo>
        <math:mo math:stretchy="false">˜</math:mo>
      </math:mover>
      <math:mrow>
        <math:mrow>
          <math:mo math:stretchy="false">(</math:mo>
          <math:mi>p</math:mi>
          <math:mo math:stretchy="false">)</math:mo>
        </math:mrow>
        <math:mo math:stretchy="false">=</math:mo>
        <math:mrow>
          <math:mo math:stretchy="false">∫</math:mo>
          <math:mi math:fontstyle="italic">dx</math:mi>
        </math:mrow>
      </math:mrow>
      <math:mfrac>
        <math:mn>1</math:mn>
        <math:msqrt>
          <math:mrow>
            <math:mn>2</math:mn>
            <math:mo math:stretchy="false">π</math:mo>
            <math:mo math:stretchy="false">ℏ</math:mo>
          </math:mrow>
        </math:msqrt>
      </math:mfrac>
      <math:msup>
        <math:mi>e</math:mi>
        <math:mrow>
          <math:mfrac>
            <math:mrow>
              <math:mo math:stretchy="false">−</math:mo>
              <math:mi>i</math:mi>
            </math:mrow>
            <math:mo math:stretchy="false">ℏ</math:mo>
          </math:mfrac>
          <math:mi>p</math:mi>
          <math:mi>x</math:mi>
        </math:mrow>
      </math:msup>
      <math:mo math:stretchy="false">ψ</math:mo>
      <math:mrow>
        <math:mo math:stretchy="false">(</math:mo>
        <math:mrow>
          <math:mi>x</math:mi>
          <math:mi>,</math:mi>
          <math:mi>t</math:mi>
        </math:mrow>
        <math:mo math:stretchy="false">)</math:mo>
      </math:mrow>
    </math:mrow>
    <math:annotation math:encoding="StarMath 5.0">tilde  %psi (p) = int dx 1 over sqrt {2 %pi hbar } e^{-i over hbar p x } %psi (x,t)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o math:stretchy="false">ψ</math:mo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o math:stretchy="false">∫</math:mo>
          <math:mi math:fontstyle="italic">dp</math:mi>
        </math:mrow>
      </math:mrow>
      <math:mfrac>
        <math:mn>1</math:mn>
        <math:msqrt>
          <math:mrow>
            <math:mn>2</math:mn>
            <math:mo math:stretchy="false">π</math:mo>
            <math:mo math:stretchy="false">ℏ</math:mo>
          </math:mrow>
        </math:msqrt>
      </math:mfrac>
      <math:msup>
        <math:mi>e</math:mi>
        <math:mrow>
          <math:mfrac>
            <math:mi>i</math:mi>
            <math:mo math:stretchy="false">ℏ</math:mo>
          </math:mfrac>
          <math:mi>p</math:mi>
          <math:mi>x</math:mi>
        </math:mrow>
      </math:msup>
      <math:mover math:accent="true">
        <math:mo math:stretchy="false">ψ</math:mo>
        <math:mo math:stretchy="false">˜</math:mo>
      </math:mover>
      <math:mrow>
        <math:mo math:stretchy="false">(</math:mo>
        <math:mrow>
          <math:mi>p</math:mi>
          <math:mi>,</math:mi>
          <math:mi>t</math:mi>
        </math:mrow>
        <math:mo math:stretchy="false">)</math:mo>
      </math:mrow>
    </math:mrow>
    <math:annotation math:encoding="StarMath 5.0">%psi (x) = int dp 1 over sqrt {2 %pi hbar } e^{i over hbar p x } tilde %psi (p,t)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〈" math:close="〉">
          <math:mrow>
            <math:mi>x</math:mi>
            <math:mtext>|</math:mtext>
            <math:mi>P</math:mi>
            <math:mtext>|</math:mtext>
            <math:mo math:stretchy="false">ψ</math:mo>
          </math:mrow>
        </math:mfenced>
        <math:mo math:stretchy="false">=</math:mo>
        <math:mrow>
          <math:mo math:stretchy="false">−</math:mo>
          <math:mi>i</math:mi>
        </math:mrow>
      </math:mrow>
      <math:mo math:stretchy="false">ℏ</math:mo>
      <math:mfrac>
        <math:mrow>
          <math:mo math:stretchy="false">∂</math:mo>
          <math:mo math:stretchy="false">ψ</math:mo>
          <math:mrow>
            <math:mo math:stretchy="false">(</math:mo>
            <math:mi>x</math:mi>
            <math:mo math:stretchy="false">)</math:mo>
          </math:mrow>
        </math:mrow>
        <math:mrow>
          <math:mo math:stretchy="false">∂</math:mo>
          <math:mi>x</math:mi>
        </math:mrow>
      </math:mfrac>
    </math:mrow>
    <math:annotation math:encoding="StarMath 5.0">left langle x "|" P "|" %psi right rangle = - i hbar {partial %psi(x) } over {partial x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o math:stretchy="false">μ</math:mo>
          <math:mo math:stretchy="false">→</math:mo>
        </math:mover>
        <math:mo math:stretchy="false">=</math:mo>
        <math:mrow>
          <math:mo math:stretchy="false">−</math:mo>
          <math:mi>g</math:mi>
        </math:mrow>
      </math:mrow>
      <math:mfrac>
        <math:msub>
          <math:mo math:stretchy="false">μ</math:mo>
          <math:mi>B</math:mi>
        </math:msub>
        <math:mo math:stretchy="false">ℏ</math:mo>
      </math:mfrac>
      <math:mover math:accent="true">
        <math:mi>S</math:mi>
        <math:mo math:stretchy="false">→</math:mo>
      </math:mover>
    </math:mrow>
    <math:annotation math:encoding="StarMath 5.0">vec %mu = - g %mu_B over hbar vec S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〈" math:close="〉">
          <math:mrow>
            <math:mi>p</math:mi>
            <math:mtext>|</math:mtext>
            <math:mi>X</math:mi>
            <math:mtext>|</math:mtext>
            <math:mo math:stretchy="false">ψ</math:mo>
          </math:mrow>
        </math:mfenced>
        <math:mo math:stretchy="false">=</math:mo>
        <math:mi>i</math:mi>
      </math:mrow>
      <math:mo math:stretchy="false">ℏ</math:mo>
      <math:mfrac>
        <math:mrow>
          <math:mo math:stretchy="false">∂</math:mo>
          <math:mover math:accent="true">
            <math:mo math:stretchy="false">ψ</math:mo>
            <math:mo math:stretchy="false">˜</math:mo>
          </math:mover>
          <math:mrow>
            <math:mo math:stretchy="false">(</math:mo>
            <math:mi>p</math:mi>
            <math:mo math:stretchy="false">)</math:mo>
          </math:mrow>
        </math:mrow>
        <math:mrow>
          <math:mo math:stretchy="false">∂</math:mo>
          <math:mi>p</math:mi>
        </math:mrow>
      </math:mfrac>
    </math:mrow>
    <math:annotation math:encoding="StarMath 5.0">left langle p "|" X "|" %psi right rangle =  i hbar {partial tilde %psi(p) } over {partial p}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[" math:close="]">
          <math:mrow>
            <math:mi>X</math:mi>
            <math:mi>,</math:mi>
            <math:mi>P</math:mi>
          </math:mrow>
        </math:mfenced>
        <math:mo math:stretchy="false">=</math:mo>
        <math:mi>i</math:mi>
      </math:mrow>
      <math:mo math:stretchy="false">ℏ</math:mo>
      <math:mi>I</math:mi>
    </math:mrow>
    <math:annotation math:encoding="StarMath 5.0"> left [ X, P right ] = i hbar I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σ</math:mo>
        <math:mi>A</math:mi>
      </math:msub>
      <math:mrow>
        <math:msub>
          <math:mo math:stretchy="false">σ</math:mo>
          <math:mi>B</math:mi>
        </math:msub>
        <math:mo math:stretchy="false">≥</math:mo>
        <math:mfrac>
          <math:mn>1</math:mn>
          <math:mn>2</math:mn>
        </math:mfrac>
      </math:mrow>
      <math:mrow>
        <math:mo math:stretchy="false">∥</math:mo>
        <math:mfenced math:open="〈" math:close="〉">
          <math:mrow>
            <math:mo math:stretchy="false">ψ</math:mo>
            <math:mtext>|</math:mtext>
            <math:mfenced math:open="[" math:close="]">
              <math:mrow>
                <math:mi>A</math:mi>
                <math:mi>,</math:mi>
                <math:mi>B</math:mi>
              </math:mrow>
            </math:mfenced>
            <math:mtext>|</math:mtext>
            <math:mo math:stretchy="false">ψ</math:mo>
          </math:mrow>
        </math:mfenced>
        <math:mo math:stretchy="false">∥</math:mo>
      </math:mrow>
    </math:mrow>
    <math:annotation math:encoding="StarMath 5.0">%sigma_A %sigma_B &gt;= 1 over 2 ldline left langle %psi "|" left [ A , B right ] "|" %psi right rangle rdline 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[" math:close="]">
          <math:mrow>
            <math:msub>
              <math:mi>X</math:mi>
              <math:mi>i</math:mi>
            </math:msub>
            <math:mi>,</math:mi>
            <math:msub>
              <math:mi>X</math:mi>
              <math:mi>j</math:mi>
            </math:msub>
          </math:mrow>
        </math:mfenced>
        <math:mo math:stretchy="false">=</math:mo>
        <math:mfenced math:open="[" math:close="]">
          <math:mrow>
            <math:msub>
              <math:mi>P</math:mi>
              <math:mi>i</math:mi>
            </math:msub>
            <math:mi>,</math:mi>
            <math:msub>
              <math:mi>P</math:mi>
              <math:mi>j</math:mi>
            </math:msub>
          </math:mrow>
        </math:mfenced>
      </math:mrow>
      <math:mo math:stretchy="false">=</math:mo>
      <math:mn>0</math:mn>
    </math:mrow>
    <math:annotation math:encoding="StarMath 5.0">left [ X_i , X_j right ] =left [ P_i , P_j right ] =0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[" math:close="]">
          <math:mrow>
            <math:msup>
              <math:mi>X</math:mi>
              <math:mi>n</math:mi>
            </math:msup>
            <math:mi>,</math:mi>
            <math:mi>P</math:mi>
          </math:mrow>
        </math:mfenced>
        <math:mo math:stretchy="false">=</math:mo>
        <math:mi>i</math:mi>
      </math:mrow>
      <math:mo math:stretchy="false">ℏ</math:mo>
      <math:mi>n</math:mi>
      <math:msup>
        <math:mi>X</math:mi>
        <math:mrow>
          <math:mi>n</math:mi>
          <math:mo math:stretchy="false">−</math:mo>
          <math:mn>1</math:mn>
        </math:mrow>
      </math:msup>
    </math:mrow>
    <math:annotation math:encoding="StarMath 5.0">left [ X^n ,P right ] =
 i hbar n X^{n-1}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[" math:close="]">
          <math:mrow>
            <math:msup>
              <math:mi>P</math:mi>
              <math:mi>n</math:mi>
            </math:msup>
            <math:mi>,</math:mi>
            <math:mi>X</math:mi>
          </math:mrow>
        </math:mfenced>
        <math:mo math:stretchy="false">=</math:mo>
        <math:mrow>
          <math:mo math:stretchy="false">−</math:mo>
          <math:mi>i</math:mi>
        </math:mrow>
      </math:mrow>
      <math:mo math:stretchy="false">ℏ</math:mo>
      <math:mi>n</math:mi>
      <math:msup>
        <math:mi>P</math:mi>
        <math:mrow>
          <math:mi>n</math:mi>
          <math:mo math:stretchy="false">−</math:mo>
          <math:mn>1</math:mn>
        </math:mrow>
      </math:msup>
    </math:mrow>
    <math:annotation math:encoding="StarMath 5.0">left [ P^n ,X right ] =-
 i hbar n P^{n-1}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i math:fontstyle="italic">dt</math:mi>
      </math:mfrac>
      <math:mfenced math:open="〈" math:close="〉">
        <math:mi>x</math:mi>
      </math:mfenced>
      <math:mrow>
        <math:mrow>
          <math:mo math:stretchy="false">(</math:mo>
          <math:mi>t</math:mi>
          <math:mo math:stretchy="false">)</math:mo>
        </math:mrow>
        <math:mo math:stretchy="false">=</math:mo>
        <math:mfrac>
          <math:mn>1</math:mn>
          <math:mi>m</math:mi>
        </math:mfrac>
      </math:mrow>
      <math:mfenced math:open="〈" math:close="〉">
        <math:mi>p</math:mi>
      </math:mfenced>
      <math:mrow>
        <math:mo math:stretchy="false">(</math:mo>
        <math:mi>t</math:mi>
        <math:mo math:stretchy="false">)</math:mo>
      </math:mrow>
    </math:mrow>
    <math:annotation math:encoding="StarMath 5.0">d over {dt} left langle x right rangle (t) = 1 over m left langle p right rangle (t)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i math:fontstyle="italic">dt</math:mi>
      </math:mfrac>
      <math:mfenced math:open="〈" math:close="〉">
        <math:mi>p</math:mi>
      </math:mfenced>
      <math:mrow>
        <math:mrow>
          <math:mo math:stretchy="false">(</math:mo>
          <math:mi>t</math:mi>
          <math:mo math:stretchy="false">)</math:mo>
        </math:mrow>
        <math:mo math:stretchy="false">=</math:mo>
        <math:mrow>
          <math:mo math:stretchy="false">−</math:mo>
          <math:mfenced math:open="〈" math:close="〉">
            <math:mrow>
              <math:mover math:accent="true">
                <math:mo math:stretchy="false">∇</math:mo>
                <math:mo math:stretchy="false">→</math:mo>
              </math:mover>
              <math:mi>V</math:mi>
            </math:mrow>
          </math:mfenced>
        </math:mrow>
      </math:mrow>
      <math:mrow>
        <math:mo math:stretchy="false">(</math:mo>
        <math:mi>x</math:mi>
        <math:mo math:stretchy="false">)</math:mo>
      </math:mrow>
    </math:mrow>
    <math:annotation math:encoding="StarMath 5.0">d over dt left langle p right rangle (t) = - left langle vec nabla V right rangle (x)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row>
        <math:mi>H</math:mi>
        <math:mo math:stretchy="false">=</math:mo>
        <math:mrow>
          <math:mfrac>
            <math:msup>
              <math:mi>P</math:mi>
              <math:mn>2</math:mn>
            </math:msup>
            <math:mn>2m</math:mn>
          </math:mfrac>
          <math:mo math:stretchy="false">+</math:mo>
          <math:mfrac>
            <math:mn>1</math:mn>
            <math:mn>2</math:mn>
          </math:mfrac>
        </math:mrow>
      </math:mrow>
      <math:mi>m</math:mi>
      <math:msup>
        <math:mo math:stretchy="false">ω</math:mo>
        <math:mn>2</math:mn>
      </math:msup>
      <math:msup>
        <math:mi>X</math:mi>
        <math:mn>2</math:mn>
      </math:msup>
    </math:mrow>
    <math:annotation math:encoding="StarMath 5.0">H= P^2 over 2m + 1 over 2 m %omega^2 X^2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=</math:mo>
      <math:msqrt>
        <math:mfrac>
          <math:mo math:stretchy="false">ℏ</math:mo>
          <math:mrow>
            <math:mi>m</math:mi>
            <math:mo math:stretchy="false">ω</math:mo>
          </math:mrow>
        </math:mfrac>
      </math:msqrt>
    </math:mrow>
    <math:annotation math:encoding="StarMath 5.0">b= sqrt {hbar over {m %omega}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S</math:mi>
          <math:mo math:stretchy="false">→</math:mo>
        </math:mover>
        <math:mo math:stretchy="false">=</math:mo>
        <math:mfrac>
          <math:mo math:stretchy="false">ℏ</math:mo>
          <math:mn>2</math:mn>
        </math:mfrac>
      </math:mrow>
      <math:mover math:accent="true">
        <math:mo math:stretchy="false">σ</math:mo>
        <math:mo math:stretchy="false">→</math:mo>
      </math:mover>
    </math:mrow>
    <math:annotation math:encoding="StarMath 5.0">vec S = hbar over 2 vec %sigma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E</math:mi>
          <math:mi>n</math:mi>
        </math:msub>
        <math:mo math:stretchy="false">=</math:mo>
        <math:mo math:stretchy="false">ℏ</math:mo>
      </math:mrow>
      <math:mo math:stretchy="false">ω</math:mo>
      <math:mfenced math:open="" math:close="">
        <math:mrow>
          <math:mi>n</math:mi>
          <math:mo math:stretchy="false">+</math:mo>
          <math:mfrac>
            <math:mn>1</math:mn>
            <math:mn>2</math:mn>
          </math:mfrac>
        </math:mrow>
      </math:mfenced>
    </math:mrow>
    <math:annotation math:encoding="StarMath 5.0">E_n= hbar %omega left ( n + 1 over 2 right )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P</math:mi>
          <math:mo math:stretchy="false"></math:mo>
        </math:mover>
        <math:mo math:stretchy="false">=</math:mo>
        <math:mfrac>
          <math:mi>b</math:mi>
          <math:mo math:stretchy="false">ℏ</math:mo>
        </math:mfrac>
      </math:mrow>
      <math:mi>P</math:mi>
    </math:mrow>
    <math:annotation math:encoding="StarMath 5.0">tilde P = b over hbar P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X</math:mi>
        <math:mo math:stretchy="false">˜</math:mo>
      </math:mover>
      <math:mo math:stretchy="false">=</math:mo>
      <math:mfrac>
        <math:mi>X</math:mi>
        <math:mi>b</math:mi>
      </math:mfrac>
    </math:mrow>
    <math:annotation math:encoding="StarMath 5.0">tilde X = X over b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a</math:mi>
          <math:mtext>+</math:mtext>
        </math:msup>
        <math:mo math:stretchy="false">=</math:mo>
        <math:mfrac>
          <math:mn>1</math:mn>
          <math:msqrt>
            <math:mn>2</math:mn>
          </math:msqrt>
        </math:mfrac>
      </math:mrow>
      <math:mfenced math:open="" math:close="">
        <math:mrow>
          <math:mover math:accent="true">
            <math:mi>X</math:mi>
            <math:mo math:stretchy="false">˜</math:mo>
          </math:mover>
          <math:mi>–</math:mi>
          <math:mi>i</math:mi>
          <math:mover math:accent="true">
            <math:mi>P</math:mi>
            <math:mo math:stretchy="false">˜</math:mo>
          </math:mover>
        </math:mrow>
      </math:mfenced>
    </math:mrow>
    <math:annotation math:encoding="StarMath 5.0">a^"+" = 1 over sqrt{2} left ( tilde X – i tilde P right )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row>
        <math:mi>a</math:mi>
        <math:mo math:stretchy="false">=</math:mo>
        <math:mfrac>
          <math:mn>1</math:mn>
          <math:msqrt>
            <math:mn>2</math:mn>
          </math:msqrt>
        </math:mfrac>
      </math:mrow>
      <math:mfenced math:open="" math:close="">
        <math:mrow>
          <math:mrow>
            <math:mover math:accent="true">
              <math:mi>X</math:mi>
              <math:mo math:stretchy="false">˜</math:mo>
            </math:mover>
            <math:mo math:stretchy="false">+</math:mo>
            <math:mi>i</math:mi>
          </math:mrow>
          <math:mover math:accent="true">
            <math:mi>P</math:mi>
            <math:mo math:stretchy="false">˜</math:mo>
          </math:mover>
        </math:mrow>
      </math:mfenced>
    </math:mrow>
    <math:annotation math:encoding="StarMath 5.0">a= 1 over sqrt{2} left ( tilde X + i tilde P right )</math:annotation>
  </math:semantics>
</math:math>
</file>

<file path=Object 55/content.xml><?xml version="1.0" encoding="utf-8"?>
<math xmlns="http://www.w3.org/1998/Math/MathML">
  <semantics>
    <mrow>
      <msub>
        <mo stretchy="false">ψ</mo>
        <mn>0</mn>
      </msub>
      <mrow>
        <mrow>
          <mo stretchy="false">(</mo>
          <mi>x</mi>
          <mo stretchy="false">)</mo>
        </mrow>
        <mi mathvariant="normal">=</mi>
        <mfrac>
          <mn>1</mn>
          <msup>
            <mrow>
              <mo stretchy="false">(</mo>
              <mrow>
                <mo stretchy="false">π</mo>
                <msup>
                  <mi>b</mi>
                  <mn>2</mn>
                </msup>
              </mrow>
              <mo stretchy="false">)</mo>
            </mrow>
            <mrow>
              <mn>1</mn>
              <mi mathvariant="normal">/</mi>
              <mn>4</mn>
            </mrow>
          </msup>
        </mfrac>
      </mrow>
      <msup>
        <mi>e</mi>
        <mrow>
          <mrow>
            <mi mathvariant="normal">−</mi>
            <mfrac>
              <mn>1</mn>
              <mn>2</mn>
            </mfrac>
          </mrow>
          <msup>
            <mfenced open="" close="">
              <mfrac>
                <mi>x</mi>
                <mi>b</mi>
              </mfrac>
            </mfenced>
            <mn>2</mn>
          </msup>
        </mrow>
      </msup>
    </mrow>
    <annotation encoding="StarMath 5.0">%psi_0 (x) = 1 over (%pi b^2)^{1/4} e^{-{1 over 2} left ( x over b right ) ^2}</annotation>
  </semantics>
</math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ψ</math:mo>
        <math:mi>n</math:mi>
      </math:msub>
      <math:mrow>
        <math:mrow>
          <math:mo math:stretchy="false">(</math:mo>
          <math:mi>x</math:mi>
          <math:mo math:stretchy="false">)</math:mo>
        </math:mrow>
        <math:mo math:stretchy="false">=</math:mo>
        <math:mfrac>
          <math:mn>1</math:mn>
          <math:msqrt>
            <math:mrow>
              <math:msup>
                <math:mn>2</math:mn>
                <math:mi>n</math:mi>
              </math:msup>
              <math:mi>n</math:mi>
              <math:mi>!</math:mi>
            </math:mrow>
          </math:msqrt>
        </math:mfrac>
      </math:mrow>
      <math:msub>
        <math:mi>H</math:mi>
        <math:mi>n</math:mi>
      </math:msub>
      <math:mfenced math:open="" math:close="">
        <math:mfrac>
          <math:mi>x</math:mi>
          <math:mi>b</math:mi>
        </math:mfrac>
      </math:mfenced>
      <math:msub>
        <math:mo math:stretchy="false">ψ</math:mo>
        <math:mn>0</math:mn>
      </math:msub>
      <math:mrow>
        <math:mo math:stretchy="false">(</math:mo>
        <math:mi>x</math:mi>
        <math:mo math:stretchy="false">)</math:mo>
      </math:mrow>
    </math:mrow>
    <math:annotation math:encoding="StarMath 5.0">%psi_n (x) = 1 over sqrt {2^n n!} H_n left ( x over b right ) %psi_0 (x)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a</math:mi>
          <math:mrow>
            <math:mrow>
              <math:mrow>
                <math:mtext>|</math:mtext>
                <math:mi>n</math:mi>
              </math:mrow>
              <math:mo math:stretchy="true">〉</math:mo>
            </math:mrow>
            <math:mo math:stretchy="false">=</math:mo>
            <math:msqrt>
              <math:mi>n</math:mi>
            </math:msqrt>
          </math:mrow>
          <math:mrow>
            <math:mrow>
              <math:mtext>|</math:mtext>
              <math:mrow>
                <math:mi>n</math:mi>
                <math:mo math:stretchy="false">−</math:mo>
                <math:mn>1</math:mn>
              </math:mrow>
            </math:mrow>
            <math:mo math:stretchy="true">〉</math:mo>
          </math:mrow>
        </math:mrow>
      </math:mtr>
      <math:mtr>
        <math:mrow>
          <math:msup>
            <math:mi>a</math:mi>
            <math:mtext>+</math:mtext>
          </math:msup>
          <math:mrow>
            <math:mrow>
              <math:mrow>
                <math:mtext>|</math:mtext>
                <math:mi>n</math:mi>
              </math:mrow>
              <math:mo math:stretchy="true">〉</math:mo>
            </math:mrow>
            <math:mo math:stretchy="false">=</math:mo>
            <math:msqrt>
              <math:mrow>
                <math:mi>n</math:mi>
                <math:mo math:stretchy="false">+</math:mo>
                <math:mn>1</math:mn>
              </math:mrow>
            </math:msqrt>
          </math:mrow>
          <math:mrow>
            <math:mrow>
              <math:mtext>|</math:mtext>
              <math:mrow>
                <math:mi>n</math:mi>
                <math:mo math:stretchy="false">+</math:mo>
                <math:mn>1</math:mn>
              </math:mrow>
            </math:mrow>
            <math:mo math:stretchy="true">〉</math:mo>
          </math:mrow>
        </math:mrow>
      </math:mtr>
    </math:mtable>
    <math:annotation math:encoding="StarMath 5.0">a left none "|" n right rangle = sqrt {n} left none "|" n-1 right rangle newline
a^"+" left none "|" n right rangle = sqrt{n+1} left none "|" n+1 right rangle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row>
      <math:mrow>
        <math:mi>X</math:mi>
        <math:mo math:stretchy="false">=</math:mo>
        <math:mfrac>
          <math:mi>b</math:mi>
          <math:msqrt>
            <math:mn>2</math:mn>
          </math:msqrt>
        </math:mfrac>
      </math:mrow>
      <math:mrow>
        <math:mo math:stretchy="false">(</math:mo>
        <math:mrow>
          <math:mi>a</math:mi>
          <math:mo math:stretchy="false">+</math:mo>
          <math:msup>
            <math:mi>a</math:mi>
            <math:mtext>+</math:mtext>
          </math:msup>
        </math:mrow>
        <math:mo math:stretchy="false">)</math:mo>
      </math:mrow>
    </math:mrow>
    <math:annotation math:encoding="StarMath 5.0">X = b over sqrt{2} (a + a^"+") 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N</math:mi>
            <math:mo math:stretchy="false">=</math:mo>
            <math:msup>
              <math:mi>a</math:mi>
              <math:mtext>+</math:mtext>
            </math:msup>
          </math:mrow>
          <math:mi>a</math:mi>
        </math:mrow>
      </math:mtr>
      <math:mtr>
        <math:mrow>
          <math:mi>N</math:mi>
          <math:mrow>
            <math:mrow>
              <math:mrow>
                <math:mtext>|</math:mtext>
                <math:mi>n</math:mi>
              </math:mrow>
              <math:mo math:stretchy="true">〉</math:mo>
            </math:mrow>
            <math:mo math:stretchy="false">=</math:mo>
            <math:mi>n</math:mi>
          </math:mrow>
          <math:mrow>
            <math:mrow>
              <math:mtext>|</math:mtext>
              <math:mi>n</math:mi>
            </math:mrow>
            <math:mo math:stretchy="true">〉</math:mo>
          </math:mrow>
        </math:mrow>
      </math:mtr>
    </math:mtable>
    <math:annotation math:encoding="StarMath 5.0">N = a^"+" a newline
N left none "|" n right rangle = n left none "|" n right rangle 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σ</math:mo>
          <math:mi>x</math:mi>
        </math:msub>
        <math:mo math:stretchy="false">=</math:mo>
        <math:mfenced math:open="" math:close="">
          <math:mtable>
            <math:mtr>
              <math:mtd>
                <math:mn>0</math:mn>
              </math:mtd>
              <math:mtd>
                <math:mn>1</math:mn>
              </math:mtd>
            </math:mtr>
            <math:mtr>
              <math:mtd>
                <math:mn>1</math:mn>
              </math:mtd>
              <math:mtd>
                <math:mn>0</math:mn>
              </math:mtd>
            </math:mtr>
          </math:mtable>
        </math:mfenced>
      </math:mrow>
      <math:mi/>
      <math:mrow>
        <math:msub>
          <math:mo math:stretchy="false">σ</math:mo>
          <math:mi>y</math:mi>
        </math:msub>
        <math:mo math:stretchy="false">=</math:mo>
        <math:mfenced math:open="" math:close="">
          <math:mtable>
            <math:mtr>
              <math:mtd>
                <math:mn>0</math:mn>
              </math:mtd>
              <math:mtd>
                <math:mrow>
                  <math:mo math:stretchy="false">−</math:mo>
                  <math:mi>i</math:mi>
                </math:mrow>
              </math:mtd>
            </math:mtr>
            <math:mtr>
              <math:mtd>
                <math:mi>i</math:mi>
              </math:mtd>
              <math:mtd>
                <math:mn>0</math:mn>
              </math:mtd>
            </math:mtr>
          </math:mtable>
        </math:mfenced>
      </math:mrow>
      <math:mi/>
      <math:mrow>
        <math:msub>
          <math:mo math:stretchy="false">σ</math:mo>
          <math:mi>z</math:mi>
        </math:msub>
        <math:mo math:stretchy="false">=</math:mo>
        <math:mfenced math:open="" math:close="">
          <math:mtable>
            <math:mtr>
              <math:mtd>
                <math:mn>1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</math:mtable>
        </math:mfenced>
      </math:mrow>
    </math:mrow>
    <math:annotation math:encoding="StarMath 5.0">%sigma_x = left ( matrix {0#1##1#0} right ) ~~~  %sigma_y = left ( matrix {0#-i##i#0}  right ) ~~~ %sigma_z = left ( matrix {1#0##0#-1} right ) 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row>
      <math:mrow>
        <math:mi>H</math:mi>
        <math:mo math:stretchy="false">=</math:mo>
        <math:mrow>
          <math:mo math:stretchy="false">−</math:mo>
          <math:mover math:accent="true">
            <math:mo math:stretchy="false"></math:mo>
            <math:mo math:stretchy="false"></math:mo>
          </math:mover>
        </math:mrow>
      </math:mrow>
      <math:mrow>
        <math:mover math:accent="true">
          <math:mi>B</math:mi>
          <math:mo math:stretchy="false"></math:mo>
        </math:mover>
        <math:mo math:stretchy="false">=</math:mo>
        <math:mrow>
          <math:mi>g</math:mi>
          <math:mfrac>
            <math:msub>
              <math:mo math:stretchy="false"></math:mo>
              <math:mi>B</math:mi>
            </math:msub>
            <math:mn>2</math:mn>
          </math:mfrac>
        </math:mrow>
      </math:mrow>
      <math:mover math:accent="true">
        <math:mo math:stretchy="false"></math:mo>
        <math:mo math:stretchy="false"></math:mo>
      </math:mover>
      <math:mover math:accent="true">
        <math:mi>B</math:mi>
        <math:mo math:stretchy="false"></math:mo>
      </math:mover>
    </math:mrow>
    <math:annotation math:encoding="StarMath 5.0">H= - vec %mu vec B = {g %mu_B over 2}  vec %sigma vec B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row>
          <math:mi>a</math:mi>
          <math:mi>,</math:mi>
          <math:msup>
            <math:mi>a</math:mi>
            <math:mtext>+</math:mtext>
          </math:msup>
        </math:mrow>
      </math:mfenced>
      <math:mo math:stretchy="false">=</math:mo>
      <math:mi>I</math:mi>
    </math:mrow>
    <math:annotation math:encoding="StarMath 5.0"> left [ a, a^"+" right ] = I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row>
      <math:mrow>
        <math:mi>P</math:mi>
        <math:mo math:stretchy="false">=</math:mo>
        <math:mfrac>
          <math:mrow>
            <math:mrow>
              <math:mo math:stretchy="false">−</math:mo>
              <math:mi>i</math:mi>
            </math:mrow>
            <math:mo math:stretchy="false">ℏ</math:mo>
          </math:mrow>
          <math:mrow>
            <math:msqrt>
              <math:mn>2</math:mn>
            </math:msqrt>
            <math:mi>b</math:mi>
          </math:mrow>
        </math:mfrac>
      </math:mrow>
      <math:mrow>
        <math:mo math:stretchy="false">(</math:mo>
        <math:mrow>
          <math:mi>a</math:mi>
          <math:mo math:stretchy="false">−</math:mo>
          <math:msup>
            <math:mi>a</math:mi>
            <math:mtext>+</math:mtext>
          </math:msup>
        </math:mrow>
        <math:mo math:stretchy="false">)</math:mo>
      </math:mrow>
    </math:mrow>
    <math:annotation math:encoding="StarMath 5.0">P= {-i hbar }over {sqrt{2} b } (a - a^"+")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row>
      <math:msub>
        <math:mi>H</math:mi>
        <math:mi math:fontstyle="italic">est</math:mi>
      </math:msub>
      <math:mi>'</math:mi>
      <math:mrow>
        <math:mrow>
          <math:mo math:stretchy="false">(</math:mo>
          <math:mi>t</math:mi>
          <math:mo math:stretchy="false">)</math:mo>
        </math:mrow>
        <math:mo math:stretchy="false">=</math:mo>
        <math:mi>i</math:mi>
      </math:mrow>
      <math:mo math:stretchy="false">ℏ</math:mo>
      <math:mfrac>
        <math:mrow>
          <math:mo math:stretchy="false">∂</math:mo>
          <math:mi>O</math:mi>
          <math:mrow>
            <math:mo math:stretchy="false">(</math:mo>
            <math:mi>t</math:mi>
            <math:mo math:stretchy="false">)</math:mo>
          </math:mrow>
        </math:mrow>
        <math:mrow>
          <math:mo math:stretchy="false">∂</math:mo>
          <math:mi>t</math:mi>
        </math:mrow>
      </math:mfrac>
      <math:msup>
        <math:mi>O</math:mi>
        <math:mtext>+</math:mtext>
      </math:msup>
      <math:mrow>
        <math:mrow>
          <math:mo math:stretchy="false">(</math:mo>
          <math:mi>t</math:mi>
          <math:mo math:stretchy="false">)</math:mo>
        </math:mrow>
        <math:mo math:stretchy="false">+</math:mo>
        <math:mi>O</math:mi>
      </math:mrow>
      <math:mrow>
        <math:mo math:stretchy="false">(</math:mo>
        <math:mi>t</math:mi>
        <math:mo math:stretchy="false">)</math:mo>
      </math:mrow>
      <math:mi>H</math:mi>
      <math:mrow>
        <math:mo math:stretchy="false">(</math:mo>
        <math:mi>t</math:mi>
        <math:mo math:stretchy="false">)</math:mo>
      </math:mrow>
      <math:msup>
        <math:mi>O</math:mi>
        <math:mtext>+</math:mtext>
      </math:msup>
      <math:mrow>
        <math:mrow>
          <math:mo math:stretchy="false">(</math:mo>
          <math:mi>t</math:mi>
          <math:mo math:stretchy="false">)</math:mo>
        </math:mrow>
        <math:mo math:stretchy="false">→</math:mo>
        <math:mi>i</math:mi>
      </math:mrow>
      <math:mo math:stretchy="false">ℏ</math:mo>
      <math:mfrac>
        <math:mo math:stretchy="false">∂</math:mo>
        <math:mrow>
          <math:mo math:stretchy="false">∂</math:mo>
          <math:mi>t</math:mi>
        </math:mrow>
      </math:mfrac>
      <math:mrow>
        <math:mrow>
          <math:mrow>
            <math:mtext>|</math:mtext>
            <math:mo math:stretchy="false">ψ</math:mo>
            <math:mi>'</math:mi>
            <math:mrow>
              <math:mo math:stretchy="false">(</math:mo>
              <math:mi>t</math:mi>
              <math:mo math:stretchy="false">)</math:mo>
            </math:mrow>
          </math:mrow>
          <math:mo math:stretchy="true">〉</math:mo>
        </math:mrow>
        <math:mo math:stretchy="false">=</math:mo>
        <math:msub>
          <math:mi>H</math:mi>
          <math:mi math:fontstyle="italic">est</math:mi>
        </math:msub>
      </math:mrow>
      <math:mrow>
        <math:mrow>
          <math:mtext>|</math:mtext>
          <math:mo math:stretchy="false">ψ</math:mo>
          <math:mi>'</math:mi>
          <math:mrow>
            <math:mo math:stretchy="false">(</math:mo>
            <math:mi>t</math:mi>
            <math:mo math:stretchy="false">)</math:mo>
          </math:mrow>
        </math:mrow>
        <math:mo math:stretchy="true">〉</math:mo>
      </math:mrow>
    </math:mrow>
    <math:annotation math:encoding="StarMath 5.0">H_est ' (t) = i hbar {partial O (t) }over {partial t} O ^"+" (t) + O (t) H(t) O^"+" (t) toward i hbar partial over {partial t} left none "|" %psi ' (t) right rangle = H_est left none "|" %psi ' (t) right rangle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row>
      <math:msub>
        <math:mi>H</math:mi>
        <math:mi math:fontstyle="italic">op</math:mi>
      </math:msub>
      <math:mrow>
        <math:mrow>
          <math:mo math:stretchy="false">(</math:mo>
          <math:mi>t</math:mi>
          <math:mo math:stretchy="false">)</math:mo>
        </math:mrow>
        <math:mo math:stretchy="false">=</math:mo>
        <math:mrow>
          <math:mo math:stretchy="false">−</math:mo>
          <math:mi>i</math:mi>
        </math:mrow>
      </math:mrow>
      <math:mo math:stretchy="false">ℏ</math:mo>
      <math:mfrac>
        <math:mrow>
          <math:mi>d</math:mi>
          <math:mi>O</math:mi>
          <math:mrow>
            <math:mo math:stretchy="false">(</math:mo>
            <math:mi>t</math:mi>
            <math:mo math:stretchy="false">)</math:mo>
          </math:mrow>
        </math:mrow>
        <math:mi math:fontstyle="italic">dt</math:mi>
      </math:mfrac>
      <math:msup>
        <math:mi>O</math:mi>
        <math:mtext>+</math:mtext>
      </math:msup>
      <math:mrow>
        <math:mrow>
          <math:mo math:stretchy="false">(</math:mo>
          <math:mi>t</math:mi>
          <math:mo math:stretchy="false">)</math:mo>
        </math:mrow>
        <math:mo math:stretchy="false">→</math:mo>
        <math:mi>i</math:mi>
      </math:mrow>
      <math:mo math:stretchy="false">ℏ</math:mo>
      <math:mfrac>
        <math:mi>d</math:mi>
        <math:mi math:fontstyle="italic">dt</math:mi>
      </math:mfrac>
      <math:mi>A</math:mi>
      <math:mi>'</math:mi>
      <math:mrow>
        <math:mrow>
          <math:mo math:stretchy="false">(</math:mo>
          <math:mi>t</math:mi>
          <math:mo math:stretchy="false">)</math:mo>
        </math:mrow>
        <math:mo math:stretchy="false">=</math:mo>
        <math:mfenced math:open="[" math:close="]">
          <math:mrow>
            <math:mi>A</math:mi>
            <math:mi>'</math:mi>
            <math:mrow>
              <math:mo math:stretchy="false">(</math:mo>
              <math:mi>t</math:mi>
              <math:mo math:stretchy="false">)</math:mo>
            </math:mrow>
            <math:mi>,</math:mi>
            <math:msub>
              <math:mi>H</math:mi>
              <math:mi math:fontstyle="italic">op</math:mi>
            </math:msub>
            <math:mrow>
              <math:mo math:stretchy="false">(</math:mo>
              <math:mi>t</math:mi>
              <math:mo math:stretchy="false">)</math:mo>
            </math:mrow>
          </math:mrow>
        </math:mfenced>
      </math:mrow>
    </math:mrow>
    <math:annotation math:encoding="StarMath 5.0">H_op (t) = -i hbar { d O (t) } over dt O^"+" (t)  toward   i hbar d over dt A'(t) = left [ A'(t), H_op (t) right ]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H</math:mi>
          <math:mi math:fontstyle="italic">est</math:mi>
        </math:msub>
        <math:mo math:stretchy="false">=</math:mo>
        <math:mn>0</math:mn>
      </math:mrow>
      <math:mi/>
      <math:mrow>
        <math:msub>
          <math:mi>H</math:mi>
          <math:mi math:fontstyle="italic">op</math:mi>
        </math:msub>
        <math:mo math:stretchy="false">=</math:mo>
        <math:msup>
          <math:mi>U</math:mi>
          <math:mtext>+</math:mtext>
        </math:msup>
      </math:mrow>
      <math:mrow>
        <math:mo math:stretchy="false">(</math:mo>
        <math:mi>t</math:mi>
        <math:mo math:stretchy="false">)</math:mo>
      </math:mrow>
      <math:mi>H</math:mi>
      <math:mrow>
        <math:mo math:stretchy="false">(</math:mo>
        <math:mi>t</math:mi>
        <math:mo math:stretchy="false">)</math:mo>
      </math:mrow>
      <math:mi>U</math:mi>
      <math:mrow>
        <math:mo math:stretchy="false">(</math:mo>
        <math:mi>t</math:mi>
        <math:mo math:stretchy="false">)</math:mo>
      </math:mrow>
    </math:mrow>
    <math:annotation math:encoding="StarMath 5.0">H_est = 0 ~ H_op = U^"+" (t) H(t) U (t)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row>
      <math:mi>H</math:mi>
      <math:mo math:stretchy="false">=</math:mo>
      <math:mrow>
        <math:msub>
          <math:mi>H</math:mi>
          <math:mn>0</math:mn>
        </math:msub>
        <math:mo math:stretchy="false">+</math:mo>
        <math:msub>
          <math:mi>H</math:mi>
          <math:mn>1</math:mn>
        </math:msub>
      </math:mrow>
    </math:mrow>
    <math:annotation math:encoding="StarMath 5.0">H= H_0 + H_1</math:annotation>
  </math:semantics>
</math:math>
</file>

<file path=Object 6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i>H</math:mi>
              <math:mi math:fontstyle="italic">est</math:mi>
            </math:msub>
            <math:mo math:stretchy="false">=</math:mo>
            <math:msubsup>
              <math:mi>U</math:mi>
              <math:mn>0</math:mn>
              <math:mtext>+</math:mtext>
            </math:msubsup>
          </math:mrow>
          <math:mrow>
            <math:mo math:stretchy="false">(</math:mo>
            <math:mi>t</math:mi>
            <math:mo math:stretchy="false">)</math:mo>
          </math:mrow>
          <math:msub>
            <math:mi>H</math:mi>
            <math:mn>1</math:mn>
          </math:msub>
          <math:msub>
            <math:mi>U</math:mi>
            <math:mn>0</math:mn>
          </math:msub>
          <math:mrow>
            <math:mo math:stretchy="false">(</math:mo>
            <math:mi>t</math:mi>
            <math:mo math:stretchy="false">)</math:mo>
          </math:mrow>
        </math:mrow>
      </math:mtr>
      <math:mtr>
        <math:mrow>
          <math:mrow>
            <math:msub>
              <math:mi>H</math:mi>
              <math:mi math:fontstyle="italic">op</math:mi>
            </math:msub>
            <math:mo math:stretchy="false">=</math:mo>
            <math:msubsup>
              <math:mi>U</math:mi>
              <math:mn>0</math:mn>
              <math:mtext>+</math:mtext>
            </math:msubsup>
          </math:mrow>
          <math:mrow>
            <math:mo math:stretchy="false">(</math:mo>
            <math:mi>t</math:mi>
            <math:mo math:stretchy="false">)</math:mo>
          </math:mrow>
          <math:msub>
            <math:mi>H</math:mi>
            <math:mn>0</math:mn>
          </math:msub>
          <math:msub>
            <math:mi>U</math:mi>
            <math:mn>0</math:mn>
          </math:msub>
          <math:mrow>
            <math:mo math:stretchy="false">(</math:mo>
            <math:mi>t</math:mi>
            <math:mo math:stretchy="false">)</math:mo>
          </math:mrow>
        </math:mrow>
      </math:mtr>
    </math:mtable>
    <math:annotation math:encoding="StarMath 5.0">H_est = U_0 ^"+" (t) H_1 U_0 (t) newline
H_op = U_0 ^"+" (t) H_0 U_0 (t) 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|</math:mtext>
          <math:mo math:stretchy="false">ψ</math:mo>
          <math:mrow>
            <math:mo math:stretchy="false">(</math:mo>
            <math:mi>t</math:mi>
            <math:mo math:stretchy="false">)</math:mo>
          </math:mrow>
        </math:mrow>
        <math:mo math:stretchy="true">〉</math:mo>
      </math:mrow>
      <math:mtext>solució Eq.Sch.</math:mtext>
      <math:msub>
        <math:mi>O</math:mi>
        <math:mi>s</math:mi>
      </math:msub>
      <math:mrow>
        <math:mo math:stretchy="false">(</math:mo>
        <math:mi>t</math:mi>
        <math:mo math:stretchy="false">)</math:mo>
      </math:mrow>
      <math:mtext>simetria</math:mtext>
      <math:mo math:stretchy="false">⇔</math:mo>
      <math:mrow>
        <math:mrow>
          <math:mrow>
            <math:mtext>|</math:mtext>
            <math:mo math:stretchy="false">ψ</math:mo>
            <math:mi>'</math:mi>
            <math:mrow>
              <math:mo math:stretchy="false">(</math:mo>
              <math:mi>t</math:mi>
              <math:mo math:stretchy="false">)</math:mo>
            </math:mrow>
          </math:mrow>
          <math:mo math:stretchy="true">〉</math:mo>
        </math:mrow>
        <math:mo math:stretchy="false">=</math:mo>
        <math:msub>
          <math:mi>O</math:mi>
          <math:mi>s</math:mi>
        </math:msub>
      </math:mrow>
      <math:mrow>
        <math:mo math:stretchy="false">(</math:mo>
        <math:mi>t</math:mi>
        <math:mo math:stretchy="false">)</math:mo>
      </math:mrow>
      <math:mrow>
        <math:mrow>
          <math:mtext>|</math:mtext>
          <math:mo math:stretchy="false">ψ</math:mo>
          <math:mrow>
            <math:mo math:stretchy="false">(</math:mo>
            <math:mi>t</math:mi>
            <math:mo math:stretchy="false">)</math:mo>
          </math:mrow>
        </math:mrow>
        <math:mo math:stretchy="true">〉</math:mo>
      </math:mrow>
      <math:mtext>solució Eq.Sch.</math:mtext>
    </math:mrow>
    <math:annotation math:encoding="StarMath 5.0">left none "|" %psi (t) right rangle "solució Eq.Sch."  O_s (t) "simetria" dlrarrow  left none "|" %psi' (t) right rangle = O_s(t)  left none "|" %psi (t) right rangle "solució Eq.Sch."</math:annotation>
  </math:semantics>
</math:math>
</file>

<file path=Object 69/content.xml><?xml version="1.0" encoding="utf-8"?>
<!DOCTYPE math  PUBLIC '-//OpenOffice.org//DTD Modified W3C MathML 1.01//EN'  'math.dtd'>
<math:math xmlns:math="http://www.w3.org/1998/Math/MathML">
  <math:semantics>
    <math:mrow>
      <math:msub>
        <math:mi>O</math:mi>
        <math:mi>s</math:mi>
      </math:msub>
      <math:mrow>
        <math:mo math:stretchy="false">(</math:mo>
        <math:mi>t</math:mi>
        <math:mo math:stretchy="false">)</math:mo>
      </math:mrow>
      <math:mtext>invertible, conserva P.E</math:mtext>
    </math:mrow>
    <math:annotation math:encoding="StarMath 5.0">O_s (t) "invertible, conserva P.E"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∣" math:close="〉">
          <math:mrow>
            <math:msub>
              <math:mi>S</math:mi>
              <math:mi>x</math:mi>
            </math:msub>
            <math:mo math:stretchy="false">+</math:mo>
            <math:mtext/>
          </math:mrow>
        </math:mfenced>
        <math:mo math:stretchy="false">=</math:mo>
        <math:mfrac>
          <math:mn>1</math:mn>
          <math:msqrt>
            <math:mn>2</math:mn>
          </math:msqrt>
        </math:mfrac>
      </math:mrow>
      <math:mfenced math:open="" math:close="">
        <math:mtable>
          <math:mtr>
            <math:mtd>
              <math:mn>1</math:mn>
            </math:mtd>
          </math:mtr>
          <math:mtr>
            <math:mtd>
              <math:mn>1</math:mn>
            </math:mtd>
          </math:mtr>
        </math:mtable>
      </math:mfenced>
    </math:mrow>
    <math:annotation math:encoding="StarMath 5.0">left lline S_x + "" right rangle = 1 over sqrt{2} left ( matrix {1##1} right )</math:annotation>
  </math:semantics>
</math:math>
</file>

<file path=Object 70/content.xml><?xml version="1.0" encoding="utf-8"?>
<!DOCTYPE math  PUBLIC '-//OpenOffice.org//DTD Modified W3C MathML 1.01//EN'  'math.dtd'>
<math:math xmlns:math="http://www.w3.org/1998/Math/MathML">
  <math:semantics>
    <math:mrow>
      <math:msub>
        <math:mi>O</math:mi>
        <math:mi>s</math:mi>
      </math:msub>
      <math:mrow>
        <math:mrow>
          <math:mo math:stretchy="false">(</math:mo>
          <math:mi>t</math:mi>
          <math:mo math:stretchy="false">)</math:mo>
        </math:mrow>
        <math:mo math:stretchy="false">=</math:mo>
        <math:msup>
          <math:mi>e</math:mi>
          <math:mrow>
            <math:mi>i</math:mi>
            <math:mi>s</math:mi>
            <math:mi>A</math:mi>
            <math:mrow>
              <math:mo math:stretchy="false">(</math:mo>
              <math:mi>t</math:mi>
              <math:mo math:stretchy="false">)</math:mo>
            </math:mrow>
          </math:mrow>
        </math:msup>
      </math:mrow>
    </math:mrow>
    <math:annotation math:encoding="StarMath 5.0">O_s (t) = e^{i s A(t)}</math:annotation>
  </math:semantics>
</math:math>
</file>

<file path=Object 71/content.xml><?xml version="1.0" encoding="utf-8"?>
<!DOCTYPE math  PUBLIC '-//OpenOffice.org//DTD Modified W3C MathML 1.01//EN'  'math.dtd'>
<math:math xmlns:math="http://www.w3.org/1998/Math/MathML">
  <math:semantics>
    <math:mrow>
      <math:msub>
        <math:mi>O</math:mi>
        <math:mi>a</math:mi>
      </math:msub>
      <math:mrow>
        <math:mrow>
          <math:mo math:stretchy="false">(</math:mo>
          <math:mi>t</math:mi>
          <math:mo math:stretchy="false">)</math:mo>
        </math:mrow>
        <math:mo math:stretchy="false">=</math:mo>
        <math:msup>
          <math:mi>e</math:mi>
          <math:mrow>
            <math:mfrac>
              <math:mrow>
                <math:mo math:stretchy="false">−</math:mo>
                <math:mi>i</math:mi>
              </math:mrow>
              <math:mo math:stretchy="false">ℏ</math:mo>
            </math:mfrac>
            <math:mrow>
              <math:mover math:accent="true">
                <math:mi>a</math:mi>
                <math:mo math:stretchy="false">→</math:mo>
              </math:mover>
              <math:mo math:stretchy="false">⋅</math:mo>
              <math:mover math:accent="true">
                <math:mi>p</math:mi>
                <math:mo math:stretchy="false">→</math:mo>
              </math:mover>
            </math:mrow>
          </math:mrow>
        </math:msup>
      </math:mrow>
    </math:mrow>
    <math:annotation math:encoding="StarMath 5.0">O_a (t) = e^{-i over hbar vec a cdot vec p}</math:annotation>
  </math:semantics>
</math:math>
</file>

<file path=Object 72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L</math:mi>
        <math:mo math:stretchy="false">→</math:mo>
      </math:mover>
      <math:mo math:stretchy="false">=</math:mo>
      <math:mrow>
        <math:mover math:accent="true">
          <math:mi>X</math:mi>
          <math:mo math:stretchy="false">→</math:mo>
        </math:mover>
        <math:mo math:stretchy="false">×</math:mo>
        <math:mover math:accent="true">
          <math:mi>P</math:mi>
          <math:mo math:stretchy="false">→</math:mo>
        </math:mover>
      </math:mrow>
    </math:mrow>
    <math:annotation math:encoding="StarMath 5.0">vec L = vec X times vec P</math:annotation>
  </math:semantics>
</math:math>
</file>

<file path=Object 73/content.xml><?xml version="1.0" encoding="utf-8"?>
<!DOCTYPE math  PUBLIC '-//OpenOffice.org//DTD Modified W3C MathML 1.01//EN'  'math.dtd'>
<math:math xmlns:math="http://www.w3.org/1998/Math/MathML">
  <math:semantics>
    <math:mrow>
      <math:mi>O</math:mi>
      <math:mrow>
        <math:mrow>
          <math:mo math:stretchy="false">(</math:mo>
          <math:mi>t</math:mi>
          <math:mo math:stretchy="false">)</math:mo>
        </math:mrow>
        <math:mo math:stretchy="false">=</math:mo>
        <math:msup>
          <math:mi>e</math:mi>
          <math:mrow>
            <math:mfrac>
              <math:mrow>
                <math:mo math:stretchy="false">−</math:mo>
                <math:mi>i</math:mi>
              </math:mrow>
              <math:mo math:stretchy="false">ℏ</math:mo>
            </math:mfrac>
            <math:mo math:stretchy="false">γ</math:mo>
            <math:mrow>
              <math:mover math:accent="true">
                <math:mi>n</math:mi>
                <math:mo math:stretchy="false">→</math:mo>
              </math:mover>
              <math:mo math:stretchy="false">⋅</math:mo>
              <math:mover math:accent="true">
                <math:mi>L</math:mi>
                <math:mo math:stretchy="false">→</math:mo>
              </math:mover>
            </math:mrow>
          </math:mrow>
        </math:msup>
      </math:mrow>
    </math:mrow>
    <math:annotation math:encoding="StarMath 5.0">O (t) = e^{-i over hbar %gamma vec n cdot vec L}</math:annotation>
  </math:semantics>
</math:math>
</file>

<file path=Object 7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fenced math:open="[" math:close="]">
              <math:mrow>
                <math:msub>
                  <math:mi>L</math:mi>
                  <math:mi>i</math:mi>
                </math:msub>
                <math:mi>,</math:mi>
                <math:msub>
                  <math:mi>L</math:mi>
                  <math:mi>j</math:mi>
                </math:msub>
              </math:mrow>
            </math:mfenced>
            <math:mo math:stretchy="false">=</math:mo>
            <math:mi>i</math:mi>
          </math:mrow>
          <math:mo math:stretchy="false">ℏ</math:mo>
          <math:msub>
            <math:mo math:stretchy="false">ε</math:mo>
            <math:mi math:fontstyle="italic">ijk</math:mi>
          </math:msub>
          <math:msub>
            <math:mi>L</math:mi>
            <math:mi>k</math:mi>
          </math:msub>
        </math:mrow>
      </math:mtr>
      <math:mtr>
        <math:mrow>
          <math:mrow>
            <math:mfenced math:open="[" math:close="]">
              <math:mrow>
                <math:msub>
                  <math:mi>L</math:mi>
                  <math:mi>i</math:mi>
                </math:msub>
                <math:mi>,</math:mi>
                <math:msub>
                  <math:mi>X</math:mi>
                  <math:mi>j</math:mi>
                </math:msub>
              </math:mrow>
            </math:mfenced>
            <math:mo math:stretchy="false">=</math:mo>
            <math:mi>i</math:mi>
          </math:mrow>
          <math:mo math:stretchy="false">ℏ</math:mo>
          <math:msub>
            <math:mo math:stretchy="false">ε</math:mo>
            <math:mi math:fontstyle="italic">ijk</math:mi>
          </math:msub>
          <math:msub>
            <math:mi>X</math:mi>
            <math:mi>k</math:mi>
          </math:msub>
        </math:mrow>
      </math:mtr>
      <math:mtr>
        <math:mrow>
          <math:mrow>
            <math:mfenced math:open="[" math:close="]">
              <math:mrow>
                <math:msub>
                  <math:mi>L</math:mi>
                  <math:mi>i</math:mi>
                </math:msub>
                <math:mi>,</math:mi>
                <math:msub>
                  <math:mi>P</math:mi>
                  <math:mi>j</math:mi>
                </math:msub>
              </math:mrow>
            </math:mfenced>
            <math:mo math:stretchy="false">=</math:mo>
            <math:mi>i</math:mi>
          </math:mrow>
          <math:mo math:stretchy="false">ℏ</math:mo>
          <math:msub>
            <math:mo math:stretchy="false">ε</math:mo>
            <math:mi math:fontstyle="italic">ijk</math:mi>
          </math:msub>
          <math:msub>
            <math:mi>P</math:mi>
            <math:mi>k</math:mi>
          </math:msub>
        </math:mrow>
      </math:mtr>
    </math:mtable>
    <math:annotation math:encoding="StarMath 5.0">left [ L_i, L_j right ] = i hbar %epsilon_ijk L_k newline
left [ L_i, X_j right ] = i hbar %epsilon_ijk X_k newline
left [ L_i, P_j right ] = i hbar %epsilon_ijk P_k</math:annotation>
  </math:semantics>
</math:math>
</file>

<file path=Object 75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row>
          <math:msub>
            <math:mi>L</math:mi>
            <math:mi>i</math:mi>
          </math:msub>
          <math:mi>,</math:mi>
          <math:msup>
            <math:mi>L</math:mi>
            <math:mn>2</math:mn>
          </math:msup>
        </math:mrow>
      </math:mfenced>
      <math:mo math:stretchy="false">=</math:mo>
      <math:mn>0</math:mn>
    </math:mrow>
    <math:annotation math:encoding="StarMath 5.0">left [ L_i, L^2 right ] = 0</math:annotation>
  </math:semantics>
</math:math>
</file>

<file path=Object 76/content.xml><?xml version="1.0" encoding="utf-8"?>
<!DOCTYPE math  PUBLIC '-//OpenOffice.org//DTD Modified W3C MathML 1.01//EN'  'math.dtd'>
<math:math xmlns:math="http://www.w3.org/1998/Math/MathML">
  <math:semantics>
    <math:mrow>
      <math:mi>L</math:mi>
      <math:mi>,</math:mi>
      <math:mrow>
        <math:mi>S</math:mi>
        <math:mo math:stretchy="false">→</math:mo>
        <math:mi>J</math:mi>
      </math:mrow>
    </math:mrow>
    <math:annotation math:encoding="StarMath 5.0"> L,S toward J</math:annotation>
  </math:semantics>
</math:math>
</file>

<file path=Object 77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[" math:close="]">
          <math:mrow>
            <math:msub>
              <math:mi>J</math:mi>
              <math:mi>i</math:mi>
            </math:msub>
            <math:mi>,</math:mi>
            <math:msub>
              <math:mi>J</math:mi>
              <math:mi>j</math:mi>
            </math:msub>
          </math:mrow>
        </math:mfenced>
        <math:mo math:stretchy="false">=</math:mo>
        <math:mi>i</math:mi>
      </math:mrow>
      <math:mo math:stretchy="false">ℏ</math:mo>
      <math:msub>
        <math:mo math:stretchy="false">ε</math:mo>
        <math:mi math:fontstyle="italic">ijk</math:mi>
      </math:msub>
      <math:msub>
        <math:mi>J</math:mi>
        <math:mi>k</math:mi>
      </math:msub>
    </math:mrow>
    <math:annotation math:encoding="StarMath 5.0">left [ J_i, J_j right ] = i hbar %epsilon_ijk J_k</math:annotation>
  </math:semantics>
</math:math>
</file>

<file path=Object 78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row>
          <math:msub>
            <math:mi>J</math:mi>
            <math:mi>i</math:mi>
          </math:msub>
          <math:mi>,</math:mi>
          <math:msup>
            <math:mi>J</math:mi>
            <math:mn>2</math:mn>
          </math:msup>
        </math:mrow>
      </math:mfenced>
      <math:mo math:stretchy="false">=</math:mo>
      <math:mn>0</math:mn>
    </math:mrow>
    <math:annotation math:encoding="StarMath 5.0">left [ J_i, J^2 right ] = 0</math:annotation>
  </math:semantics>
</math:math>
</file>

<file path=Object 79/content.xml><?xml version="1.0" encoding="utf-8"?>
<!DOCTYPE math  PUBLIC '-//OpenOffice.org//DTD Modified W3C MathML 1.01//EN'  'math.dtd'>
<math:math xmlns:math="http://www.w3.org/1998/Math/MathML">
  <math:semantics>
    <math:mrow>
      <math:msup>
        <math:mi>J</math:mi>
        <math:mn>2</math:mn>
      </math:msup>
      <math:mrow>
        <math:mrow>
          <math:mrow>
            <math:mtext>|</math:mtext>
            <math:mtext>j, m</math:mtext>
          </math:mrow>
          <math:mo math:stretchy="true">〉</math:mo>
        </math:mrow>
        <math:mo math:stretchy="false">=</math:mo>
        <math:msup>
          <math:mo math:stretchy="false">ℏ</math:mo>
          <math:mn>2</math:mn>
        </math:msup>
      </math:mrow>
      <math:mi>j</math:mi>
      <math:mrow>
        <math:mo math:stretchy="false">(</math:mo>
        <math:mrow>
          <math:mi>j</math:mi>
          <math:mo math:stretchy="false">+</math:mo>
          <math:mn>1</math:mn>
        </math:mrow>
        <math:mo math:stretchy="false">)</math:mo>
      </math:mrow>
      <math:mrow>
        <math:mrow>
          <math:mtext>|</math:mtext>
          <math:mtext>j, m</math:mtext>
        </math:mrow>
        <math:mo math:stretchy="true">〉</math:mo>
      </math:mrow>
    </math:mrow>
    <math:annotation math:encoding="StarMath 5.0"> J^2 left none "|" "j, m" right rangle = hbar^2 j (j+1)  left none "|" "j, m" right rangle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∣" math:close="〉">
          <math:mrow>
            <math:msub>
              <math:mi>S</math:mi>
              <math:mi>x</math:mi>
            </math:msub>
            <math:mo math:stretchy="false">−</math:mo>
            <math:mtext/>
          </math:mrow>
        </math:mfenced>
        <math:mo math:stretchy="false">=</math:mo>
        <math:mfrac>
          <math:mn>1</math:mn>
          <math:msqrt>
            <math:mn>2</math:mn>
          </math:msqrt>
        </math:mfrac>
      </math:mrow>
      <math:mfenced math:open="" math:close="">
        <math:mtable>
          <math:mtr>
            <math:mtd>
              <math:mn>1</math:mn>
            </math:mtd>
          </math:mtr>
          <math:mtr>
            <math:mtd>
              <math:mrow>
                <math:mo math:stretchy="false">−</math:mo>
                <math:mn>1</math:mn>
              </math:mrow>
            </math:mtd>
          </math:mtr>
        </math:mtable>
      </math:mfenced>
    </math:mrow>
    <math:annotation math:encoding="StarMath 5.0">left lline S_x - "" right rangle = 1 over sqrt{2} left ( matrix {1##-1} right )</math:annotation>
  </math:semantics>
</math:math>
</file>

<file path=Object 80/content.xml><?xml version="1.0" encoding="utf-8"?>
<!DOCTYPE math  PUBLIC '-//OpenOffice.org//DTD Modified W3C MathML 1.01//EN'  'math.dtd'>
<math:math xmlns:math="http://www.w3.org/1998/Math/MathML">
  <math:semantics>
    <math:mrow>
      <math:msub>
        <math:mi>J</math:mi>
        <math:mi>z</math:mi>
      </math:msub>
      <math:mrow>
        <math:mrow>
          <math:mrow>
            <math:mtext>|</math:mtext>
            <math:mtext>j,m</math:mtext>
          </math:mrow>
          <math:mo math:stretchy="true">〉</math:mo>
        </math:mrow>
        <math:mo math:stretchy="false">=</math:mo>
        <math:mo math:stretchy="false">ℏ</math:mo>
      </math:mrow>
      <math:mi>m</math:mi>
      <math:mrow>
        <math:mrow>
          <math:mtext>|</math:mtext>
          <math:mtext>j,m</math:mtext>
        </math:mrow>
        <math:mo math:stretchy="true">〉</math:mo>
      </math:mrow>
    </math:mrow>
    <math:annotation math:encoding="StarMath 5.0">J_z left none "|" "j,m" right rangle = hbar m left none "|" "j,m" right rangle</math:annotation>
  </math:semantics>
</math:math>
</file>

<file path=Object 81/content.xml><?xml version="1.0" encoding="utf-8"?>
<!DOCTYPE math  PUBLIC '-//OpenOffice.org//DTD Modified W3C MathML 1.01//EN'  'math.dtd'>
<math:math xmlns:math="http://www.w3.org/1998/Math/MathML">
  <math:semantics>
    <math:mrow>
      <math:mrow>
        <math:mi>m</math:mi>
        <math:mo math:stretchy="false">=</math:mo>
        <math:mrow>
          <math:mo math:stretchy="false">{</math:mo>
          <math:mo math:stretchy="false">−</math:mo>
          <math:mi math:fontstyle="italic">j...j</math:mi>
        </math:mrow>
      </math:mrow>
      <math:mo math:stretchy="false">}</math:mo>
    </math:mrow>
    <math:annotation math:encoding="StarMath 5.0">m=\{-j...j\}</math:annotation>
  </math:semantics>
</math:math>
</file>

<file path=Object 8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J</math:mi>
          <math:mrow>
            <math:mtext/>
            <math:mo math:stretchy="false">±</math:mo>
            <math:mtext/>
          </math:mrow>
        </math:msub>
        <math:mo math:stretchy="false">=</math:mo>
        <math:mrow>
          <math:msub>
            <math:mi>J</math:mi>
            <math:mn>1</math:mn>
          </math:msub>
          <math:mo math:stretchy="false">±</math:mo>
          <math:mi>i</math:mi>
        </math:mrow>
      </math:mrow>
      <math:msub>
        <math:mi>J</math:mi>
        <math:mn>2</math:mn>
      </math:msub>
    </math:mrow>
    <math:annotation math:encoding="StarMath 5.0">J_{""+-""} =J_1 +- i J_2 </math:annotation>
  </math:semantics>
</math:math>
</file>

<file path=Object 83/content.xml><?xml version="1.0" encoding="utf-8"?>
<!DOCTYPE math  PUBLIC '-//OpenOffice.org//DTD Modified W3C MathML 1.01//EN'  'math.dtd'>
<math:math xmlns:math="http://www.w3.org/1998/Math/MathML">
  <math:semantics>
    <math:mrow>
      <math:msup>
        <math:msub>
          <math:mi>J</math:mi>
          <math:mtext>+</math:mtext>
        </math:msub>
        <math:mtext>+</math:mtext>
      </math:msup>
      <math:mo math:stretchy="false">=</math:mo>
      <math:msub>
        <math:mi>J</math:mi>
        <math:mtext>-</math:mtext>
      </math:msub>
    </math:mrow>
    <math:annotation math:encoding="StarMath 5.0">{J_"+"}^"+" = J_"-"</math:annotation>
  </math:semantics>
</math:math>
</file>

<file path=Object 84/content.xml><?xml version="1.0" encoding="utf-8"?>
<!DOCTYPE math  PUBLIC '-//OpenOffice.org//DTD Modified W3C MathML 1.01//EN'  'math.dtd'>
<math:math xmlns:math="http://www.w3.org/1998/Math/MathML">
  <math:semantics>
    <math:mrow>
      <math:msub>
        <math:mi>J</math:mi>
        <math:mtext>-</math:mtext>
      </math:msub>
      <math:mrow>
        <math:msub>
          <math:mi>J</math:mi>
          <math:mtext>+</math:mtext>
        </math:msub>
        <math:mo math:stretchy="false">=</math:mo>
        <math:msup>
          <math:mi>J</math:mi>
          <math:mn>2</math:mn>
        </math:msup>
      </math:mrow>
      <math:mi>–</math:mi>
      <math:msubsup>
        <math:mi>J</math:mi>
        <math:mn>3</math:mn>
        <math:mn>2</math:mn>
      </math:msubsup>
      <math:mi>–</math:mi>
      <math:mo math:stretchy="false">ℏ</math:mo>
      <math:msub>
        <math:mi>J</math:mi>
        <math:mn>3</math:mn>
      </math:msub>
    </math:mrow>
    <math:annotation math:encoding="StarMath 5.0">J_"-" J_"+" = J^2 – J_3^2 – hbar J_3</math:annotation>
  </math:semantics>
</math:math>
</file>

<file path=Object 85/content.xml><?xml version="1.0" encoding="utf-8"?>
<!DOCTYPE math  PUBLIC '-//OpenOffice.org//DTD Modified W3C MathML 1.01//EN'  'math.dtd'>
<math:math xmlns:math="http://www.w3.org/1998/Math/MathML">
  <math:semantics>
    <math:mrow>
      <math:msub>
        <math:mi>J</math:mi>
        <math:mtext>+</math:mtext>
      </math:msub>
      <math:mrow>
        <math:msub>
          <math:mi>J</math:mi>
          <math:mtext>-</math:mtext>
        </math:msub>
        <math:mo math:stretchy="false">=</math:mo>
        <math:msup>
          <math:mi>J</math:mi>
          <math:mn>2</math:mn>
        </math:msup>
      </math:mrow>
      <math:mi>–</math:mi>
      <math:mrow>
        <math:msubsup>
          <math:mi>J</math:mi>
          <math:mn>3</math:mn>
          <math:mn>2</math:mn>
        </math:msubsup>
        <math:mo math:stretchy="false">+</math:mo>
        <math:mo math:stretchy="false">ℏ</math:mo>
      </math:mrow>
      <math:msub>
        <math:mi>J</math:mi>
        <math:mn>3</math:mn>
      </math:msub>
    </math:mrow>
    <math:annotation math:encoding="StarMath 5.0">J_"+" J_"-" = J^2 – J_3^2 + hbar J_3</math:annotation>
  </math:semantics>
</math:math>
</file>

<file path=Object 86/content.xml><?xml version="1.0" encoding="utf-8"?>
<!DOCTYPE math  PUBLIC '-//OpenOffice.org//DTD Modified W3C MathML 1.01//EN'  'math.dtd'>
<math:math xmlns:math="http://www.w3.org/1998/Math/MathML">
  <math:semantics>
    <math:mrow>
      <math:msub>
        <math:mi>J</math:mi>
        <math:mrow>
          <math:mtext/>
          <math:mo math:stretchy="false">±</math:mo>
          <math:mtext/>
        </math:mrow>
      </math:msub>
      <math:mrow>
        <math:mrow>
          <math:mrow>
            <math:mtext>|</math:mtext>
            <math:mtext>j,m</math:mtext>
          </math:mrow>
          <math:mo math:stretchy="true">〉</math:mo>
        </math:mrow>
        <math:mo math:stretchy="false">=</math:mo>
        <math:mo math:stretchy="false">ℏ</math:mo>
      </math:mrow>
      <math:msqrt>
        <math:mrow>
          <math:mi>j</math:mi>
          <math:mrow>
            <math:mrow>
              <math:mo math:stretchy="false">(</math:mo>
              <math:mrow>
                <math:mi>j</math:mi>
                <math:mo math:stretchy="false">+</math:mo>
                <math:mn>1</math:mn>
              </math:mrow>
              <math:mo math:stretchy="false">)</math:mo>
            </math:mrow>
            <math:mo math:stretchy="false">−</math:mo>
            <math:mi>m</math:mi>
          </math:mrow>
          <math:mrow>
            <math:mo math:stretchy="false">(</math:mo>
            <math:mrow>
              <math:mi>m</math:mi>
              <math:mo math:stretchy="false">±</math:mo>
              <math:mn>1</math:mn>
            </math:mrow>
            <math:mo math:stretchy="false">)</math:mo>
          </math:mrow>
        </math:mrow>
      </math:msqrt>
      <math:mrow>
        <math:mrow>
          <math:mtext>|</math:mtext>
          <math:mrow>
            <math:mtext>j,m</math:mtext>
            <math:mo math:stretchy="false">±</math:mo>
            <math:mn>1</math:mn>
          </math:mrow>
        </math:mrow>
        <math:mo math:stretchy="true">〉</math:mo>
      </math:mrow>
    </math:mrow>
    <math:annotation math:encoding="StarMath 5.0">J_{""+-""} left none "|" "j,m" right rangle = hbar sqrt {j(j+1)- m(m+-1)} left none "|" "j,m" +- 1 right rangle </math:annotation>
  </math:semantics>
</math:math>
</file>

<file path=Object 8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ver math:accent="true">
            <math:mi>L</math:mi>
            <math:mo math:stretchy="false">→</math:mo>
          </math:mover>
          <math:mo math:stretchy="false">=</math:mo>
          <math:mrow>
            <math:mover math:accent="true">
              <math:mi>X</math:mi>
              <math:mo math:stretchy="false">→</math:mo>
            </math:mover>
            <math:mo math:stretchy="false">×</math:mo>
            <math:mover math:accent="true">
              <math:mi>P</math:mi>
              <math:mo math:stretchy="false">→</math:mo>
            </math:mover>
          </math:mrow>
        </math:mrow>
        <math:mo math:stretchy="false">=</math:mo>
        <math:mrow>
          <math:mo math:stretchy="false">−</math:mo>
          <math:mi>i</math:mi>
        </math:mrow>
      </math:mrow>
      <math:mo math:stretchy="false">ℏ</math:mo>
      <math:mrow>
        <math:mover math:accent="true">
          <math:mi>x</math:mi>
          <math:mo math:stretchy="false">→</math:mo>
        </math:mover>
        <math:mo math:stretchy="false">×</math:mo>
        <math:mover math:accent="true">
          <math:mo math:stretchy="false">∇</math:mo>
          <math:mo math:stretchy="false">→</math:mo>
        </math:mover>
      </math:mrow>
    </math:mrow>
    <math:annotation math:encoding="StarMath 5.0">vec L = vec X times vec P = - i hbar vec x times vec nabla</math:annotation>
  </math:semantics>
</math:math>
</file>

<file path=Object 88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L</math:mi>
          <math:mi>z</math:mi>
        </math:msub>
        <math:mo math:stretchy="false">=</math:mo>
        <math:mrow>
          <math:mo math:stretchy="false">−</math:mo>
          <math:mi>i</math:mi>
        </math:mrow>
      </math:mrow>
      <math:mo math:stretchy="false">ℏ</math:mo>
      <math:msub>
        <math:mo math:stretchy="false">∂</math:mo>
        <math:mo math:stretchy="false">ϕ</math:mo>
      </math:msub>
    </math:mrow>
    <math:annotation math:encoding="StarMath 5.0">L_z = -i hbar partial_%varphi</math:annotation>
  </math:semantics>
</math:math>
</file>

<file path=Object 8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L</math:mi>
          <math:mi>x</math:mi>
        </math:msub>
        <math:mo math:stretchy="false">=</math:mo>
        <math:mi>i</math:mi>
      </math:mrow>
      <math:mo math:stretchy="false">ℏ</math:mo>
      <math:mfenced math:open="" math:close="">
        <math:mrow>
          <math:mi>sin</math:mi>
          <math:mo math:stretchy="false">ϕ</math:mo>
          <math:mrow>
            <math:msub>
              <math:mo math:stretchy="false">∂</math:mo>
              <math:mo math:stretchy="false">θ</math:mo>
            </math:msub>
            <math:mo math:stretchy="false">+</math:mo>
            <math:mfrac>
              <math:mrow>
                <math:mi>cos</math:mi>
                <math:mo math:stretchy="false">ϕ</math:mo>
              </math:mrow>
              <math:mrow>
                <math:mi math:fontstyle="italic">tg</math:mi>
                <math:mo math:stretchy="false">θ</math:mo>
              </math:mrow>
            </math:mfrac>
          </math:mrow>
          <math:msub>
            <math:mo math:stretchy="false">∂</math:mo>
            <math:mo math:stretchy="false">ϕ</math:mo>
          </math:msub>
        </math:mrow>
      </math:mfenced>
    </math:mrow>
    <math:annotation math:encoding="StarMath 5.0">L_x = i hbar left ( sin %varphi partial_%theta + {cos %varphi }over {tg %theta} partial_%varphi right )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∣" math:close="〉">
          <math:mrow>
            <math:msub>
              <math:mi>S</math:mi>
              <math:mi>y</math:mi>
            </math:msub>
            <math:mo math:stretchy="false">+</math:mo>
            <math:mtext/>
          </math:mrow>
        </math:mfenced>
        <math:mo math:stretchy="false">=</math:mo>
        <math:mfrac>
          <math:mn>1</math:mn>
          <math:msqrt>
            <math:mn>2</math:mn>
          </math:msqrt>
        </math:mfrac>
      </math:mrow>
      <math:mfenced math:open="" math:close="">
        <math:mtable>
          <math:mtr>
            <math:mtd>
              <math:mn>1</math:mn>
            </math:mtd>
          </math:mtr>
          <math:mtr>
            <math:mtd>
              <math:mi>i</math:mi>
            </math:mtd>
          </math:mtr>
        </math:mtable>
      </math:mfenced>
    </math:mrow>
    <math:annotation math:encoding="StarMath 5.0">left lline S_y + "" right rangle = 1 over sqrt{2} left ( matrix {1##i} right )</math:annotation>
  </math:semantics>
</math:math>
</file>

<file path=Object 9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L</math:mi>
          <math:mi>y</math:mi>
        </math:msub>
        <math:mo math:stretchy="false">=</math:mo>
        <math:mi>i</math:mi>
      </math:mrow>
      <math:mo math:stretchy="false">ℏ</math:mo>
      <math:mfenced math:open="" math:close="">
        <math:mrow>
          <math:mrow>
            <math:mo math:stretchy="false">−</math:mo>
            <math:mi>cos</math:mi>
          </math:mrow>
          <math:mo math:stretchy="false">ϕ</math:mo>
          <math:mrow>
            <math:msub>
              <math:mo math:stretchy="false">∂</math:mo>
              <math:mo math:stretchy="false">θ</math:mo>
            </math:msub>
            <math:mo math:stretchy="false">+</math:mo>
            <math:mfrac>
              <math:mrow>
                <math:mi>sin</math:mi>
                <math:mo math:stretchy="false">ϕ</math:mo>
              </math:mrow>
              <math:mrow>
                <math:mi math:fontstyle="italic">tg</math:mi>
                <math:mo math:stretchy="false">θ</math:mo>
              </math:mrow>
            </math:mfrac>
          </math:mrow>
          <math:msub>
            <math:mo math:stretchy="false">∂</math:mo>
            <math:mo math:stretchy="false">ϕ</math:mo>
          </math:msub>
        </math:mrow>
      </math:mfenced>
    </math:mrow>
    <math:annotation math:encoding="StarMath 5.0">L_y = i hbar left ( -cos %varphi partial_%theta + {sin %varphi} over {tg %theta} partial_%varphi right )</math:annotation>
  </math:semantics>
</math:math>
</file>

<file path=Object 91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L</math:mi>
          <math:mn>2</math:mn>
        </math:msup>
        <math:mo math:stretchy="false">=</math:mo>
        <math:mrow>
          <math:mo math:stretchy="false">−</math:mo>
          <math:msup>
            <math:mo math:stretchy="false">ℏ</math:mo>
            <math:mn>2</math:mn>
          </math:msup>
        </math:mrow>
      </math:mrow>
      <math:mfenced math:open="[" math:close="]">
        <math:mrow>
          <math:mfrac>
            <math:mn>1</math:mn>
            <math:mrow>
              <math:mi>sin</math:mi>
              <math:mo math:stretchy="false">θ</math:mo>
            </math:mrow>
          </math:mfrac>
          <math:msub>
            <math:mo math:stretchy="false">∂</math:mo>
            <math:mo math:stretchy="false">θ</math:mo>
          </math:msub>
          <math:mrow>
            <math:mfenced math:open="" math:close="">
              <math:mrow>
                <math:mi>sin</math:mi>
                <math:mo math:stretchy="false">θ</math:mo>
                <math:msub>
                  <math:mo math:stretchy="false">∂</math:mo>
                  <math:mo math:stretchy="false">θ</math:mo>
                </math:msub>
              </math:mrow>
            </math:mfenced>
            <math:mo math:stretchy="false">+</math:mo>
            <math:mfrac>
              <math:mn>1</math:mn>
              <math:mrow>
                <math:msup>
                  <math:mi>sin</math:mi>
                  <math:mn>2</math:mn>
                </math:msup>
                <math:mo math:stretchy="false">θ</math:mo>
              </math:mrow>
            </math:mfrac>
          </math:mrow>
          <math:mfrac>
            <math:msup>
              <math:mo math:stretchy="false">∂</math:mo>
              <math:mn>2</math:mn>
            </math:msup>
            <math:mrow>
              <math:mo math:stretchy="false">∂</math:mo>
              <math:msup>
                <math:mo math:stretchy="false">ϕ</math:mo>
                <math:mn>2</math:mn>
              </math:msup>
            </math:mrow>
          </math:mfrac>
        </math:mrow>
      </math:mfenced>
    </math:mrow>
    <math:annotation math:encoding="StarMath 5.0">L^2 = - hbar^2 left [ 1 over {sin %theta} partial_%theta left ( sin %theta partial_%theta right ) + 1 over {sin^2 %theta} partial^2 over {partial %varphi^2}right ]</math:annotation>
  </math:semantics>
</math:math>
</file>

<file path=Object 9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L</math:mi>
            <math:mi>z</math:mi>
          </math:msub>
          <math:mo math:stretchy="false">φ</math:mo>
          <math:mrow>
            <math:mrow>
              <math:mo math:stretchy="false">(</math:mo>
              <math:mo math:stretchy="false">ϕ</math:mo>
              <math:mo math:stretchy="false">)</math:mo>
            </math:mrow>
            <math:mo math:stretchy="false">=</math:mo>
            <math:mo math:stretchy="false">ℏ</math:mo>
          </math:mrow>
          <math:mi>m</math:mi>
          <math:mo math:stretchy="false">φ</math:mo>
          <math:mrow>
            <math:mo math:stretchy="false">(</math:mo>
            <math:mo math:stretchy="false">ϕ</math:mo>
            <math:mo math:stretchy="false">)</math:mo>
          </math:mrow>
        </math:mrow>
      </math:mtr>
      <math:mtr>
        <math:mrow>
          <math:mo math:stretchy="false">φ</math:mo>
          <math:mrow>
            <math:mrow>
              <math:mo math:stretchy="false">(</math:mo>
              <math:mo math:stretchy="false">ϕ</math:mo>
              <math:mo math:stretchy="false">)</math:mo>
            </math:mrow>
            <math:mo math:stretchy="false">=</math:mo>
            <math:mfrac>
              <math:mn>1</math:mn>
              <math:msqrt>
                <math:mrow>
                  <math:mn>2</math:mn>
                  <math:mo math:stretchy="false">π</math:mo>
                </math:mrow>
              </math:msqrt>
            </math:mfrac>
          </math:mrow>
          <math:msup>
            <math:mi>e</math:mi>
            <math:mrow>
              <math:mi>i</math:mi>
              <math:mi>m</math:mi>
              <math:mo math:stretchy="false">ϕ</math:mo>
            </math:mrow>
          </math:msup>
        </math:mrow>
      </math:mtr>
    </math:mtable>
    <math:annotation math:encoding="StarMath 5.0">L_z %phi (%varphi) = hbar m %phi (%varphi) newline
%phi(%varphi) = 1 over {sqrt {2%pi}} e^{i m %varphi}</math:annotation>
  </math:semantics>
</math:math>
</file>

<file path=Object 93/content.xml><?xml version="1.0" encoding="utf-8"?>
<!DOCTYPE math  PUBLIC '-//OpenOffice.org//DTD Modified W3C MathML 1.01//EN'  'math.dtd'>
<math:math xmlns:math="http://www.w3.org/1998/Math/MathML">
  <math:semantics>
    <math:mrow>
      <math:msup>
        <math:mi>L</math:mi>
        <math:mn>2</math:mn>
      </math:msup>
      <math:msub>
        <math:mi>Y</math:mi>
        <math:mrow>
          <math:mi>l</math:mi>
          <math:mi>,</math:mi>
          <math:mi>m</math:mi>
        </math:mrow>
      </math:msub>
      <math:mrow>
        <math:mrow>
          <math:mo math:stretchy="false">(</math:mo>
          <math:mrow>
            <math:mo math:stretchy="false">θ</math:mo>
            <math:mi>,</math:mi>
            <math:mo math:stretchy="false">ϕ</math:mo>
          </math:mrow>
          <math:mo math:stretchy="false">)</math:mo>
        </math:mrow>
        <math:mo math:stretchy="false">=</math:mo>
        <math:msup>
          <math:mo math:stretchy="false">ℏ</math:mo>
          <math:mn>2</math:mn>
        </math:msup>
      </math:mrow>
      <math:mi>l</math:mi>
      <math:mrow>
        <math:mo math:stretchy="false">(</math:mo>
        <math:mrow>
          <math:mi>l</math:mi>
          <math:mo math:stretchy="false">+</math:mo>
          <math:mn>1</math:mn>
        </math:mrow>
        <math:mo math:stretchy="false">)</math:mo>
      </math:mrow>
      <math:msub>
        <math:mi>Y</math:mi>
        <math:mrow>
          <math:mi>l</math:mi>
          <math:mi>,</math:mi>
          <math:mi>m</math:mi>
        </math:mrow>
      </math:msub>
      <math:mrow>
        <math:mo math:stretchy="false">(</math:mo>
        <math:mrow>
          <math:mo math:stretchy="false">θ</math:mo>
          <math:mi>,</math:mi>
          <math:mo math:stretchy="false">ϕ</math:mo>
        </math:mrow>
        <math:mo math:stretchy="false">)</math:mo>
      </math:mrow>
    </math:mrow>
    <math:annotation math:encoding="StarMath 5.0">L^2 Y_{l,m} (%theta,%varphi) = hbar^2 l (l+1) Y_{l,m} (%theta,%varphi)</math:annotation>
  </math:semantics>
</math:math>
</file>

<file path=Object 94/content.xml><?xml version="1.0" encoding="utf-8"?>
<!DOCTYPE math  PUBLIC '-//OpenOffice.org//DTD Modified W3C MathML 1.01//EN'  'math.dtd'>
<math:math xmlns:math="http://www.w3.org/1998/Math/MathML">
  <math:semantics>
    <math:mrow>
      <math:mfenced math:open="〈" math:close="〉">
        <math:msup>
          <math:mi>J</math:mi>
          <math:mn>2</math:mn>
        </math:msup>
      </math:mfenced>
      <math:mo math:stretchy="false">=</math:mo>
      <math:mrow>
        <math:mrow>
          <math:mfenced math:open="〈" math:close="〉">
            <math:msup>
              <math:mi>L</math:mi>
              <math:mn>2</math:mn>
            </math:msup>
          </math:mfenced>
          <math:mo math:stretchy="false">+</math:mo>
          <math:mfenced math:open="〈" math:close="〉">
            <math:msup>
              <math:mi>S</math:mi>
              <math:mn>2</math:mn>
            </math:msup>
          </math:mfenced>
        </math:mrow>
        <math:mo math:stretchy="false">+</math:mo>
        <math:mrow>
          <math:mn>2</math:mn>
          <math:mo math:stretchy="false">⋅</math:mo>
          <math:mfenced math:open="〈" math:close="〉">
            <math:mrow>
              <math:mover math:accent="true">
                <math:mi>L</math:mi>
                <math:mo math:stretchy="false">→</math:mo>
              </math:mover>
              <math:mo math:stretchy="false">⋅</math:mo>
              <math:mover math:accent="true">
                <math:mi>S</math:mi>
                <math:mo math:stretchy="false">→</math:mo>
              </math:mover>
            </math:mrow>
          </math:mfenced>
        </math:mrow>
      </math:mrow>
    </math:mrow>
    <math:annotation math:encoding="StarMath 5.0">left langle J^2 right rangle = left langle L^2 right rangle +left langle S^2 right rangle  +2 cdot left langle vec L cdot vec S right rangle </math:annotation>
  </math:semantics>
</math:math>
</file>

<file path=Object 95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J</math:mi>
        <math:mo math:stretchy="false">→</math:mo>
      </math:mover>
      <math:mo math:stretchy="false">=</math:mo>
      <math:mrow>
        <math:mover math:accent="true">
          <math:mi>L</math:mi>
          <math:mo math:stretchy="false">→</math:mo>
        </math:mover>
        <math:mo math:stretchy="false">+</math:mo>
        <math:mover math:accent="true">
          <math:mi>S</math:mi>
          <math:mo math:stretchy="false">→</math:mo>
        </math:mover>
      </math:mrow>
    </math:mrow>
    <math:annotation math:encoding="StarMath 5.0">vec J=vec L + vec S</math:annotation>
  </math:semantics>
</math:math>
</file>

<file path=Object 96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L</math:mi>
        <math:mo math:stretchy="false">→</math:mo>
      </math:mover>
      <math:mrow>
        <math:mover math:accent="true">
          <math:mi>S</math:mi>
          <math:mo math:stretchy="false">→</math:mo>
        </math:mover>
        <math:mo math:stretchy="false">=</math:mo>
        <math:msub>
          <math:mi>L</math:mi>
          <math:mi>z</math:mi>
        </math:msub>
      </math:mrow>
      <math:mrow>
        <math:msub>
          <math:mi>S</math:mi>
          <math:mi>z</math:mi>
        </math:msub>
        <math:mo math:stretchy="false">+</math:mo>
        <math:mfrac>
          <math:mn>1</math:mn>
          <math:mn>2</math:mn>
        </math:mfrac>
      </math:mrow>
      <math:mfenced math:open="" math:close="">
        <math:mrow>
          <math:msub>
            <math:mi>L</math:mi>
            <math:mtext>+</math:mtext>
          </math:msub>
          <math:mrow>
            <math:msub>
              <math:mi>S</math:mi>
              <math:mtext>-</math:mtext>
            </math:msub>
            <math:mo math:stretchy="false">+</math:mo>
            <math:msub>
              <math:mi>L</math:mi>
              <math:mtext>-</math:mtext>
            </math:msub>
          </math:mrow>
          <math:msub>
            <math:mi>S</math:mi>
            <math:mtext>+</math:mtext>
          </math:msub>
        </math:mrow>
      </math:mfenced>
    </math:mrow>
    <math:annotation math:encoding="StarMath 5.0">vec L vec S = L_z S_z + 1 over 2 left ( L_"+" S_"-" + L_"-" S_"+" right )</math:annotation>
  </math:semantics>
</math:math>
</file>

<file path=Object 9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text>|</math:mtext>
            <math:mover math:accent="true">
              <math:mi>x</math:mi>
              <math:mo math:stretchy="false">→</math:mo>
            </math:mover>
          </math:mrow>
          <math:mo math:stretchy="true">〉</math:mo>
        </math:mrow>
        <math:mo math:stretchy="false">⊗</math:mo>
        <math:mrow>
          <math:mrow>
            <math:mtext>|</math:mtext>
            <math:mi>j</math:mi>
            <math:mi>,</math:mi>
            <math:mi>m</math:mi>
          </math:mrow>
          <math:mo math:stretchy="true">〉</math:mo>
        </math:mrow>
      </math:mrow>
      <math:mo math:stretchy="false">=</math:mo>
      <math:mrow>
        <math:mrow>
          <math:mtext>|</math:mtext>
          <math:mover math:accent="true">
            <math:mi>x</math:mi>
            <math:mo math:stretchy="false">→</math:mo>
          </math:mover>
          <math:mi>,</math:mi>
          <math:mi>m</math:mi>
        </math:mrow>
        <math:mo math:stretchy="true">〉</math:mo>
      </math:mrow>
    </math:mrow>
    <math:annotation math:encoding="StarMath 5.0">left none "|" vec x right rangle  otimes left none "|" j,m right rangle =left none "|" vec x , m right rangle </math:annotation>
  </math:semantics>
</math:math>
</file>

<file path=Object 98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ψ</math:mo>
        <math:mi>m</math:mi>
      </math:msub>
      <math:mrow>
        <math:mrow>
          <math:mo math:stretchy="false">(</math:mo>
          <math:mover math:accent="true">
            <math:mi>x</math:mi>
            <math:mo math:stretchy="false">→</math:mo>
          </math:mover>
          <math:mo math:stretchy="false">)</math:mo>
        </math:mrow>
        <math:mo math:stretchy="false">=</math:mo>
        <math:mfenced math:open="〈" math:close="〉">
          <math:mrow>
            <math:mover math:accent="true">
              <math:mi>x</math:mi>
              <math:mo math:stretchy="false">→</math:mo>
            </math:mover>
            <math:mi>,</math:mi>
            <math:mi>m</math:mi>
            <math:mtext>|</math:mtext>
            <math:mo math:stretchy="false">ψ</math:mo>
          </math:mrow>
        </math:mfenced>
      </math:mrow>
    </math:mrow>
    <math:annotation math:encoding="StarMath 5.0">%psi_m (vec x) = left langle vec x, m "|" %psi right rangle</math:annotation>
  </math:semantics>
</math:math>
</file>

<file path=Object 9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text>|</math:mtext>
            <math:mo math:stretchy="false">ψ</math:mo>
            <math:mi>'</math:mi>
          </math:mrow>
          <math:mo math:stretchy="true">〉</math:mo>
        </math:mrow>
        <math:mo math:stretchy="false">=</math:mo>
        <math:mi>U</math:mi>
      </math:mrow>
      <math:mrow>
        <math:mo math:stretchy="false">(</math:mo>
        <math:mi>R</math:mi>
        <math:mo math:stretchy="false">)</math:mo>
      </math:mrow>
      <math:mrow>
        <math:mrow>
          <math:mtext>|</math:mtext>
          <math:mo math:stretchy="false">ψ</math:mo>
        </math:mrow>
        <math:mo math:stretchy="true">〉</math:mo>
      </math:mrow>
    </math:mrow>
    <math:annotation math:encoding="StarMath 5.0">left none "|" %psi ' right rangle = U(R) left none "|" %psi right rangle</math:annotation>
  </math:semantics>
</math:math>
</file>